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35.957cm" svg:height="18.72cm" svg:x="25.918cm" svg:y="2.186cm">
            <draw:object draw:notify-on-update-of-ranges="Sheet1.A3:Sheet1.A60 Sheet1.B1:Sheet1.B1 Sheet1.B3:Sheet1.B60 Sheet1.C1:Sheet1.C1 Sheet1.C3:Sheet1.C6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8.061cm" svg:height="16.564cm" svg:x="26.58cm" svg:y="21.977cm">
            <draw:object draw:notify-on-update-of-ranges="Sheet1.H2:Sheet1.H182 Sheet1.I1:Sheet1.I1 Sheet1.I2:Sheet1.I182 Sheet1.J1:Sheet1.J1 Sheet1.J2:Sheet1.J1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ngal of attack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drag</text:p>
          </table:table-cell>
          <table:table-cell table:number-columns-repeated="4"/>
          <table:table-cell office:value-type="string" calcext:value-type="string">
            <text:p>Angal of attack</text:p>
          </table:table-cell>
          <table:table-cell table:style-name="ce1" office:value-type="string" calcext:value-type="string">
            <text:p>lift</text:p>
          </table:table-cell>
          <table:table-cell table:style-name="ce1" office:value-type="string" calcext:value-type="string">
            <text:p>drag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.0067" calcext:value-type="float">
            <text:p>0.0067</text:p>
          </table:table-cell>
          <table:table-cell/>
          <table:table-cell office:value-type="float" office:value="0" calcext:value-type="float">
            <text:p>0</text:p>
          </table:table-cell>
          <table:table-cell table:formula="of:=VLOOKUP([.E2];[.$A$2:.$C$60];2; )" office:value-type="float" office:value="0" calcext:value-type="float">
            <text:p>0</text:p>
          </table:table-cell>
          <table:table-cell table:formula="of:=VLOOKUP([.E2];[.$A$2:.$C$60];3; )" office:value-type="float" office:value="0.0067" calcext:value-type="float">
            <text:p>0.0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  <table:table-cell table:formula="of:= &quot;wing_CD_lookup.append((&quot; &amp; [.H2]&amp; &quot;,&quot; &amp; [.I2]&amp; &quot;,&quot; &amp; [.J2]&amp; &quot;))&quot;" office:value-type="string" office:string-value="wing_CD_lookup.append((0,0,0.0067))" calcext:value-type="string">
            <text:p>wing_CD_lookup.append((0,0,0.0067)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00</text:p>
          </table:table-cell>
          <table:table-cell office:value-type="float" office:value="0.0068" calcext:value-type="float">
            <text:p>0.0068</text:p>
          </table:table-cell>
          <table:table-cell/>
          <table:table-cell table:formula="of:=[.E2]+1" office:value-type="float" office:value="1" calcext:value-type="float">
            <text:p>1</text:p>
          </table:table-cell>
          <table:table-cell table:formula="of:=VLOOKUP([.E3];[.$A$2:.$C$60];2; )" office:value-type="float" office:value="0.11" calcext:value-type="float">
            <text:p>0.11</text:p>
          </table:table-cell>
          <table:table-cell table:formula="of:=VLOOKUP([.E3];[.$A$2:.$C$60];3; )" office:value-type="float" office:value="0.0068" calcext:value-type="float">
            <text:p>0.0068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068" calcext:value-type="float">
            <text:p>0.0068</text:p>
          </table:table-cell>
          <table:table-cell table:formula="of:= &quot;wing_CD_lookup.append((&quot; &amp; [.H3]&amp; &quot;,&quot; &amp; [.I3]&amp; &quot;,&quot; &amp; [.J3]&amp; &quot;))&quot;" office:value-type="string" office:string-value="wing_CD_lookup.append((1,0.11,0.0068))" calcext:value-type="string">
            <text:p>wing_CD_lookup.append((1,0.11,0.0068)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00</text:p>
          </table:table-cell>
          <table:table-cell office:value-type="float" office:value="0.007" calcext:value-type="float">
            <text:p>0.0070</text:p>
          </table:table-cell>
          <table:table-cell/>
          <table:table-cell table:formula="of:=[.E3]+1" office:value-type="float" office:value="2" calcext:value-type="float">
            <text:p>2</text:p>
          </table:table-cell>
          <table:table-cell table:formula="of:=VLOOKUP([.E4];[.$A$2:.$C$60];2; )" office:value-type="float" office:value="0.22" calcext:value-type="float">
            <text:p>0.22</text:p>
          </table:table-cell>
          <table:table-cell table:formula="of:=VLOOKUP([.E4];[.$A$2:.$C$60];3; )"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007" calcext:value-type="float">
            <text:p>0.007</text:p>
          </table:table-cell>
          <table:table-cell table:formula="of:= &quot;wing_CD_lookup.append((&quot; &amp; [.H4]&amp; &quot;,&quot; &amp; [.I4]&amp; &quot;,&quot; &amp; [.J4]&amp; &quot;))&quot;" office:value-type="string" office:string-value="wing_CD_lookup.append((2,0.22,0.007))" calcext:value-type="string">
            <text:p>wing_CD_lookup.append((2,0.22,0.007)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00</text:p>
          </table:table-cell>
          <table:table-cell office:value-type="float" office:value="0.0075" calcext:value-type="float">
            <text:p>0.0075</text:p>
          </table:table-cell>
          <table:table-cell/>
          <table:table-cell table:formula="of:=[.E4]+1" office:value-type="float" office:value="3" calcext:value-type="float">
            <text:p>3</text:p>
          </table:table-cell>
          <table:table-cell table:formula="of:=VLOOKUP([.E5];[.$A$2:.$C$60];2; )" office:value-type="float" office:value="0.33" calcext:value-type="float">
            <text:p>0.33</text:p>
          </table:table-cell>
          <table:table-cell table:formula="of:=VLOOKUP([.E5];[.$A$2:.$C$60];3; )" office:value-type="float" office:value="0.0075" calcext:value-type="float">
            <text:p>0.0075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0075" calcext:value-type="float">
            <text:p>0.0075</text:p>
          </table:table-cell>
          <table:table-cell table:formula="of:= &quot;wing_CD_lookup.append((&quot; &amp; [.H5]&amp; &quot;,&quot; &amp; [.I5]&amp; &quot;,&quot; &amp; [.J5]&amp; &quot;))&quot;" office:value-type="string" office:string-value="wing_CD_lookup.append((3,0.33,0.0075))" calcext:value-type="string">
            <text:p>wing_CD_lookup.append((3,0.33,0.0075)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00</text:p>
          </table:table-cell>
          <table:table-cell office:value-type="float" office:value="0.0083" calcext:value-type="float">
            <text:p>0.0083</text:p>
          </table:table-cell>
          <table:table-cell/>
          <table:table-cell table:formula="of:=[.E5]+1" office:value-type="float" office:value="4" calcext:value-type="float">
            <text:p>4</text:p>
          </table:table-cell>
          <table:table-cell table:formula="of:=VLOOKUP([.E6];[.$A$2:.$C$60];2; )" office:value-type="float" office:value="0.44" calcext:value-type="float">
            <text:p>0.44</text:p>
          </table:table-cell>
          <table:table-cell table:formula="of:=VLOOKUP([.E6];[.$A$2:.$C$60];3; )" office:value-type="float" office:value="0.0083" calcext:value-type="float">
            <text:p>0.0083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0083" calcext:value-type="float">
            <text:p>0.0083</text:p>
          </table:table-cell>
          <table:table-cell table:formula="of:= &quot;wing_CD_lookup.append((&quot; &amp; [.H6]&amp; &quot;,&quot; &amp; [.I6]&amp; &quot;,&quot; &amp; [.J6]&amp; &quot;))&quot;" office:value-type="string" office:string-value="wing_CD_lookup.append((4,0.44,0.0083))" calcext:value-type="string">
            <text:p>wing_CD_lookup.append((4,0.44,0.0083)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00</text:p>
          </table:table-cell>
          <table:table-cell office:value-type="float" office:value="0.0097" calcext:value-type="float">
            <text:p>0.0097</text:p>
          </table:table-cell>
          <table:table-cell/>
          <table:table-cell table:formula="of:=[.E6]+1" office:value-type="float" office:value="5" calcext:value-type="float">
            <text:p>5</text:p>
          </table:table-cell>
          <table:table-cell table:formula="of:=VLOOKUP([.E7];[.$A$2:.$C$60];2; )" office:value-type="float" office:value="0.55" calcext:value-type="float">
            <text:p>0.55</text:p>
          </table:table-cell>
          <table:table-cell table:formula="of:=VLOOKUP([.E7];[.$A$2:.$C$60];3; )" office:value-type="float" office:value="0.0097" calcext:value-type="float">
            <text:p>0.0097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097" calcext:value-type="float">
            <text:p>0.0097</text:p>
          </table:table-cell>
          <table:table-cell table:formula="of:= &quot;wing_CD_lookup.append((&quot; &amp; [.H7]&amp; &quot;,&quot; &amp; [.I7]&amp; &quot;,&quot; &amp; [.J7]&amp; &quot;))&quot;" office:value-type="string" office:string-value="wing_CD_lookup.append((5,0.55,0.0097))" calcext:value-type="string">
            <text:p>wing_CD_lookup.append((5,0.55,0.0097)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00</text:p>
          </table:table-cell>
          <table:table-cell office:value-type="float" office:value="0.0108" calcext:value-type="float">
            <text:p>0.0108</text:p>
          </table:table-cell>
          <table:table-cell/>
          <table:table-cell table:formula="of:=[.E7]+1" office:value-type="float" office:value="6" calcext:value-type="float">
            <text:p>6</text:p>
          </table:table-cell>
          <table:table-cell table:formula="of:=VLOOKUP([.E8];[.$A$2:.$C$60];2; )" office:value-type="float" office:value="0.66" calcext:value-type="float">
            <text:p>0.66</text:p>
          </table:table-cell>
          <table:table-cell table:formula="of:=VLOOKUP([.E8];[.$A$2:.$C$60];3; )" office:value-type="float" office:value="0.0108" calcext:value-type="float">
            <text:p>0.0108</text:p>
          </table:table-cell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office:value-type="float" office:value="0.0108" calcext:value-type="float">
            <text:p>0.0108</text:p>
          </table:table-cell>
          <table:table-cell table:formula="of:= &quot;wing_CD_lookup.append((&quot; &amp; [.H8]&amp; &quot;,&quot; &amp; [.I8]&amp; &quot;,&quot; &amp; [.J8]&amp; &quot;))&quot;" office:value-type="string" office:string-value="wing_CD_lookup.append((6,0.66,0.0108))" calcext:value-type="string">
            <text:p>wing_CD_lookup.append((6,0.66,0.0108)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00</text:p>
          </table:table-cell>
          <table:table-cell office:value-type="float" office:value="0.0118" calcext:value-type="float">
            <text:p>0.0118</text:p>
          </table:table-cell>
          <table:table-cell/>
          <table:table-cell table:formula="of:=[.E8]+1" office:value-type="float" office:value="7" calcext:value-type="float">
            <text:p>7</text:p>
          </table:table-cell>
          <table:table-cell table:formula="of:=VLOOKUP([.E9];[.$A$2:.$C$60];2; )" office:value-type="float" office:value="0.77" calcext:value-type="float">
            <text:p>0.77</text:p>
          </table:table-cell>
          <table:table-cell table:formula="of:=VLOOKUP([.E9];[.$A$2:.$C$60];3; )" office:value-type="float" office:value="0.0118" calcext:value-type="float">
            <text:p>0.0118</text:p>
          </table:table-cell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118" calcext:value-type="float">
            <text:p>0.0118</text:p>
          </table:table-cell>
          <table:table-cell table:formula="of:= &quot;wing_CD_lookup.append((&quot; &amp; [.H9]&amp; &quot;,&quot; &amp; [.I9]&amp; &quot;,&quot; &amp; [.J9]&amp; &quot;))&quot;" office:value-type="string" office:string-value="wing_CD_lookup.append((7,0.77,0.0118))" calcext:value-type="string">
            <text:p>wing_CD_lookup.append((7,0.77,0.0118)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00</text:p>
          </table:table-cell>
          <table:table-cell office:value-type="float" office:value="0.0128" calcext:value-type="float">
            <text:p>0.0128</text:p>
          </table:table-cell>
          <table:table-cell/>
          <table:table-cell table:formula="of:=[.E9]+1" office:value-type="float" office:value="8" calcext:value-type="float">
            <text:p>8</text:p>
          </table:table-cell>
          <table:table-cell table:formula="of:=VLOOKUP([.E10];[.$A$2:.$C$60];2; )" office:value-type="float" office:value="0.88" calcext:value-type="float">
            <text:p>0.88</text:p>
          </table:table-cell>
          <table:table-cell table:formula="of:=VLOOKUP([.E10];[.$A$2:.$C$60];3; )" office:value-type="float" office:value="0.0128" calcext:value-type="float">
            <text:p>0.0128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0128" calcext:value-type="float">
            <text:p>0.0128</text:p>
          </table:table-cell>
          <table:table-cell table:formula="of:= &quot;wing_CD_lookup.append((&quot; &amp; [.H10]&amp; &quot;,&quot; &amp; [.I10]&amp; &quot;,&quot; &amp; [.J10]&amp; &quot;))&quot;" office:value-type="string" office:string-value="wing_CD_lookup.append((8,0.88,0.0128))" calcext:value-type="string">
            <text:p>wing_CD_lookup.append((8,0.88,0.0128)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0144" calcext:value-type="float">
            <text:p>0.0144</text:p>
          </table:table-cell>
          <table:table-cell/>
          <table:table-cell table:formula="of:=[.E10]+1" office:value-type="float" office:value="9" calcext:value-type="float">
            <text:p>9</text:p>
          </table:table-cell>
          <table:table-cell table:formula="of:=VLOOKUP([.E11];[.$A$2:.$C$60];2; )" office:value-type="float" office:value="0.9598" calcext:value-type="float">
            <text:p>0.9598</text:p>
          </table:table-cell>
          <table:table-cell table:formula="of:=VLOOKUP([.E11];[.$A$2:.$C$60];3; )" office:value-type="float" office:value="0.0144" calcext:value-type="float">
            <text:p>0.0144</text:p>
          </table:table-cell>
          <table:table-cell office:value-type="float" office:value="9" calcext:value-type="float">
            <text:p>9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0144" calcext:value-type="float">
            <text:p>0.0144</text:p>
          </table:table-cell>
          <table:table-cell table:formula="of:= &quot;wing_CD_lookup.append((&quot; &amp; [.H11]&amp; &quot;,&quot; &amp; [.I11]&amp; &quot;,&quot; &amp; [.J11]&amp; &quot;))&quot;" office:value-type="string" office:string-value="wing_CD_lookup.append((9,0.9598,0.0144))" calcext:value-type="string">
            <text:p>wing_CD_lookup.append((9,0.9598,0.0144)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0159" calcext:value-type="float">
            <text:p>0.0159</text:p>
          </table:table-cell>
          <table:table-cell/>
          <table:table-cell table:formula="of:=[.E11]+1" office:value-type="float" office:value="10" calcext:value-type="float">
            <text:p>10</text:p>
          </table:table-cell>
          <table:table-cell table:formula="of:=VLOOKUP([.E12];[.$A$2:.$C$60];2; )" office:value-type="float" office:value="1.0343" calcext:value-type="float">
            <text:p>1.0343</text:p>
          </table:table-cell>
          <table:table-cell table:formula="of:=VLOOKUP([.E12];[.$A$2:.$C$60];3; )" office:value-type="float" office:value="0.0159" calcext:value-type="float">
            <text:p>0.0159</text:p>
          </table:table-cell>
          <table:table-cell office:value-type="float" office:value="10" calcext:value-type="float">
            <text:p>10</text:p>
          </table:table-cell>
          <table:table-cell office:value-type="float" office:value="1.0343" calcext:value-type="float">
            <text:p>1.0343</text:p>
          </table:table-cell>
          <table:table-cell office:value-type="float" office:value="0.0159" calcext:value-type="float">
            <text:p>0.0159</text:p>
          </table:table-cell>
          <table:table-cell table:formula="of:= &quot;wing_CD_lookup.append((&quot; &amp; [.H12]&amp; &quot;,&quot; &amp; [.I12]&amp; &quot;,&quot; &amp; [.J12]&amp; &quot;))&quot;" office:value-type="string" office:string-value="wing_CD_lookup.append((10,1.0343,0.0159))" calcext:value-type="string">
            <text:p>wing_CD_lookup.append((10,1.0343,0.0159))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0175" calcext:value-type="float">
            <text:p>0.0175</text:p>
          </table:table-cell>
          <table:table-cell/>
          <table:table-cell table:formula="of:=[.E12]+1" office:value-type="float" office:value="11" calcext:value-type="float">
            <text:p>11</text:p>
          </table:table-cell>
          <table:table-cell table:formula="of:=VLOOKUP([.E13];[.$A$2:.$C$60];2; )" office:value-type="float" office:value="1.0749" calcext:value-type="float">
            <text:p>1.0749</text:p>
          </table:table-cell>
          <table:table-cell table:formula="of:=VLOOKUP([.E13];[.$A$2:.$C$60];3; )" office:value-type="float" office:value="0.0175" calcext:value-type="float">
            <text:p>0.0175</text:p>
          </table:table-cell>
          <table:table-cell office:value-type="float" office:value="11" calcext:value-type="float">
            <text:p>11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0175" calcext:value-type="float">
            <text:p>0.0175</text:p>
          </table:table-cell>
          <table:table-cell table:formula="of:= &quot;wing_CD_lookup.append((&quot; &amp; [.H13]&amp; &quot;,&quot; &amp; [.I13]&amp; &quot;,&quot; &amp; [.J13]&amp; &quot;))&quot;" office:value-type="string" office:string-value="wing_CD_lookup.append((11,1.0749,0.0175))" calcext:value-type="string">
            <text:p>wing_CD_lookup.append((11,1.0749,0.0175)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.039" calcext:value-type="float">
            <text:p>1.0390</text:p>
          </table:table-cell>
          <table:table-cell office:value-type="float" office:value="0.0195" calcext:value-type="float">
            <text:p>0.0195</text:p>
          </table:table-cell>
          <table:table-cell/>
          <table:table-cell table:formula="of:=[.E13]+1" office:value-type="float" office:value="12" calcext:value-type="float">
            <text:p>12</text:p>
          </table:table-cell>
          <table:table-cell table:formula="of:=VLOOKUP([.E14];[.$A$2:.$C$60];2; )" office:value-type="float" office:value="1.039" calcext:value-type="float">
            <text:p>1.039</text:p>
          </table:table-cell>
          <table:table-cell table:formula="of:=VLOOKUP([.E14];[.$A$2:.$C$60];3; )" office:value-type="float" office:value="0.0195" calcext:value-type="float">
            <text:p>0.0195</text:p>
          </table:table-cell>
          <table:table-cell office:value-type="float" office:value="12" calcext:value-type="float">
            <text:p>12</text:p>
          </table:table-cell>
          <table:table-cell office:value-type="float" office:value="1.039" calcext:value-type="float">
            <text:p>1.039</text:p>
          </table:table-cell>
          <table:table-cell office:value-type="float" office:value="0.0195" calcext:value-type="float">
            <text:p>0.0195</text:p>
          </table:table-cell>
          <table:table-cell table:formula="of:= &quot;wing_CD_lookup.append((&quot; &amp; [.H14]&amp; &quot;,&quot; &amp; [.I14]&amp; &quot;,&quot; &amp; [.J14]&amp; &quot;))&quot;" office:value-type="string" office:string-value="wing_CD_lookup.append((12,1.039,0.0195))" calcext:value-type="string">
            <text:p>wing_CD_lookup.append((12,1.039,0.0195))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0216" calcext:value-type="float">
            <text:p>0.0216</text:p>
          </table:table-cell>
          <table:table-cell/>
          <table:table-cell table:formula="of:=[.E14]+1" office:value-type="float" office:value="13" calcext:value-type="float">
            <text:p>13</text:p>
          </table:table-cell>
          <table:table-cell table:formula="of:=VLOOKUP([.E15];[.$A$2:.$C$60];2; )" office:value-type="float" office:value="0.8737" calcext:value-type="float">
            <text:p>0.8737</text:p>
          </table:table-cell>
          <table:table-cell table:formula="of:=VLOOKUP([.E15];[.$A$2:.$C$60];3; )" office:value-type="float" office:value="0.0216" calcext:value-type="float">
            <text:p>0.0216</text:p>
          </table:table-cell>
          <table:table-cell office:value-type="float" office:value="13" calcext:value-type="float">
            <text:p>1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0216" calcext:value-type="float">
            <text:p>0.0216</text:p>
          </table:table-cell>
          <table:table-cell table:formula="of:= &quot;wing_CD_lookup.append((&quot; &amp; [.H15]&amp; &quot;,&quot; &amp; [.I15]&amp; &quot;,&quot; &amp; [.J15]&amp; &quot;))&quot;" office:value-type="string" office:string-value="wing_CD_lookup.append((13,0.8737,0.0216))" calcext:value-type="string">
            <text:p>wing_CD_lookup.append((13,0.8737,0.0216))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0236" calcext:value-type="float">
            <text:p>0.0236</text:p>
          </table:table-cell>
          <table:table-cell/>
          <table:table-cell table:formula="of:=[.E15]+1" office:value-type="float" office:value="14" calcext:value-type="float">
            <text:p>14</text:p>
          </table:table-cell>
          <table:table-cell table:formula="of:=VLOOKUP([.E16];[.$A$2:.$C$60];2; )" office:value-type="float" office:value="0.6284" calcext:value-type="float">
            <text:p>0.6284</text:p>
          </table:table-cell>
          <table:table-cell table:formula="of:=VLOOKUP([.E16];[.$A$2:.$C$60];3; )" office:value-type="float" office:value="0.0236" calcext:value-type="float">
            <text:p>0.0236</text:p>
          </table:table-cell>
          <table:table-cell office:value-type="float" office:value="14" calcext:value-type="float">
            <text:p>14</text:p>
          </table:table-cell>
          <table:table-cell office:value-type="float" office:value="0.6284" calcext:value-type="float">
            <text:p>0.6284</text:p>
          </table:table-cell>
          <table:table-cell office:value-type="float" office:value="0.0236" calcext:value-type="float">
            <text:p>0.0236</text:p>
          </table:table-cell>
          <table:table-cell table:formula="of:= &quot;wing_CD_lookup.append((&quot; &amp; [.H16]&amp; &quot;,&quot; &amp; [.I16]&amp; &quot;,&quot; &amp; [.J16]&amp; &quot;))&quot;" office:value-type="string" office:string-value="wing_CD_lookup.append((14,0.6284,0.0236))" calcext:value-type="string">
            <text:p>wing_CD_lookup.append((14,0.6284,0.0236))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117" calcext:value-type="float">
            <text:p>0.1170</text:p>
          </table:table-cell>
          <table:table-cell/>
          <table:table-cell table:formula="of:=[.E16]+1" office:value-type="float" office:value="15" calcext:value-type="float">
            <text:p>15</text:p>
          </table:table-cell>
          <table:table-cell table:formula="of:=VLOOKUP([.E17];[.$A$2:.$C$60];2; )" office:value-type="float" office:value="0.4907" calcext:value-type="float">
            <text:p>0.4907</text:p>
          </table:table-cell>
          <table:table-cell table:formula="of:=VLOOKUP([.E17];[.$A$2:.$C$60];3; )" office:value-type="float" office:value="0.117" calcext:value-type="float">
            <text:p>0.117</text:p>
          </table:table-cell>
          <table:table-cell office:value-type="float" office:value="15" calcext:value-type="float">
            <text:p>15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117" calcext:value-type="float">
            <text:p>0.117</text:p>
          </table:table-cell>
          <table:table-cell table:formula="of:= &quot;wing_CD_lookup.append((&quot; &amp; [.H17]&amp; &quot;,&quot; &amp; [.I17]&amp; &quot;,&quot; &amp; [.J17]&amp; &quot;))&quot;" office:value-type="string" office:string-value="wing_CD_lookup.append((15,0.4907,0.117))" calcext:value-type="string">
            <text:p>wing_CD_lookup.append((15,0.4907,0.117))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21" calcext:value-type="float">
            <text:p>0.2100</text:p>
          </table:table-cell>
          <table:table-cell/>
          <table:table-cell table:formula="of:=[.E17]+1" office:value-type="float" office:value="16" calcext:value-type="float">
            <text:p>16</text:p>
          </table:table-cell>
          <table:table-cell table:formula="of:=VLOOKUP([.E18];[.$A$2:.$C$60];2; )" office:value-type="float" office:value="0.4696" calcext:value-type="float">
            <text:p>0.4696</text:p>
          </table:table-cell>
          <table:table-cell table:formula="of:=VLOOKUP([.E18];[.$A$2:.$C$60];3; )" office:value-type="float" office:value="0.21" calcext:value-type="float">
            <text:p>0.21</text:p>
          </table:table-cell>
          <table:table-cell office:value-type="float" office:value="16" calcext:value-type="float">
            <text:p>16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21" calcext:value-type="float">
            <text:p>0.21</text:p>
          </table:table-cell>
          <table:table-cell table:formula="of:= &quot;wing_CD_lookup.append((&quot; &amp; [.H18]&amp; &quot;,&quot; &amp; [.I18]&amp; &quot;,&quot; &amp; [.J18]&amp; &quot;))&quot;" office:value-type="string" office:string-value="wing_CD_lookup.append((16,0.4696,0.21))" calcext:value-type="string">
            <text:p>wing_CD_lookup.append((16,0.4696,0.21))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23" calcext:value-type="float">
            <text:p>0.2300</text:p>
          </table:table-cell>
          <table:table-cell/>
          <table:table-cell table:formula="of:=[.E18]+1" office:value-type="float" office:value="17" calcext:value-type="float">
            <text:p>17</text:p>
          </table:table-cell>
          <table:table-cell table:formula="of:=VLOOKUP([.E19];[.$A$2:.$C$60];2; )" office:value-type="float" office:value="0.5195" calcext:value-type="float">
            <text:p>0.5195</text:p>
          </table:table-cell>
          <table:table-cell table:formula="of:=VLOOKUP([.E19];[.$A$2:.$C$60];3; )" office:value-type="float" office:value="0.23" calcext:value-type="float">
            <text:p>0.23</text:p>
          </table:table-cell>
          <table:table-cell office:value-type="float" office:value="17" calcext:value-type="float">
            <text:p>17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23" calcext:value-type="float">
            <text:p>0.23</text:p>
          </table:table-cell>
          <table:table-cell table:formula="of:= &quot;wing_CD_lookup.append((&quot; &amp; [.H19]&amp; &quot;,&quot; &amp; [.I19]&amp; &quot;,&quot; &amp; [.J19]&amp; &quot;))&quot;" office:value-type="string" office:string-value="wing_CD_lookup.append((17,0.5195,0.23))" calcext:value-type="string">
            <text:p>wing_CD_lookup.append((17,0.5195,0.23))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252" calcext:value-type="float">
            <text:p>0.2520</text:p>
          </table:table-cell>
          <table:table-cell/>
          <table:table-cell table:formula="of:=[.E19]+1" office:value-type="float" office:value="18" calcext:value-type="float">
            <text:p>18</text:p>
          </table:table-cell>
          <table:table-cell table:formula="of:=VLOOKUP([.E20];[.$A$2:.$C$60];2; )" office:value-type="float" office:value="0.5584" calcext:value-type="float">
            <text:p>0.5584</text:p>
          </table:table-cell>
          <table:table-cell table:formula="of:=VLOOKUP([.E20];[.$A$2:.$C$60];3; )" office:value-type="float" office:value="0.252" calcext:value-type="float">
            <text:p>0.252</text:p>
          </table:table-cell>
          <table:table-cell office:value-type="float" office:value="18" calcext:value-type="float">
            <text:p>1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252" calcext:value-type="float">
            <text:p>0.252</text:p>
          </table:table-cell>
          <table:table-cell table:formula="of:= &quot;wing_CD_lookup.append((&quot; &amp; [.H20]&amp; &quot;,&quot; &amp; [.I20]&amp; &quot;,&quot; &amp; [.J20]&amp; &quot;))&quot;" office:value-type="string" office:string-value="wing_CD_lookup.append((18,0.5584,0.252))" calcext:value-type="string">
            <text:p>wing_CD_lookup.append((18,0.5584,0.252))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274" calcext:value-type="float">
            <text:p>0.2740</text:p>
          </table:table-cell>
          <table:table-cell/>
          <table:table-cell table:formula="of:=[.E20]+1" office:value-type="float" office:value="19" calcext:value-type="float">
            <text:p>19</text:p>
          </table:table-cell>
          <table:table-cell table:formula="of:=VLOOKUP([.E21];[.$A$2:.$C$60];2; )" office:value-type="float" office:value="0.6032" calcext:value-type="float">
            <text:p>0.6032</text:p>
          </table:table-cell>
          <table:table-cell table:formula="of:=VLOOKUP([.E21];[.$A$2:.$C$60];3; )" office:value-type="float" office:value="0.274" calcext:value-type="float">
            <text:p>0.274</text:p>
          </table:table-cell>
          <table:table-cell office:value-type="float" office:value="19" calcext:value-type="float">
            <text:p>19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274" calcext:value-type="float">
            <text:p>0.274</text:p>
          </table:table-cell>
          <table:table-cell table:formula="of:= &quot;wing_CD_lookup.append((&quot; &amp; [.H21]&amp; &quot;,&quot; &amp; [.I21]&amp; &quot;,&quot; &amp; [.J21]&amp; &quot;))&quot;" office:value-type="string" office:string-value="wing_CD_lookup.append((19,0.6032,0.274))" calcext:value-type="string">
            <text:p>wing_CD_lookup.append((19,0.6032,0.274))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297" calcext:value-type="float">
            <text:p>0.2970</text:p>
          </table:table-cell>
          <table:table-cell/>
          <table:table-cell table:formula="of:=[.E21]+1" office:value-type="float" office:value="20" calcext:value-type="float">
            <text:p>20</text:p>
          </table:table-cell>
          <table:table-cell table:formula="of:=VLOOKUP([.E22];[.$A$2:.$C$60];2; )" office:value-type="float" office:value="0.6474" calcext:value-type="float">
            <text:p>0.6474</text:p>
          </table:table-cell>
          <table:table-cell table:formula="of:=VLOOKUP([.E22];[.$A$2:.$C$60];3; )" office:value-type="float" office:value="0.297" calcext:value-type="float">
            <text:p>0.297</text:p>
          </table:table-cell>
          <table:table-cell office:value-type="float" office:value="20" calcext:value-type="float">
            <text:p>20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297" calcext:value-type="float">
            <text:p>0.297</text:p>
          </table:table-cell>
          <table:table-cell table:formula="of:= &quot;wing_CD_lookup.append((&quot; &amp; [.H22]&amp; &quot;,&quot; &amp; [.I22]&amp; &quot;,&quot; &amp; [.J22]&amp; &quot;))&quot;" office:value-type="string" office:string-value="wing_CD_lookup.append((20,0.6474,0.297))" calcext:value-type="string">
            <text:p>wing_CD_lookup.append((20,0.6474,0.297)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32" calcext:value-type="float">
            <text:p>0.3200</text:p>
          </table:table-cell>
          <table:table-cell/>
          <table:table-cell table:formula="of:=[.E22]+1" office:value-type="float" office:value="21" calcext:value-type="float">
            <text:p>21</text:p>
          </table:table-cell>
          <table:table-cell table:formula="of:=VLOOKUP([.E23];[.$A$2:.$C$60];2; )" office:value-type="float" office:value="0.6949" calcext:value-type="float">
            <text:p>0.6949</text:p>
          </table:table-cell>
          <table:table-cell table:formula="of:=VLOOKUP([.E23];[.$A$2:.$C$60];3; )" office:value-type="float" office:value="0.32" calcext:value-type="float">
            <text:p>0.32</text:p>
          </table:table-cell>
          <table:table-cell office:value-type="float" office:value="21" calcext:value-type="float">
            <text:p>21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32" calcext:value-type="float">
            <text:p>0.32</text:p>
          </table:table-cell>
          <table:table-cell table:formula="of:= &quot;wing_CD_lookup.append((&quot; &amp; [.H23]&amp; &quot;,&quot; &amp; [.I23]&amp; &quot;,&quot; &amp; [.J23]&amp; &quot;))&quot;" office:value-type="string" office:string-value="wing_CD_lookup.append((21,0.6949,0.32))" calcext:value-type="string">
            <text:p>wing_CD_lookup.append((21,0.6949,0.32))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44" calcext:value-type="float">
            <text:p>0.3440</text:p>
          </table:table-cell>
          <table:table-cell/>
          <table:table-cell table:formula="of:=[.E23]+1" office:value-type="float" office:value="22" calcext:value-type="float">
            <text:p>22</text:p>
          </table:table-cell>
          <table:table-cell table:formula="of:=VLOOKUP([.E24];[.$A$2:.$C$60];2; )" office:value-type="float" office:value="0.7446" calcext:value-type="float">
            <text:p>0.7446</text:p>
          </table:table-cell>
          <table:table-cell table:formula="of:=VLOOKUP([.E24];[.$A$2:.$C$60];3; )" office:value-type="float" office:value="0.344" calcext:value-type="float">
            <text:p>0.344</text:p>
          </table:table-cell>
          <table:table-cell office:value-type="float" office:value="22" calcext:value-type="float">
            <text:p>2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344" calcext:value-type="float">
            <text:p>0.344</text:p>
          </table:table-cell>
          <table:table-cell table:formula="of:= &quot;wing_CD_lookup.append((&quot; &amp; [.H24]&amp; &quot;,&quot; &amp; [.I24]&amp; &quot;,&quot; &amp; [.J24]&amp; &quot;))&quot;" office:value-type="string" office:string-value="wing_CD_lookup.append((22,0.7446,0.344))" calcext:value-type="string">
            <text:p>wing_CD_lookup.append((22,0.7446,0.344)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369" calcext:value-type="float">
            <text:p>0.3690</text:p>
          </table:table-cell>
          <table:table-cell/>
          <table:table-cell table:formula="of:=[.E24]+1" office:value-type="float" office:value="23" calcext:value-type="float">
            <text:p>23</text:p>
          </table:table-cell>
          <table:table-cell table:formula="of:=VLOOKUP([.E25];[.$A$2:.$C$60];2; )" office:value-type="float" office:value="0.7948" calcext:value-type="float">
            <text:p>0.7948</text:p>
          </table:table-cell>
          <table:table-cell table:formula="of:=VLOOKUP([.E25];[.$A$2:.$C$60];3; )" office:value-type="float" office:value="0.369" calcext:value-type="float">
            <text:p>0.369</text:p>
          </table:table-cell>
          <table:table-cell office:value-type="float" office:value="23" calcext:value-type="float">
            <text:p>23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369" calcext:value-type="float">
            <text:p>0.369</text:p>
          </table:table-cell>
          <table:table-cell table:formula="of:= &quot;wing_CD_lookup.append((&quot; &amp; [.H25]&amp; &quot;,&quot; &amp; [.I25]&amp; &quot;,&quot; &amp; [.J25]&amp; &quot;))&quot;" office:value-type="string" office:string-value="wing_CD_lookup.append((23,0.7948,0.369))" calcext:value-type="string">
            <text:p>wing_CD_lookup.append((23,0.7948,0.369))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394" calcext:value-type="float">
            <text:p>0.3940</text:p>
          </table:table-cell>
          <table:table-cell/>
          <table:table-cell table:formula="of:=[.E25]+1" office:value-type="float" office:value="24" calcext:value-type="float">
            <text:p>24</text:p>
          </table:table-cell>
          <table:table-cell table:formula="of:=VLOOKUP([.E26];[.$A$2:.$C$60];2; )" office:value-type="float" office:value="0.8462" calcext:value-type="float">
            <text:p>0.8462</text:p>
          </table:table-cell>
          <table:table-cell table:formula="of:=VLOOKUP([.E26];[.$A$2:.$C$60];3; )" office:value-type="float" office:value="0.394" calcext:value-type="float">
            <text:p>0.394</text:p>
          </table:table-cell>
          <table:table-cell office:value-type="float" office:value="24" calcext:value-type="float">
            <text:p>24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394" calcext:value-type="float">
            <text:p>0.394</text:p>
          </table:table-cell>
          <table:table-cell table:formula="of:= &quot;wing_CD_lookup.append((&quot; &amp; [.H26]&amp; &quot;,&quot; &amp; [.I26]&amp; &quot;,&quot; &amp; [.J26]&amp; &quot;))&quot;" office:value-type="string" office:string-value="wing_CD_lookup.append((24,0.8462,0.394))" calcext:value-type="string">
            <text:p>wing_CD_lookup.append((24,0.8462,0.394))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42" calcext:value-type="float">
            <text:p>0.4200</text:p>
          </table:table-cell>
          <table:table-cell/>
          <table:table-cell table:formula="of:=[.E26]+1" office:value-type="float" office:value="25" calcext:value-type="float">
            <text:p>25</text:p>
          </table:table-cell>
          <table:table-cell table:formula="of:=VLOOKUP([.E27];[.$A$2:.$C$60];2; )" office:value-type="float" office:value="0.8984" calcext:value-type="float">
            <text:p>0.8984</text:p>
          </table:table-cell>
          <table:table-cell table:formula="of:=VLOOKUP([.E27];[.$A$2:.$C$60];3; )" office:value-type="float" office:value="0.42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42" calcext:value-type="float">
            <text:p>0.42</text:p>
          </table:table-cell>
          <table:table-cell table:formula="of:= &quot;wing_CD_lookup.append((&quot; &amp; [.H27]&amp; &quot;,&quot; &amp; [.I27]&amp; &quot;,&quot; &amp; [.J27]&amp; &quot;))&quot;" office:value-type="string" office:string-value="wing_CD_lookup.append((25,0.8984,0.42))" calcext:value-type="string">
            <text:p>wing_CD_lookup.append((25,0.8984,0.42))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446" calcext:value-type="float">
            <text:p>0.4460</text:p>
          </table:table-cell>
          <table:table-cell/>
          <table:table-cell table:formula="of:=[.E27]+1" office:value-type="float" office:value="26" calcext:value-type="float">
            <text:p>26</text:p>
          </table:table-cell>
          <table:table-cell table:formula="of:=VLOOKUP([.E28];[.$A$2:.$C$60];2; )" office:value-type="float" office:value="0.9506" calcext:value-type="float">
            <text:p>0.9506</text:p>
          </table:table-cell>
          <table:table-cell table:formula="of:=VLOOKUP([.E28];[.$A$2:.$C$60];3; )" office:value-type="float" office:value="0.446" calcext:value-type="float">
            <text:p>0.446</text:p>
          </table:table-cell>
          <table:table-cell office:value-type="float" office:value="26" calcext:value-type="float">
            <text:p>26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446" calcext:value-type="float">
            <text:p>0.446</text:p>
          </table:table-cell>
          <table:table-cell table:formula="of:= &quot;wing_CD_lookup.append((&quot; &amp; [.H28]&amp; &quot;,&quot; &amp; [.I28]&amp; &quot;,&quot; &amp; [.J28]&amp; &quot;))&quot;" office:value-type="string" office:string-value="wing_CD_lookup.append((26,0.9506,0.446))" calcext:value-type="string">
            <text:p>wing_CD_lookup.append((26,0.9506,0.446))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473" calcext:value-type="float">
            <text:p>0.4730</text:p>
          </table:table-cell>
          <table:table-cell/>
          <table:table-cell table:formula="of:=[.E28]+1" office:value-type="float" office:value="27" calcext:value-type="float">
            <text:p>27</text:p>
          </table:table-cell>
          <table:table-cell table:formula="of:=VLOOKUP([.E29];[.$A$2:.$C$60];2; )" office:value-type="float" office:value="1.0029" calcext:value-type="float">
            <text:p>1.0029</text:p>
          </table:table-cell>
          <table:table-cell table:formula="of:=VLOOKUP([.E29];[.$A$2:.$C$60];3; )" office:value-type="float" office:value="0.473" calcext:value-type="float">
            <text:p>0.473</text:p>
          </table:table-cell>
          <table:table-cell office:value-type="float" office:value="27" calcext:value-type="float">
            <text:p>27</text:p>
          </table:table-cell>
          <table:table-cell table:style-name="ce1" table:formula="of:=[.F29]" office:value-type="float" office:value="1.0029" calcext:value-type="float">
            <text:p>1.0029</text:p>
          </table:table-cell>
          <table:table-cell table:style-name="ce1" table:formula="of:=[.G29]" office:value-type="float" office:value="0.473" calcext:value-type="float">
            <text:p>0.4730</text:p>
          </table:table-cell>
          <table:table-cell table:formula="of:= &quot;wing_CD_lookup.append((&quot; &amp; [.H29]&amp; &quot;,&quot; &amp; [.I29]&amp; &quot;,&quot; &amp; [.J29]&amp; &quot;))&quot;" office:value-type="string" office:string-value="wing_CD_lookup.append((27,1.0029,0.473))" calcext:value-type="string">
            <text:p>wing_CD_lookup.append((27,1.0029,0.473))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915" calcext:value-type="float">
            <text:p>0.9150</text:p>
          </table:table-cell>
          <table:table-cell office:value-type="float" office:value="0.57" calcext:value-type="float">
            <text:p>0.5700</text:p>
          </table:table-cell>
          <table:table-cell/>
          <table:table-cell table:formula="of:=[.E29]+1" office:value-type="float" office:value="28" calcext:value-type="float">
            <text:p>28</text:p>
          </table:table-cell>
          <table:table-cell table:formula="of:=VLOOKUP([.E30];[.$A$2:.$C$60];2; )" office:value-type="string" office:string-value="" calcext:value-type="error">
            <text:p>#N/A</text:p>
          </table:table-cell>
          <table:table-cell table:formula="of:=VLOOKUP([.E30];[.$A$2:.$C$60];3; )" office:value-type="string" office:string-value="" calcext:value-type="error">
            <text:p>#N/A</text:p>
          </table:table-cell>
          <table:table-cell office:value-type="float" office:value="28" calcext:value-type="float">
            <text:p>28</text:p>
          </table:table-cell>
          <table:table-cell table:style-name="ce1" table:formula="of:=([.F32]-[.F29])/6+[.I29]" office:value-type="float" office:value="0.98825" calcext:value-type="float">
            <text:p>0.9883</text:p>
          </table:table-cell>
          <table:table-cell table:style-name="ce1" table:formula="of:=([.G32]-[.G29])/6+[.J29]" office:value-type="float" office:value="0.489166666666667" calcext:value-type="float">
            <text:p>0.4892</text:p>
          </table:table-cell>
          <table:table-cell table:formula="of:= &quot;wing_CD_lookup.append((&quot; &amp; [.H30]&amp; &quot;,&quot; &amp; [.I30]&amp; &quot;,&quot; &amp; [.J30]&amp; &quot;))&quot;" office:value-type="string" office:string-value="wing_CD_lookup.append((28,0.98825,0.489166666666667))" calcext:value-type="string">
            <text:p>wing_CD_lookup.append((28,0.98825,0.489166666666667))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.02" calcext:value-type="float">
            <text:p>1.0200</text:p>
          </table:table-cell>
          <table:table-cell office:value-type="float" office:value="0.745" calcext:value-type="float">
            <text:p>0.7450</text:p>
          </table:table-cell>
          <table:table-cell/>
          <table:table-cell table:formula="of:=[.E30]+1" office:value-type="float" office:value="29" calcext:value-type="float">
            <text:p>29</text:p>
          </table:table-cell>
          <table:table-cell table:formula="of:=VLOOKUP([.E31];[.$A$2:.$C$60];2; )" office:value-type="string" office:string-value="" calcext:value-type="error">
            <text:p>#N/A</text:p>
          </table:table-cell>
          <table:table-cell table:formula="of:=VLOOKUP([.E31];[.$A$2:.$C$60];3; )" office:value-type="string" office:string-value="" calcext:value-type="error">
            <text:p>#N/A</text:p>
          </table:table-cell>
          <table:table-cell office:value-type="float" office:value="29" calcext:value-type="float">
            <text:p>29</text:p>
          </table:table-cell>
          <table:table-cell table:style-name="ce1" table:formula="of:=([.F32]-[.F29])/6+[.I30]" office:value-type="float" office:value="0.9736" calcext:value-type="float">
            <text:p>0.9736</text:p>
          </table:table-cell>
          <table:table-cell table:style-name="ce1" table:formula="of:=([.G32]-[.G29])/6+[.J30]" office:value-type="float" office:value="0.505333333333333" calcext:value-type="float">
            <text:p>0.5053</text:p>
          </table:table-cell>
          <table:table-cell table:formula="of:= &quot;wing_CD_lookup.append((&quot; &amp; [.H31]&amp; &quot;,&quot; &amp; [.I31]&amp; &quot;,&quot; &amp; [.J31]&amp; &quot;))&quot;" office:value-type="string" office:string-value="wing_CD_lookup.append((29,0.9736,0.505333333333333))" calcext:value-type="string">
            <text:p>wing_CD_lookup.append((29,0.9736,0.505333333333333))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075" calcext:value-type="float">
            <text:p>1.0750</text:p>
          </table:table-cell>
          <table:table-cell office:value-type="float" office:value="0.92" calcext:value-type="float">
            <text:p>0.9200</text:p>
          </table:table-cell>
          <table:table-cell/>
          <table:table-cell table:formula="of:=[.E31]+1" office:value-type="float" office:value="30" calcext:value-type="float">
            <text:p>30</text:p>
          </table:table-cell>
          <table:table-cell table:formula="of:=VLOOKUP([.E32];[.$A$2:.$C$60];2; )" office:value-type="float" office:value="0.915" calcext:value-type="float">
            <text:p>0.915</text:p>
          </table:table-cell>
          <table:table-cell table:formula="of:=VLOOKUP([.E32];[.$A$2:.$C$60];3; )" office:value-type="float" office:value="0.57" calcext:value-type="float">
            <text:p>0.57</text:p>
          </table:table-cell>
          <table:table-cell office:value-type="float" office:value="30" calcext:value-type="float">
            <text:p>30</text:p>
          </table:table-cell>
          <table:table-cell table:style-name="ce1" table:formula="of:=[.F32]" office:value-type="float" office:value="0.915" calcext:value-type="float">
            <text:p>0.9150</text:p>
          </table:table-cell>
          <table:table-cell table:style-name="ce1" table:formula="of:=[.G32]" office:value-type="float" office:value="0.57" calcext:value-type="float">
            <text:p>0.5700</text:p>
          </table:table-cell>
          <table:table-cell table:formula="of:= &quot;wing_CD_lookup.append((&quot; &amp; [.H32]&amp; &quot;,&quot; &amp; [.I32]&amp; &quot;,&quot; &amp; [.J32]&amp; &quot;))&quot;" office:value-type="string" office:string-value="wing_CD_lookup.append((30,0.915,0.57))" calcext:value-type="string">
            <text:p>wing_CD_lookup.append((30,0.915,0.57))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075" calcext:value-type="float">
            <text:p>1.0750</text:p>
          </table:table-cell>
          <table:table-cell/>
          <table:table-cell table:formula="of:=[.E32]+1" office:value-type="float" office:value="31" calcext:value-type="float">
            <text:p>31</text:p>
          </table:table-cell>
          <table:table-cell table:formula="of:=VLOOKUP([.E33];[.$A$2:.$C$60];2; )" office:value-type="string" office:string-value="" calcext:value-type="error">
            <text:p>#N/A</text:p>
          </table:table-cell>
          <table:table-cell table:formula="of:=VLOOKUP([.E33];[.$A$2:.$C$60];3; )" office:value-type="string" office:string-value="" calcext:value-type="error">
            <text:p>#N/A</text:p>
          </table:table-cell>
          <table:table-cell office:value-type="float" office:value="31" calcext:value-type="float">
            <text:p>31</text:p>
          </table:table-cell>
          <table:table-cell table:style-name="ce1" table:formula="of:=([.F37]-[.F32])/6+[.I32]" office:value-type="float" office:value="0.9325" calcext:value-type="float">
            <text:p>0.9325</text:p>
          </table:table-cell>
          <table:table-cell table:style-name="ce1" table:formula="of:=([.G37]-[.G32])/6+[.J32]" office:value-type="float" office:value="0.599166666666667" calcext:value-type="float">
            <text:p>0.5992</text:p>
          </table:table-cell>
          <table:table-cell table:formula="of:= &quot;wing_CD_lookup.append((&quot; &amp; [.H33]&amp; &quot;,&quot; &amp; [.I33]&amp; &quot;,&quot; &amp; [.J33]&amp; &quot;))&quot;" office:value-type="string" office:string-value="wing_CD_lookup.append((31,0.9325,0.599166666666667))" calcext:value-type="string">
            <text:p>wing_CD_lookup.append((31,0.9325,0.599166666666667))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.04" calcext:value-type="float">
            <text:p>1.0400</text:p>
          </table:table-cell>
          <table:table-cell office:value-type="float" office:value="1.215" calcext:value-type="float">
            <text:p>1.2150</text:p>
          </table:table-cell>
          <table:table-cell/>
          <table:table-cell table:formula="of:=[.E33]+1" office:value-type="float" office:value="32" calcext:value-type="float">
            <text:p>32</text:p>
          </table:table-cell>
          <table:table-cell table:formula="of:=VLOOKUP([.E34];[.$A$2:.$C$60];2; )" office:value-type="string" office:string-value="" calcext:value-type="error">
            <text:p>#N/A</text:p>
          </table:table-cell>
          <table:table-cell table:formula="of:=VLOOKUP([.E34];[.$A$2:.$C$60];3; )" office:value-type="string" office:string-value="" calcext:value-type="error">
            <text:p>#N/A</text:p>
          </table:table-cell>
          <table:table-cell office:value-type="float" office:value="32" calcext:value-type="float">
            <text:p>32</text:p>
          </table:table-cell>
          <table:table-cell table:style-name="ce1" table:formula="of:=([.F37]-[.F32])/6+[.I33]" office:value-type="float" office:value="0.95" calcext:value-type="float">
            <text:p>0.9500</text:p>
          </table:table-cell>
          <table:table-cell table:style-name="ce1" table:formula="of:=([.G37]-[.G32])/6+[.J33]" office:value-type="float" office:value="0.628333333333333" calcext:value-type="float">
            <text:p>0.6283</text:p>
          </table:table-cell>
          <table:table-cell table:formula="of:= &quot;wing_CD_lookup.append((&quot; &amp; [.H34]&amp; &quot;,&quot; &amp; [.I34]&amp; &quot;,&quot; &amp; [.J34]&amp; &quot;))&quot;" office:value-type="string" office:string-value="wing_CD_lookup.append((32,0.95,0.628333333333333))" calcext:value-type="string">
            <text:p>wing_CD_lookup.append((32,0.95,0.628333333333333))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965" calcext:value-type="float">
            <text:p>0.9650</text:p>
          </table:table-cell>
          <table:table-cell office:value-type="float" office:value="1.345" calcext:value-type="float">
            <text:p>1.3450</text:p>
          </table:table-cell>
          <table:table-cell/>
          <table:table-cell table:formula="of:=[.E34]+1" office:value-type="float" office:value="33" calcext:value-type="float">
            <text:p>33</text:p>
          </table:table-cell>
          <table:table-cell table:formula="of:=VLOOKUP([.E35];[.$A$2:.$C$60];2; )" office:value-type="string" office:string-value="" calcext:value-type="error">
            <text:p>#N/A</text:p>
          </table:table-cell>
          <table:table-cell table:formula="of:=VLOOKUP([.E35];[.$A$2:.$C$60];3; )" office:value-type="string" office:string-value="" calcext:value-type="error">
            <text:p>#N/A</text:p>
          </table:table-cell>
          <table:table-cell office:value-type="float" office:value="33" calcext:value-type="float">
            <text:p>33</text:p>
          </table:table-cell>
          <table:table-cell table:style-name="ce1" table:formula="of:=([.F37]-[.F32])/6+[.I34]" office:value-type="float" office:value="0.9675" calcext:value-type="float">
            <text:p>0.9675</text:p>
          </table:table-cell>
          <table:table-cell table:style-name="ce1" table:formula="of:=([.G37]-[.G32])/6+[.J34]" office:value-type="float" office:value="0.6575" calcext:value-type="float">
            <text:p>0.6575</text:p>
          </table:table-cell>
          <table:table-cell table:formula="of:= &quot;wing_CD_lookup.append((&quot; &amp; [.H35]&amp; &quot;,&quot; &amp; [.I35]&amp; &quot;,&quot; &amp; [.J35]&amp; &quot;))&quot;" office:value-type="string" office:string-value="wing_CD_lookup.append((33,0.9675,0.6575))" calcext:value-type="string">
            <text:p>wing_CD_lookup.append((33,0.9675,0.6575))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875" calcext:value-type="float">
            <text:p>0.8750</text:p>
          </table:table-cell>
          <table:table-cell office:value-type="float" office:value="1.47" calcext:value-type="float">
            <text:p>1.4700</text:p>
          </table:table-cell>
          <table:table-cell/>
          <table:table-cell table:formula="of:=[.E35]+1" office:value-type="float" office:value="34" calcext:value-type="float">
            <text:p>34</text:p>
          </table:table-cell>
          <table:table-cell table:formula="of:=VLOOKUP([.E36];[.$A$2:.$C$60];2; )" office:value-type="string" office:string-value="" calcext:value-type="error">
            <text:p>#N/A</text:p>
          </table:table-cell>
          <table:table-cell table:formula="of:=VLOOKUP([.E36];[.$A$2:.$C$60];3; )" office:value-type="string" office:string-value="" calcext:value-type="error">
            <text:p>#N/A</text:p>
          </table:table-cell>
          <table:table-cell office:value-type="float" office:value="34" calcext:value-type="float">
            <text:p>34</text:p>
          </table:table-cell>
          <table:table-cell table:style-name="ce1" table:formula="of:=([.F37]-[.F32])/6+[.I35]" office:value-type="float" office:value="0.985" calcext:value-type="float">
            <text:p>0.9850</text:p>
          </table:table-cell>
          <table:table-cell table:style-name="ce1" table:formula="of:=([.G37]-[.G32])/6+[.J35]" office:value-type="float" office:value="0.686666666666667" calcext:value-type="float">
            <text:p>0.6867</text:p>
          </table:table-cell>
          <table:table-cell table:formula="of:= &quot;wing_CD_lookup.append((&quot; &amp; [.H36]&amp; &quot;,&quot; &amp; [.I36]&amp; &quot;,&quot; &amp; [.J36]&amp; &quot;))&quot;" office:value-type="string" office:string-value="wing_CD_lookup.append((34,0.985,0.686666666666667))" calcext:value-type="string">
            <text:p>wing_CD_lookup.append((34,0.985,0.686666666666667))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765" calcext:value-type="float">
            <text:p>0.7650</text:p>
          </table:table-cell>
          <table:table-cell office:value-type="float" office:value="1.575" calcext:value-type="float">
            <text:p>1.5750</text:p>
          </table:table-cell>
          <table:table-cell/>
          <table:table-cell table:formula="of:=[.E36]+1" office:value-type="float" office:value="35" calcext:value-type="float">
            <text:p>35</text:p>
          </table:table-cell>
          <table:table-cell table:formula="of:=VLOOKUP([.E37];[.$A$2:.$C$60];2; )" office:value-type="float" office:value="1.02" calcext:value-type="float">
            <text:p>1.02</text:p>
          </table:table-cell>
          <table:table-cell table:formula="of:=VLOOKUP([.E37];[.$A$2:.$C$60];3; )" office:value-type="float" office:value="0.745" calcext:value-type="float">
            <text:p>0.745</text:p>
          </table:table-cell>
          <table:table-cell office:value-type="float" office:value="35" calcext:value-type="float">
            <text:p>35</text:p>
          </table:table-cell>
          <table:table-cell table:style-name="ce1" table:formula="of:=[.F37]" office:value-type="float" office:value="1.02" calcext:value-type="float">
            <text:p>1.0200</text:p>
          </table:table-cell>
          <table:table-cell table:style-name="ce1" table:formula="of:=[.G37]" office:value-type="float" office:value="0.745" calcext:value-type="float">
            <text:p>0.7450</text:p>
          </table:table-cell>
          <table:table-cell table:formula="of:= &quot;wing_CD_lookup.append((&quot; &amp; [.H37]&amp; &quot;,&quot; &amp; [.I37]&amp; &quot;,&quot; &amp; [.J37]&amp; &quot;))&quot;" office:value-type="string" office:string-value="wing_CD_lookup.append((35,1.02,0.745))" calcext:value-type="string">
            <text:p>wing_CD_lookup.append((35,1.02,0.745))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65" calcext:value-type="float">
            <text:p>0.6500</text:p>
          </table:table-cell>
          <table:table-cell office:value-type="float" office:value="1.665" calcext:value-type="float">
            <text:p>1.6650</text:p>
          </table:table-cell>
          <table:table-cell/>
          <table:table-cell table:formula="of:=[.E37]+1" office:value-type="float" office:value="36" calcext:value-type="float">
            <text:p>36</text:p>
          </table:table-cell>
          <table:table-cell table:formula="of:=VLOOKUP([.E38];[.$A$2:.$C$60];2; )" office:value-type="string" office:string-value="" calcext:value-type="error">
            <text:p>#N/A</text:p>
          </table:table-cell>
          <table:table-cell table:formula="of:=VLOOKUP([.E38];[.$A$2:.$C$60];3; )" office:value-type="string" office:string-value="" calcext:value-type="error">
            <text:p>#N/A</text:p>
          </table:table-cell>
          <table:table-cell office:value-type="float" office:value="36" calcext:value-type="float">
            <text:p>36</text:p>
          </table:table-cell>
          <table:table-cell table:style-name="ce1" table:formula="of:=([.F42]-[.F37])/6+[.I37]" office:value-type="float" office:value="1.02916666666667" calcext:value-type="float">
            <text:p>1.0292</text:p>
          </table:table-cell>
          <table:table-cell table:style-name="ce1" table:formula="of:=([.G42]-[.G37])/6+[.J37]" office:value-type="float" office:value="0.774166666666667" calcext:value-type="float">
            <text:p>0.7742</text:p>
          </table:table-cell>
          <table:table-cell table:formula="of:= &quot;wing_CD_lookup.append((&quot; &amp; [.H38]&amp; &quot;,&quot; &amp; [.I38]&amp; &quot;,&quot; &amp; [.J38]&amp; &quot;))&quot;" office:value-type="string" office:string-value="wing_CD_lookup.append((36,1.02916666666667,0.774166666666667))" calcext:value-type="string">
            <text:p>wing_CD_lookup.append((36,1.02916666666667,0.774166666666667))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515" calcext:value-type="float">
            <text:p>0.5150</text:p>
          </table:table-cell>
          <table:table-cell office:value-type="float" office:value="1.735" calcext:value-type="float">
            <text:p>1.7350</text:p>
          </table:table-cell>
          <table:table-cell/>
          <table:table-cell table:formula="of:=[.E38]+1" office:value-type="float" office:value="37" calcext:value-type="float">
            <text:p>37</text:p>
          </table:table-cell>
          <table:table-cell table:formula="of:=VLOOKUP([.E39];[.$A$2:.$C$60];2; )" office:value-type="string" office:string-value="" calcext:value-type="error">
            <text:p>#N/A</text:p>
          </table:table-cell>
          <table:table-cell table:formula="of:=VLOOKUP([.E39];[.$A$2:.$C$60];3; )" office:value-type="string" office:string-value="" calcext:value-type="error">
            <text:p>#N/A</text:p>
          </table:table-cell>
          <table:table-cell office:value-type="float" office:value="37" calcext:value-type="float">
            <text:p>37</text:p>
          </table:table-cell>
          <table:table-cell table:style-name="ce1" table:formula="of:=([.F42]-[.F37])/6+[.I38]" office:value-type="float" office:value="1.03833333333333" calcext:value-type="float">
            <text:p>1.0383</text:p>
          </table:table-cell>
          <table:table-cell table:style-name="ce1" table:formula="of:=([.G42]-[.G37])/6+[.J38]" office:value-type="float" office:value="0.803333333333333" calcext:value-type="float">
            <text:p>0.8033</text:p>
          </table:table-cell>
          <table:table-cell table:formula="of:= &quot;wing_CD_lookup.append((&quot; &amp; [.H39]&amp; &quot;,&quot; &amp; [.I39]&amp; &quot;,&quot; &amp; [.J39]&amp; &quot;))&quot;" office:value-type="string" office:string-value="wing_CD_lookup.append((37,1.03833333333333,0.803333333333333))" calcext:value-type="string">
            <text:p>wing_CD_lookup.append((37,1.03833333333333,0.803333333333333))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7" calcext:value-type="float">
            <text:p>0.3700</text:p>
          </table:table-cell>
          <table:table-cell office:value-type="float" office:value="1.78" calcext:value-type="float">
            <text:p>1.7800</text:p>
          </table:table-cell>
          <table:table-cell/>
          <table:table-cell table:formula="of:=[.E39]+1" office:value-type="float" office:value="38" calcext:value-type="float">
            <text:p>38</text:p>
          </table:table-cell>
          <table:table-cell table:formula="of:=VLOOKUP([.E40];[.$A$2:.$C$60];2; )" office:value-type="string" office:string-value="" calcext:value-type="error">
            <text:p>#N/A</text:p>
          </table:table-cell>
          <table:table-cell table:formula="of:=VLOOKUP([.E40];[.$A$2:.$C$60];3; )" office:value-type="string" office:string-value="" calcext:value-type="error">
            <text:p>#N/A</text:p>
          </table:table-cell>
          <table:table-cell office:value-type="float" office:value="38" calcext:value-type="float">
            <text:p>38</text:p>
          </table:table-cell>
          <table:table-cell table:style-name="ce1" table:formula="of:=([.F42]-[.F37])/6+[.I39]" office:value-type="float" office:value="1.0475" calcext:value-type="float">
            <text:p>1.0475</text:p>
          </table:table-cell>
          <table:table-cell table:style-name="ce1" table:formula="of:=([.G42]-[.G37])/6+[.J39]" office:value-type="float" office:value="0.8325" calcext:value-type="float">
            <text:p>0.8325</text:p>
          </table:table-cell>
          <table:table-cell table:formula="of:= &quot;wing_CD_lookup.append((&quot; &amp; [.H40]&amp; &quot;,&quot; &amp; [.I40]&amp; &quot;,&quot; &amp; [.J40]&amp; &quot;))&quot;" office:value-type="string" office:string-value="wing_CD_lookup.append((38,1.0475,0.8325))" calcext:value-type="string">
            <text:p>wing_CD_lookup.append((38,1.0475,0.8325))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22" calcext:value-type="float">
            <text:p>0.2200</text:p>
          </table:table-cell>
          <table:table-cell office:value-type="float" office:value="1.8" calcext:value-type="float">
            <text:p>1.8000</text:p>
          </table:table-cell>
          <table:table-cell/>
          <table:table-cell table:formula="of:=[.E40]+1" office:value-type="float" office:value="39" calcext:value-type="float">
            <text:p>39</text:p>
          </table:table-cell>
          <table:table-cell table:formula="of:=VLOOKUP([.E41];[.$A$2:.$C$60];2; )" office:value-type="string" office:string-value="" calcext:value-type="error">
            <text:p>#N/A</text:p>
          </table:table-cell>
          <table:table-cell table:formula="of:=VLOOKUP([.E41];[.$A$2:.$C$60];3; )" office:value-type="string" office:string-value="" calcext:value-type="error">
            <text:p>#N/A</text:p>
          </table:table-cell>
          <table:table-cell office:value-type="float" office:value="39" calcext:value-type="float">
            <text:p>39</text:p>
          </table:table-cell>
          <table:table-cell table:style-name="ce1" table:formula="of:=([.F42]-[.F37])/6+[.I40]" office:value-type="float" office:value="1.05666666666667" calcext:value-type="float">
            <text:p>1.0567</text:p>
          </table:table-cell>
          <table:table-cell table:style-name="ce1" table:formula="of:=([.G42]-[.G37])/6+[.J40]" office:value-type="float" office:value="0.861666666666667" calcext:value-type="float">
            <text:p>0.8617</text:p>
          </table:table-cell>
          <table:table-cell table:formula="of:= &quot;wing_CD_lookup.append((&quot; &amp; [.H41]&amp; &quot;,&quot; &amp; [.I41]&amp; &quot;,&quot; &amp; [.J41]&amp; &quot;))&quot;" office:value-type="string" office:string-value="wing_CD_lookup.append((39,1.05666666666667,0.861666666666667))" calcext:value-type="string">
            <text:p>wing_CD_lookup.append((39,1.05666666666667,0.861666666666667))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7" calcext:value-type="float">
            <text:p>0.0700</text:p>
          </table:table-cell>
          <table:table-cell office:value-type="float" office:value="1.8" calcext:value-type="float">
            <text:p>1.8000</text:p>
          </table:table-cell>
          <table:table-cell/>
          <table:table-cell table:formula="of:=[.E41]+1" office:value-type="float" office:value="40" calcext:value-type="float">
            <text:p>40</text:p>
          </table:table-cell>
          <table:table-cell table:formula="of:=VLOOKUP([.E42];[.$A$2:.$C$60];2; )" office:value-type="float" office:value="1.075" calcext:value-type="float">
            <text:p>1.075</text:p>
          </table:table-cell>
          <table:table-cell table:formula="of:=VLOOKUP([.E42];[.$A$2:.$C$60];3; )" office:value-type="float" office:value="0.92" calcext:value-type="float">
            <text:p>0.92</text:p>
          </table:table-cell>
          <table:table-cell office:value-type="float" office:value="40" calcext:value-type="float">
            <text:p>40</text:p>
          </table:table-cell>
          <table:table-cell table:style-name="ce1" table:formula="of:=[.F42]" office:value-type="float" office:value="1.075" calcext:value-type="float">
            <text:p>1.0750</text:p>
          </table:table-cell>
          <table:table-cell table:style-name="ce1" table:formula="of:=[.G42]" office:value-type="float" office:value="0.92" calcext:value-type="float">
            <text:p>0.9200</text:p>
          </table:table-cell>
          <table:table-cell table:formula="of:= &quot;wing_CD_lookup.append((&quot; &amp; [.H42]&amp; &quot;,&quot; &amp; [.I42]&amp; &quot;,&quot; &amp; [.J42]&amp; &quot;))&quot;" office:value-type="string" office:string-value="wing_CD_lookup.append((40,1.075,0.92))" calcext:value-type="string">
            <text:p>wing_CD_lookup.append((40,1.075,0.92))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-0.07" calcext:value-type="float">
            <text:p>-0.0700</text:p>
          </table:table-cell>
          <table:table-cell office:value-type="float" office:value="1.78" calcext:value-type="float">
            <text:p>1.7800</text:p>
          </table:table-cell>
          <table:table-cell/>
          <table:table-cell table:formula="of:=[.E42]+1" office:value-type="float" office:value="41" calcext:value-type="float">
            <text:p>41</text:p>
          </table:table-cell>
          <table:table-cell table:formula="of:=VLOOKUP([.E43];[.$A$2:.$C$60];2; )" office:value-type="string" office:string-value="" calcext:value-type="error">
            <text:p>#N/A</text:p>
          </table:table-cell>
          <table:table-cell table:formula="of:=VLOOKUP([.E43];[.$A$2:.$C$60];3; )" office:value-type="string" office:string-value="" calcext:value-type="error">
            <text:p>#N/A</text:p>
          </table:table-cell>
          <table:table-cell office:value-type="float" office:value="41" calcext:value-type="float">
            <text:p>41</text:p>
          </table:table-cell>
          <table:table-cell table:style-name="ce1" table:formula="of:=([.F47]-[.F42])/6+[.I42]" office:value-type="float" office:value="1.06391666666667" calcext:value-type="float">
            <text:p>1.0639</text:p>
          </table:table-cell>
          <table:table-cell table:style-name="ce1" table:formula="of:=([.G47]-[.G42])/6+[.J42]" office:value-type="float" office:value="0.945833333333333" calcext:value-type="float">
            <text:p>0.9458</text:p>
          </table:table-cell>
          <table:table-cell table:formula="of:= &quot;wing_CD_lookup.append((&quot; &amp; [.H43]&amp; &quot;,&quot; &amp; [.I43]&amp; &quot;,&quot; &amp; [.J43]&amp; &quot;))&quot;" office:value-type="string" office:string-value="wing_CD_lookup.append((41,1.06391666666667,0.945833333333333))" calcext:value-type="string">
            <text:p>wing_CD_lookup.append((41,1.06391666666667,0.945833333333333))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0.22" calcext:value-type="float">
            <text:p>-0.2200</text:p>
          </table:table-cell>
          <table:table-cell office:value-type="float" office:value="1.75" calcext:value-type="float">
            <text:p>1.7500</text:p>
          </table:table-cell>
          <table:table-cell/>
          <table:table-cell table:formula="of:=[.E43]+1" office:value-type="float" office:value="42" calcext:value-type="float">
            <text:p>42</text:p>
          </table:table-cell>
          <table:table-cell table:formula="of:=VLOOKUP([.E44];[.$A$2:.$C$60];2; )" office:value-type="string" office:string-value="" calcext:value-type="error">
            <text:p>#N/A</text:p>
          </table:table-cell>
          <table:table-cell table:formula="of:=VLOOKUP([.E44];[.$A$2:.$C$60];3; )" office:value-type="string" office:string-value="" calcext:value-type="error">
            <text:p>#N/A</text:p>
          </table:table-cell>
          <table:table-cell office:value-type="float" office:value="42" calcext:value-type="float">
            <text:p>42</text:p>
          </table:table-cell>
          <table:table-cell table:style-name="ce1" table:formula="of:=([.F47]-[.F42])/6+[.I43]" office:value-type="float" office:value="1.05283333333333" calcext:value-type="float">
            <text:p>1.0528</text:p>
          </table:table-cell>
          <table:table-cell table:style-name="ce1" table:formula="of:=([.G47]-[.G42])/6+[.J43]" office:value-type="float" office:value="0.971666666666667" calcext:value-type="float">
            <text:p>0.9717</text:p>
          </table:table-cell>
          <table:table-cell table:formula="of:= &quot;wing_CD_lookup.append((&quot; &amp; [.H44]&amp; &quot;,&quot; &amp; [.I44]&amp; &quot;,&quot; &amp; [.J44]&amp; &quot;))&quot;" office:value-type="string" office:string-value="wing_CD_lookup.append((42,1.05283333333333,0.971666666666667))" calcext:value-type="string">
            <text:p>wing_CD_lookup.append((42,1.05283333333333,0.971666666666667))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-0.37" calcext:value-type="float">
            <text:p>-0.3700</text:p>
          </table:table-cell>
          <table:table-cell office:value-type="float" office:value="1.7" calcext:value-type="float">
            <text:p>1.7000</text:p>
          </table:table-cell>
          <table:table-cell/>
          <table:table-cell table:formula="of:=[.E44]+1" office:value-type="float" office:value="43" calcext:value-type="float">
            <text:p>43</text:p>
          </table:table-cell>
          <table:table-cell table:formula="of:=VLOOKUP([.E45];[.$A$2:.$C$60];2; )" office:value-type="string" office:string-value="" calcext:value-type="error">
            <text:p>#N/A</text:p>
          </table:table-cell>
          <table:table-cell table:formula="of:=VLOOKUP([.E45];[.$A$2:.$C$60];3; )" office:value-type="string" office:string-value="" calcext:value-type="error">
            <text:p>#N/A</text:p>
          </table:table-cell>
          <table:table-cell office:value-type="float" office:value="43" calcext:value-type="float">
            <text:p>43</text:p>
          </table:table-cell>
          <table:table-cell table:style-name="ce1" table:formula="of:=([.F47]-[.F42])/6+[.I44]" office:value-type="float" office:value="1.04175" calcext:value-type="float">
            <text:p>1.0418</text:p>
          </table:table-cell>
          <table:table-cell table:style-name="ce1" table:formula="of:=([.G47]-[.G42])/6+[.J44]" office:value-type="float" office:value="0.9975" calcext:value-type="float">
            <text:p>0.9975</text:p>
          </table:table-cell>
          <table:table-cell table:formula="of:= &quot;wing_CD_lookup.append((&quot; &amp; [.H45]&amp; &quot;,&quot; &amp; [.I45]&amp; &quot;,&quot; &amp; [.J45]&amp; &quot;))&quot;" office:value-type="string" office:string-value="wing_CD_lookup.append((43,1.04175,0.9975))" calcext:value-type="string">
            <text:p>wing_CD_lookup.append((43,1.04175,0.9975))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-0.51" calcext:value-type="float">
            <text:p>-0.5100</text:p>
          </table:table-cell>
          <table:table-cell office:value-type="float" office:value="1.635" calcext:value-type="float">
            <text:p>1.6350</text:p>
          </table:table-cell>
          <table:table-cell/>
          <table:table-cell table:formula="of:=[.E45]+1" office:value-type="float" office:value="44" calcext:value-type="float">
            <text:p>44</text:p>
          </table:table-cell>
          <table:table-cell table:formula="of:=VLOOKUP([.E46];[.$A$2:.$C$60];2; )" office:value-type="string" office:string-value="" calcext:value-type="error">
            <text:p>#N/A</text:p>
          </table:table-cell>
          <table:table-cell table:formula="of:=VLOOKUP([.E46];[.$A$2:.$C$60];3; )" office:value-type="string" office:string-value="" calcext:value-type="error">
            <text:p>#N/A</text:p>
          </table:table-cell>
          <table:table-cell office:value-type="float" office:value="44" calcext:value-type="float">
            <text:p>44</text:p>
          </table:table-cell>
          <table:table-cell table:style-name="ce1" table:formula="of:=([.F47]-[.F42])/6+[.I45]" office:value-type="float" office:value="1.03066666666667" calcext:value-type="float">
            <text:p>1.0307</text:p>
          </table:table-cell>
          <table:table-cell table:style-name="ce1" table:formula="of:=([.G47]-[.G42])/6+[.J45]" office:value-type="float" office:value="1.02333333333333" calcext:value-type="float">
            <text:p>1.0233</text:p>
          </table:table-cell>
          <table:table-cell table:formula="of:= &quot;wing_CD_lookup.append((&quot; &amp; [.H46]&amp; &quot;,&quot; &amp; [.I46]&amp; &quot;,&quot; &amp; [.J46]&amp; &quot;))&quot;" office:value-type="string" office:string-value="wing_CD_lookup.append((44,1.03066666666667,1.02333333333333))" calcext:value-type="string">
            <text:p>wing_CD_lookup.append((44,1.03066666666667,1.02333333333333))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-0.625" calcext:value-type="float">
            <text:p>-0.6250</text:p>
          </table:table-cell>
          <table:table-cell office:value-type="float" office:value="1.555" calcext:value-type="float">
            <text:p>1.5550</text:p>
          </table:table-cell>
          <table:table-cell/>
          <table:table-cell table:formula="of:=[.E46]+1" office:value-type="float" office:value="45" calcext:value-type="float">
            <text:p>45</text:p>
          </table:table-cell>
          <table:table-cell table:formula="of:=VLOOKUP([.E47];[.$A$2:.$C$60];2; )" office:value-type="float" office:value="1.0085" calcext:value-type="float">
            <text:p>1.0085</text:p>
          </table:table-cell>
          <table:table-cell table:formula="of:=VLOOKUP([.E47];[.$A$2:.$C$60];3; )" office:value-type="float" office:value="1.075" calcext:value-type="float">
            <text:p>1.075</text:p>
          </table:table-cell>
          <table:table-cell office:value-type="float" office:value="45" calcext:value-type="float">
            <text:p>45</text:p>
          </table:table-cell>
          <table:table-cell table:style-name="ce1" table:formula="of:=[.F47]" office:value-type="float" office:value="1.0085" calcext:value-type="float">
            <text:p>1.0085</text:p>
          </table:table-cell>
          <table:table-cell table:style-name="ce1" table:formula="of:=[.G47]" office:value-type="float" office:value="1.075" calcext:value-type="float">
            <text:p>1.0750</text:p>
          </table:table-cell>
          <table:table-cell table:formula="of:= &quot;wing_CD_lookup.append((&quot; &amp; [.H47]&amp; &quot;,&quot; &amp; [.I47]&amp; &quot;,&quot; &amp; [.J47]&amp; &quot;))&quot;" office:value-type="string" office:string-value="wing_CD_lookup.append((45,1.0085,1.075))" calcext:value-type="string">
            <text:p>wing_CD_lookup.append((45,1.0085,1.075))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-0.735" calcext:value-type="float">
            <text:p>-0.7350</text:p>
          </table:table-cell>
          <table:table-cell office:value-type="float" office:value="1.465" calcext:value-type="float">
            <text:p>1.4650</text:p>
          </table:table-cell>
          <table:table-cell/>
          <table:table-cell table:formula="of:=[.E47]+1" office:value-type="float" office:value="46" calcext:value-type="float">
            <text:p>46</text:p>
          </table:table-cell>
          <table:table-cell table:formula="of:=VLOOKUP([.E48];[.$A$2:.$C$60];2; )" office:value-type="string" office:string-value="" calcext:value-type="error">
            <text:p>#N/A</text:p>
          </table:table-cell>
          <table:table-cell table:formula="of:=VLOOKUP([.E48];[.$A$2:.$C$60];3; )" office:value-type="string" office:string-value="" calcext:value-type="error">
            <text:p>#N/A</text:p>
          </table:table-cell>
          <table:table-cell office:value-type="float" office:value="46" calcext:value-type="float">
            <text:p>46</text:p>
          </table:table-cell>
          <table:table-cell table:style-name="ce1" table:formula="of:=([.F52]-[.F47])/6+[.I47]" office:value-type="float" office:value="1.01375" calcext:value-type="float">
            <text:p>1.0138</text:p>
          </table:table-cell>
          <table:table-cell table:style-name="ce1" table:formula="of:=([.G52]-[.G47])/6+[.J47]" office:value-type="float" office:value="1.09833333333333" calcext:value-type="float">
            <text:p>1.0983</text:p>
          </table:table-cell>
          <table:table-cell table:formula="of:= &quot;wing_CD_lookup.append((&quot; &amp; [.H48]&amp; &quot;,&quot; &amp; [.I48]&amp; &quot;,&quot; &amp; [.J48]&amp; &quot;))&quot;" office:value-type="string" office:string-value="wing_CD_lookup.append((46,1.01375,1.09833333333333))" calcext:value-type="string">
            <text:p>wing_CD_lookup.append((46,1.01375,1.09833333333333))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-0.84" calcext:value-type="float">
            <text:p>-0.8400</text:p>
          </table:table-cell>
          <table:table-cell office:value-type="float" office:value="1.35" calcext:value-type="float">
            <text:p>1.3500</text:p>
          </table:table-cell>
          <table:table-cell/>
          <table:table-cell table:formula="of:=[.E48]+1" office:value-type="float" office:value="47" calcext:value-type="float">
            <text:p>47</text:p>
          </table:table-cell>
          <table:table-cell table:formula="of:=VLOOKUP([.E49];[.$A$2:.$C$60];2; )" office:value-type="string" office:string-value="" calcext:value-type="error">
            <text:p>#N/A</text:p>
          </table:table-cell>
          <table:table-cell table:formula="of:=VLOOKUP([.E49];[.$A$2:.$C$60];3; )" office:value-type="string" office:string-value="" calcext:value-type="error">
            <text:p>#N/A</text:p>
          </table:table-cell>
          <table:table-cell office:value-type="float" office:value="47" calcext:value-type="float">
            <text:p>47</text:p>
          </table:table-cell>
          <table:table-cell table:style-name="ce1" table:formula="of:=([.F52]-[.F47])/6+[.I48]" office:value-type="float" office:value="1.019" calcext:value-type="float">
            <text:p>1.0190</text:p>
          </table:table-cell>
          <table:table-cell table:style-name="ce1" table:formula="of:=([.G52]-[.G47])/6+[.J48]" office:value-type="float" office:value="1.12166666666667" calcext:value-type="float">
            <text:p>1.1217</text:p>
          </table:table-cell>
          <table:table-cell table:formula="of:= &quot;wing_CD_lookup.append((&quot; &amp; [.H49]&amp; &quot;,&quot; &amp; [.I49]&amp; &quot;,&quot; &amp; [.J49]&amp; &quot;))&quot;" office:value-type="string" office:string-value="wing_CD_lookup.append((47,1.019,1.12166666666667))" calcext:value-type="string">
            <text:p>wing_CD_lookup.append((47,1.019,1.12166666666667))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-0.91" calcext:value-type="float">
            <text:p>-0.9100</text:p>
          </table:table-cell>
          <table:table-cell office:value-type="float" office:value="1.225" calcext:value-type="float">
            <text:p>1.2250</text:p>
          </table:table-cell>
          <table:table-cell/>
          <table:table-cell table:formula="of:=[.E49]+1" office:value-type="float" office:value="48" calcext:value-type="float">
            <text:p>48</text:p>
          </table:table-cell>
          <table:table-cell table:formula="of:=VLOOKUP([.E50];[.$A$2:.$C$60];2; )" office:value-type="string" office:string-value="" calcext:value-type="error">
            <text:p>#N/A</text:p>
          </table:table-cell>
          <table:table-cell table:formula="of:=VLOOKUP([.E50];[.$A$2:.$C$60];3; )" office:value-type="string" office:string-value="" calcext:value-type="error">
            <text:p>#N/A</text:p>
          </table:table-cell>
          <table:table-cell office:value-type="float" office:value="48" calcext:value-type="float">
            <text:p>48</text:p>
          </table:table-cell>
          <table:table-cell table:style-name="ce1" table:formula="of:=([.F52]-[.F47])/6+[.I49]" office:value-type="float" office:value="1.02425" calcext:value-type="float">
            <text:p>1.0243</text:p>
          </table:table-cell>
          <table:table-cell table:style-name="ce1" table:formula="of:=([.G52]-[.G47])/6+[.J49]" office:value-type="float" office:value="1.145" calcext:value-type="float">
            <text:p>1.1450</text:p>
          </table:table-cell>
          <table:table-cell table:formula="of:= &quot;wing_CD_lookup.append((&quot; &amp; [.H50]&amp; &quot;,&quot; &amp; [.I50]&amp; &quot;,&quot; &amp; [.J50]&amp; &quot;))&quot;" office:value-type="string" office:string-value="wing_CD_lookup.append((48,1.02425,1.145))" calcext:value-type="string">
            <text:p>wing_CD_lookup.append((48,1.02425,1.145))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-0.945" calcext:value-type="float">
            <text:p>-0.9450</text:p>
          </table:table-cell>
          <table:table-cell office:value-type="float" office:value="1.085" calcext:value-type="float">
            <text:p>1.0850</text:p>
          </table:table-cell>
          <table:table-cell/>
          <table:table-cell table:formula="of:=[.E50]+1" office:value-type="float" office:value="49" calcext:value-type="float">
            <text:p>49</text:p>
          </table:table-cell>
          <table:table-cell table:formula="of:=VLOOKUP([.E51];[.$A$2:.$C$60];2; )" office:value-type="string" office:string-value="" calcext:value-type="error">
            <text:p>#N/A</text:p>
          </table:table-cell>
          <table:table-cell table:formula="of:=VLOOKUP([.E51];[.$A$2:.$C$60];3; )" office:value-type="string" office:string-value="" calcext:value-type="error">
            <text:p>#N/A</text:p>
          </table:table-cell>
          <table:table-cell office:value-type="float" office:value="49" calcext:value-type="float">
            <text:p>49</text:p>
          </table:table-cell>
          <table:table-cell table:style-name="ce1" table:formula="of:=([.F52]-[.F47])/6+[.I50]" office:value-type="float" office:value="1.0295" calcext:value-type="float">
            <text:p>1.0295</text:p>
          </table:table-cell>
          <table:table-cell table:style-name="ce1" table:formula="of:=([.G52]-[.G47])/6+[.J50]" office:value-type="float" office:value="1.16833333333333" calcext:value-type="float">
            <text:p>1.1683</text:p>
          </table:table-cell>
          <table:table-cell table:formula="of:= &quot;wing_CD_lookup.append((&quot; &amp; [.H51]&amp; &quot;,&quot; &amp; [.I51]&amp; &quot;,&quot; &amp; [.J51]&amp; &quot;))&quot;" office:value-type="string" office:string-value="wing_CD_lookup.append((49,1.0295,1.16833333333333))" calcext:value-type="string">
            <text:p>wing_CD_lookup.append((49,1.0295,1.16833333333333))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-0.945" calcext:value-type="float">
            <text:p>-0.9450</text:p>
          </table:table-cell>
          <table:table-cell office:value-type="float" office:value="0.925" calcext:value-type="float">
            <text:p>0.9250</text:p>
          </table:table-cell>
          <table:table-cell/>
          <table:table-cell table:formula="of:=[.E51]+1" office:value-type="float" office:value="50" calcext:value-type="float">
            <text:p>50</text:p>
          </table:table-cell>
          <table:table-cell table:formula="of:=VLOOKUP([.E52];[.$A$2:.$C$60];2; )" office:value-type="float" office:value="1.04" calcext:value-type="float">
            <text:p>1.04</text:p>
          </table:table-cell>
          <table:table-cell table:formula="of:=VLOOKUP([.E52];[.$A$2:.$C$60];3; )" office:value-type="float" office:value="1.215" calcext:value-type="float">
            <text:p>1.215</text:p>
          </table:table-cell>
          <table:table-cell office:value-type="float" office:value="50" calcext:value-type="float">
            <text:p>50</text:p>
          </table:table-cell>
          <table:table-cell table:style-name="ce1" table:formula="of:=[.F52]" office:value-type="float" office:value="1.04" calcext:value-type="float">
            <text:p>1.0400</text:p>
          </table:table-cell>
          <table:table-cell table:style-name="ce1" table:formula="of:=[.G52]" office:value-type="float" office:value="1.215" calcext:value-type="float">
            <text:p>1.2150</text:p>
          </table:table-cell>
          <table:table-cell table:formula="of:= &quot;wing_CD_lookup.append((&quot; &amp; [.H52]&amp; &quot;,&quot; &amp; [.I52]&amp; &quot;,&quot; &amp; [.J52]&amp; &quot;))&quot;" office:value-type="string" office:string-value="wing_CD_lookup.append((50,1.04,1.215))" calcext:value-type="string">
            <text:p>wing_CD_lookup.append((50,1.04,1.215))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-0.91" calcext:value-type="float">
            <text:p>-0.9100</text:p>
          </table:table-cell>
          <table:table-cell office:value-type="float" office:value="0.755" calcext:value-type="float">
            <text:p>0.7550</text:p>
          </table:table-cell>
          <table:table-cell/>
          <table:table-cell table:formula="of:=[.E52]+1" office:value-type="float" office:value="51" calcext:value-type="float">
            <text:p>51</text:p>
          </table:table-cell>
          <table:table-cell table:formula="of:=VLOOKUP([.E53];[.$A$2:.$C$60];2; )" office:value-type="string" office:string-value="" calcext:value-type="error">
            <text:p>#N/A</text:p>
          </table:table-cell>
          <table:table-cell table:formula="of:=VLOOKUP([.E53];[.$A$2:.$C$60];3; )" office:value-type="string" office:string-value="" calcext:value-type="error">
            <text:p>#N/A</text:p>
          </table:table-cell>
          <table:table-cell office:value-type="float" office:value="51" calcext:value-type="float">
            <text:p>51</text:p>
          </table:table-cell>
          <table:table-cell table:style-name="ce1" table:formula="of:=([.F57]-[.F52])/6+[.I52]" office:value-type="float" office:value="1.0275" calcext:value-type="float">
            <text:p>1.0275</text:p>
          </table:table-cell>
          <table:table-cell table:style-name="ce1" table:formula="of:=([.G57]-[.G52])/6+[.J52]" office:value-type="float" office:value="1.23666666666667" calcext:value-type="float">
            <text:p>1.2367</text:p>
          </table:table-cell>
          <table:table-cell table:formula="of:= &quot;wing_CD_lookup.append((&quot; &amp; [.H53]&amp; &quot;,&quot; &amp; [.I53]&amp; &quot;,&quot; &amp; [.J53]&amp; &quot;))&quot;" office:value-type="string" office:string-value="wing_CD_lookup.append((51,1.0275,1.23666666666667))" calcext:value-type="string">
            <text:p>wing_CD_lookup.append((51,1.0275,1.23666666666667))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-0.85" calcext:value-type="float">
            <text:p>-0.8500</text:p>
          </table:table-cell>
          <table:table-cell office:value-type="float" office:value="0.575" calcext:value-type="float">
            <text:p>0.5750</text:p>
          </table:table-cell>
          <table:table-cell/>
          <table:table-cell table:formula="of:=[.E53]+1" office:value-type="float" office:value="52" calcext:value-type="float">
            <text:p>52</text:p>
          </table:table-cell>
          <table:table-cell table:formula="of:=VLOOKUP([.E54];[.$A$2:.$C$60];2; )" office:value-type="string" office:string-value="" calcext:value-type="error">
            <text:p>#N/A</text:p>
          </table:table-cell>
          <table:table-cell table:formula="of:=VLOOKUP([.E54];[.$A$2:.$C$60];3; )" office:value-type="string" office:string-value="" calcext:value-type="error">
            <text:p>#N/A</text:p>
          </table:table-cell>
          <table:table-cell office:value-type="float" office:value="52" calcext:value-type="float">
            <text:p>52</text:p>
          </table:table-cell>
          <table:table-cell table:style-name="ce1" table:formula="of:=([.F57]-[.F52])/6+[.I53]" office:value-type="float" office:value="1.015" calcext:value-type="float">
            <text:p>1.0150</text:p>
          </table:table-cell>
          <table:table-cell table:style-name="ce1" table:formula="of:=([.G57]-[.G52])/6+[.J53]" office:value-type="float" office:value="1.25833333333333" calcext:value-type="float">
            <text:p>1.2583</text:p>
          </table:table-cell>
          <table:table-cell table:formula="of:= &quot;wing_CD_lookup.append((&quot; &amp; [.H54]&amp; &quot;,&quot; &amp; [.I54]&amp; &quot;,&quot; &amp; [.J54]&amp; &quot;))&quot;" office:value-type="string" office:string-value="wing_CD_lookup.append((52,1.015,1.25833333333333))" calcext:value-type="string">
            <text:p>wing_CD_lookup.append((52,1.015,1.25833333333333))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-0.74" calcext:value-type="float">
            <text:p>-0.7400</text:p>
          </table:table-cell>
          <table:table-cell office:value-type="float" office:value="0.42" calcext:value-type="float">
            <text:p>0.4200</text:p>
          </table:table-cell>
          <table:table-cell/>
          <table:table-cell table:formula="of:=[.E54]+1" office:value-type="float" office:value="53" calcext:value-type="float">
            <text:p>53</text:p>
          </table:table-cell>
          <table:table-cell table:formula="of:=VLOOKUP([.E55];[.$A$2:.$C$60];2; )" office:value-type="string" office:string-value="" calcext:value-type="error">
            <text:p>#N/A</text:p>
          </table:table-cell>
          <table:table-cell table:formula="of:=VLOOKUP([.E55];[.$A$2:.$C$60];3; )" office:value-type="string" office:string-value="" calcext:value-type="error">
            <text:p>#N/A</text:p>
          </table:table-cell>
          <table:table-cell office:value-type="float" office:value="53" calcext:value-type="float">
            <text:p>53</text:p>
          </table:table-cell>
          <table:table-cell table:style-name="ce1" table:formula="of:=([.F57]-[.F52])/6+[.I54]" office:value-type="float" office:value="1.0025" calcext:value-type="float">
            <text:p>1.0025</text:p>
          </table:table-cell>
          <table:table-cell table:style-name="ce1" table:formula="of:=([.G57]-[.G52])/6+[.J54]" office:value-type="float" office:value="1.28" calcext:value-type="float">
            <text:p>1.2800</text:p>
          </table:table-cell>
          <table:table-cell table:formula="of:= &quot;wing_CD_lookup.append((&quot; &amp; [.H55]&amp; &quot;,&quot; &amp; [.I55]&amp; &quot;,&quot; &amp; [.J55]&amp; &quot;))&quot;" office:value-type="string" office:string-value="wing_CD_lookup.append((53,1.0025,1.28))" calcext:value-type="string">
            <text:p>wing_CD_lookup.append((53,1.0025,1.28))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-0.66" calcext:value-type="float">
            <text:p>-0.6600</text:p>
          </table:table-cell>
          <table:table-cell office:value-type="float" office:value="0.32" calcext:value-type="float">
            <text:p>0.3200</text:p>
          </table:table-cell>
          <table:table-cell/>
          <table:table-cell table:formula="of:=[.E55]+1" office:value-type="float" office:value="54" calcext:value-type="float">
            <text:p>54</text:p>
          </table:table-cell>
          <table:table-cell table:formula="of:=VLOOKUP([.E56];[.$A$2:.$C$60];2; )" office:value-type="string" office:string-value="" calcext:value-type="error">
            <text:p>#N/A</text:p>
          </table:table-cell>
          <table:table-cell table:formula="of:=VLOOKUP([.E56];[.$A$2:.$C$60];3; )" office:value-type="string" office:string-value="" calcext:value-type="error">
            <text:p>#N/A</text:p>
          </table:table-cell>
          <table:table-cell office:value-type="float" office:value="54" calcext:value-type="float">
            <text:p>54</text:p>
          </table:table-cell>
          <table:table-cell table:style-name="ce1" table:formula="of:=([.F57]-[.F52])/6+[.I55]" office:value-type="float" office:value="0.99" calcext:value-type="float">
            <text:p>0.9900</text:p>
          </table:table-cell>
          <table:table-cell table:style-name="ce1" table:formula="of:=([.G57]-[.G52])/6+[.J55]" office:value-type="float" office:value="1.30166666666667" calcext:value-type="float">
            <text:p>1.3017</text:p>
          </table:table-cell>
          <table:table-cell table:formula="of:= &quot;wing_CD_lookup.append((&quot; &amp; [.H56]&amp; &quot;,&quot; &amp; [.I56]&amp; &quot;,&quot; &amp; [.J56]&amp; &quot;))&quot;" office:value-type="string" office:string-value="wing_CD_lookup.append((54,0.99,1.30166666666667))" calcext:value-type="string">
            <text:p>wing_CD_lookup.append((54,0.99,1.30166666666667))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-0.675" calcext:value-type="float">
            <text:p>-0.6750</text:p>
          </table:table-cell>
          <table:table-cell office:value-type="float" office:value="0.23" calcext:value-type="float">
            <text:p>0.2300</text:p>
          </table:table-cell>
          <table:table-cell/>
          <table:table-cell table:formula="of:=[.E56]+1" office:value-type="float" office:value="55" calcext:value-type="float">
            <text:p>55</text:p>
          </table:table-cell>
          <table:table-cell table:formula="of:=VLOOKUP([.E57];[.$A$2:.$C$60];2; )" office:value-type="float" office:value="0.965" calcext:value-type="float">
            <text:p>0.965</text:p>
          </table:table-cell>
          <table:table-cell table:formula="of:=VLOOKUP([.E57];[.$A$2:.$C$60];3; )" office:value-type="float" office:value="1.345" calcext:value-type="float">
            <text:p>1.345</text:p>
          </table:table-cell>
          <table:table-cell office:value-type="float" office:value="55" calcext:value-type="float">
            <text:p>55</text:p>
          </table:table-cell>
          <table:table-cell table:style-name="ce1" table:formula="of:=[.F57]" office:value-type="float" office:value="0.965" calcext:value-type="float">
            <text:p>0.9650</text:p>
          </table:table-cell>
          <table:table-cell table:style-name="ce1" table:formula="of:=[.G57]" office:value-type="float" office:value="1.345" calcext:value-type="float">
            <text:p>1.3450</text:p>
          </table:table-cell>
          <table:table-cell table:formula="of:= &quot;wing_CD_lookup.append((&quot; &amp; [.H57]&amp; &quot;,&quot; &amp; [.I57]&amp; &quot;,&quot; &amp; [.J57]&amp; &quot;))&quot;" office:value-type="string" office:string-value="wing_CD_lookup.append((55,0.965,1.345))" calcext:value-type="string">
            <text:p>wing_CD_lookup.append((55,0.965,1.345))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-0.85" calcext:value-type="float">
            <text:p>-0.8500</text:p>
          </table:table-cell>
          <table:table-cell office:value-type="float" office:value="0.14" calcext:value-type="float">
            <text:p>0.1400</text:p>
          </table:table-cell>
          <table:table-cell/>
          <table:table-cell table:formula="of:=[.E57]+1" office:value-type="float" office:value="56" calcext:value-type="float">
            <text:p>56</text:p>
          </table:table-cell>
          <table:table-cell table:formula="of:=VLOOKUP([.E58];[.$A$2:.$C$60];2; )" office:value-type="string" office:string-value="" calcext:value-type="error">
            <text:p>#N/A</text:p>
          </table:table-cell>
          <table:table-cell table:formula="of:=VLOOKUP([.E58];[.$A$2:.$C$60];3; )" office:value-type="string" office:string-value="" calcext:value-type="error">
            <text:p>#N/A</text:p>
          </table:table-cell>
          <table:table-cell office:value-type="float" office:value="56" calcext:value-type="float">
            <text:p>56</text:p>
          </table:table-cell>
          <table:table-cell table:style-name="ce1" table:formula="of:=([.F62]-[.F57])/6+[.I57]" office:value-type="float" office:value="0.95" calcext:value-type="float">
            <text:p>0.9500</text:p>
          </table:table-cell>
          <table:table-cell table:style-name="ce1" table:formula="of:=([.G62]-[.G57])/6+[.J57]" office:value-type="float" office:value="1.36583333333333" calcext:value-type="float">
            <text:p>1.3658</text:p>
          </table:table-cell>
          <table:table-cell table:formula="of:= &quot;wing_CD_lookup.append((&quot; &amp; [.H58]&amp; &quot;,&quot; &amp; [.I58]&amp; &quot;,&quot; &amp; [.J58]&amp; &quot;))&quot;" office:value-type="string" office:string-value="wing_CD_lookup.append((56,0.95,1.36583333333333))" calcext:value-type="string">
            <text:p>wing_CD_lookup.append((56,0.95,1.36583333333333))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-0.69" calcext:value-type="float">
            <text:p>-0.6900</text:p>
          </table:table-cell>
          <table:table-cell office:value-type="float" office:value="0.055" calcext:value-type="float">
            <text:p>0.0550</text:p>
          </table:table-cell>
          <table:table-cell/>
          <table:table-cell table:formula="of:=[.E58]+1" office:value-type="float" office:value="57" calcext:value-type="float">
            <text:p>57</text:p>
          </table:table-cell>
          <table:table-cell table:formula="of:=VLOOKUP([.E59];[.$A$2:.$C$60];2; )" office:value-type="string" office:string-value="" calcext:value-type="error">
            <text:p>#N/A</text:p>
          </table:table-cell>
          <table:table-cell table:formula="of:=VLOOKUP([.E59];[.$A$2:.$C$60];3; )" office:value-type="string" office:string-value="" calcext:value-type="error">
            <text:p>#N/A</text:p>
          </table:table-cell>
          <table:table-cell office:value-type="float" office:value="57" calcext:value-type="float">
            <text:p>57</text:p>
          </table:table-cell>
          <table:table-cell table:style-name="ce1" table:formula="of:=([.F62]-[.F57])/6+[.I58]" office:value-type="float" office:value="0.935" calcext:value-type="float">
            <text:p>0.9350</text:p>
          </table:table-cell>
          <table:table-cell table:style-name="ce1" table:formula="of:=([.G62]-[.G57])/6+[.J58]" office:value-type="float" office:value="1.38666666666667" calcext:value-type="float">
            <text:p>1.3867</text:p>
          </table:table-cell>
          <table:table-cell table:formula="of:= &quot;wing_CD_lookup.append((&quot; &amp; [.H59]&amp; &quot;,&quot; &amp; [.I59]&amp; &quot;,&quot; &amp; [.J59]&amp; &quot;))&quot;" office:value-type="string" office:string-value="wing_CD_lookup.append((57,0.935,1.38666666666667))" calcext:value-type="string">
            <text:p>wing_CD_lookup.append((57,0.935,1.38666666666667))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.0000</text:p>
          </table:table-cell>
          <table:table-cell office:value-type="float" office:value="0.025" calcext:value-type="float">
            <text:p>0.0250</text:p>
          </table:table-cell>
          <table:table-cell/>
          <table:table-cell table:formula="of:=[.E59]+1" office:value-type="float" office:value="58" calcext:value-type="float">
            <text:p>58</text:p>
          </table:table-cell>
          <table:table-cell table:formula="of:=VLOOKUP([.E60];[.$A$2:.$C$60];2; )" office:value-type="string" office:string-value="" calcext:value-type="error">
            <text:p>#N/A</text:p>
          </table:table-cell>
          <table:table-cell table:formula="of:=VLOOKUP([.E60];[.$A$2:.$C$60];3; )" office:value-type="string" office:string-value="" calcext:value-type="error">
            <text:p>#N/A</text:p>
          </table:table-cell>
          <table:table-cell office:value-type="float" office:value="58" calcext:value-type="float">
            <text:p>58</text:p>
          </table:table-cell>
          <table:table-cell table:style-name="ce1" table:formula="of:=([.F62]-[.F57])/6+[.I59]" office:value-type="float" office:value="0.92" calcext:value-type="float">
            <text:p>0.9200</text:p>
          </table:table-cell>
          <table:table-cell table:style-name="ce1" table:formula="of:=([.G62]-[.G57])/6+[.J59]" office:value-type="float" office:value="1.4075" calcext:value-type="float">
            <text:p>1.4075</text:p>
          </table:table-cell>
          <table:table-cell table:formula="of:= &quot;wing_CD_lookup.append((&quot; &amp; [.H60]&amp; &quot;,&quot; &amp; [.I60]&amp; &quot;,&quot; &amp; [.J60]&amp; &quot;))&quot;" office:value-type="string" office:string-value="wing_CD_lookup.append((58,0.92,1.4075))" calcext:value-type="string">
            <text:p>wing_CD_lookup.append((58,0.92,1.4075))</text:p>
          </table:table-cell>
        </table:table-row>
        <table:table-row table:style-name="ro2">
          <table:table-cell table:number-columns-repeated="4"/>
          <table:table-cell table:formula="of:=[.E60]+1" office:value-type="float" office:value="59" calcext:value-type="float">
            <text:p>59</text:p>
          </table:table-cell>
          <table:table-cell table:formula="of:=VLOOKUP([.E61];[.$A$2:.$C$60];2; )" office:value-type="string" office:string-value="" calcext:value-type="error">
            <text:p>#N/A</text:p>
          </table:table-cell>
          <table:table-cell table:formula="of:=VLOOKUP([.E61];[.$A$2:.$C$60];3; )" office:value-type="string" office:string-value="" calcext:value-type="error">
            <text:p>#N/A</text:p>
          </table:table-cell>
          <table:table-cell office:value-type="float" office:value="59" calcext:value-type="float">
            <text:p>59</text:p>
          </table:table-cell>
          <table:table-cell table:style-name="ce1" table:formula="of:=([.F62]-[.F57])/6+[.I60]" office:value-type="float" office:value="0.905" calcext:value-type="float">
            <text:p>0.9050</text:p>
          </table:table-cell>
          <table:table-cell table:style-name="ce1" table:formula="of:=([.G62]-[.G57])/6+[.J60]" office:value-type="float" office:value="1.42833333333333" calcext:value-type="float">
            <text:p>1.4283</text:p>
          </table:table-cell>
          <table:table-cell table:formula="of:= &quot;wing_CD_lookup.append((&quot; &amp; [.H61]&amp; &quot;,&quot; &amp; [.I61]&amp; &quot;,&quot; &amp; [.J61]&amp; &quot;))&quot;" office:value-type="string" office:string-value="wing_CD_lookup.append((59,0.905,1.42833333333333))" calcext:value-type="string">
            <text:p>wing_CD_lookup.append((59,0.905,1.42833333333333))</text:p>
          </table:table-cell>
        </table:table-row>
        <table:table-row table:style-name="ro2">
          <table:table-cell table:number-columns-repeated="4"/>
          <table:table-cell table:formula="of:=[.E61]+1" office:value-type="float" office:value="60" calcext:value-type="float">
            <text:p>60</text:p>
          </table:table-cell>
          <table:table-cell table:formula="of:=VLOOKUP([.E62];[.$A$2:.$C$60];2; )" office:value-type="float" office:value="0.875" calcext:value-type="float">
            <text:p>0.875</text:p>
          </table:table-cell>
          <table:table-cell table:formula="of:=VLOOKUP([.E62];[.$A$2:.$C$60];3; )" office:value-type="float" office:value="1.47" calcext:value-type="float">
            <text:p>1.47</text:p>
          </table:table-cell>
          <table:table-cell office:value-type="float" office:value="60" calcext:value-type="float">
            <text:p>60</text:p>
          </table:table-cell>
          <table:table-cell table:style-name="ce1" table:formula="of:=[.F62]" office:value-type="float" office:value="0.875" calcext:value-type="float">
            <text:p>0.8750</text:p>
          </table:table-cell>
          <table:table-cell table:style-name="ce1" table:formula="of:=[.G62]" office:value-type="float" office:value="1.47" calcext:value-type="float">
            <text:p>1.4700</text:p>
          </table:table-cell>
          <table:table-cell table:formula="of:= &quot;wing_CD_lookup.append((&quot; &amp; [.H62]&amp; &quot;,&quot; &amp; [.I62]&amp; &quot;,&quot; &amp; [.J62]&amp; &quot;))&quot;" office:value-type="string" office:string-value="wing_CD_lookup.append((60,0.875,1.47))" calcext:value-type="string">
            <text:p>wing_CD_lookup.append((60,0.875,1.47))</text:p>
          </table:table-cell>
        </table:table-row>
        <table:table-row table:style-name="ro2">
          <table:table-cell table:number-columns-repeated="4"/>
          <table:table-cell table:formula="of:=[.E62]+1" office:value-type="float" office:value="61" calcext:value-type="float">
            <text:p>61</text:p>
          </table:table-cell>
          <table:table-cell table:formula="of:=VLOOKUP([.E63];[.$A$2:.$C$60];2; )" office:value-type="string" office:string-value="" calcext:value-type="error">
            <text:p>#N/A</text:p>
          </table:table-cell>
          <table:table-cell table:formula="of:=VLOOKUP([.E63];[.$A$2:.$C$60];3; )" office:value-type="string" office:string-value="" calcext:value-type="error">
            <text:p>#N/A</text:p>
          </table:table-cell>
          <table:table-cell office:value-type="float" office:value="61" calcext:value-type="float">
            <text:p>61</text:p>
          </table:table-cell>
          <table:table-cell table:style-name="ce1" table:formula="of:=([.F67]-[.F62])/6+[.I62]" office:value-type="float" office:value="0.856666666666667" calcext:value-type="float">
            <text:p>0.8567</text:p>
          </table:table-cell>
          <table:table-cell table:style-name="ce1" table:formula="of:=([.G67]-[.G62])/6+[.J62]" office:value-type="float" office:value="1.4875" calcext:value-type="float">
            <text:p>1.4875</text:p>
          </table:table-cell>
          <table:table-cell table:formula="of:= &quot;wing_CD_lookup.append((&quot; &amp; [.H63]&amp; &quot;,&quot; &amp; [.I63]&amp; &quot;,&quot; &amp; [.J63]&amp; &quot;))&quot;" office:value-type="string" office:string-value="wing_CD_lookup.append((61,0.856666666666667,1.4875))" calcext:value-type="string">
            <text:p>wing_CD_lookup.append((61,0.856666666666667,1.4875))</text:p>
          </table:table-cell>
        </table:table-row>
        <table:table-row table:style-name="ro2">
          <table:table-cell table:number-columns-repeated="4"/>
          <table:table-cell table:formula="of:=[.E63]+1" office:value-type="float" office:value="62" calcext:value-type="float">
            <text:p>62</text:p>
          </table:table-cell>
          <table:table-cell table:formula="of:=VLOOKUP([.E64];[.$A$2:.$C$60];2; )" office:value-type="string" office:string-value="" calcext:value-type="error">
            <text:p>#N/A</text:p>
          </table:table-cell>
          <table:table-cell table:formula="of:=VLOOKUP([.E64];[.$A$2:.$C$60];3; )" office:value-type="string" office:string-value="" calcext:value-type="error">
            <text:p>#N/A</text:p>
          </table:table-cell>
          <table:table-cell office:value-type="float" office:value="62" calcext:value-type="float">
            <text:p>62</text:p>
          </table:table-cell>
          <table:table-cell table:style-name="ce1" table:formula="of:=([.F67]-[.F62])/6+[.I63]" office:value-type="float" office:value="0.838333333333333" calcext:value-type="float">
            <text:p>0.8383</text:p>
          </table:table-cell>
          <table:table-cell table:style-name="ce1" table:formula="of:=([.G67]-[.G62])/6+[.J63]" office:value-type="float" office:value="1.505" calcext:value-type="float">
            <text:p>1.5050</text:p>
          </table:table-cell>
          <table:table-cell table:formula="of:= &quot;wing_CD_lookup.append((&quot; &amp; [.H64]&amp; &quot;,&quot; &amp; [.I64]&amp; &quot;,&quot; &amp; [.J64]&amp; &quot;))&quot;" office:value-type="string" office:string-value="wing_CD_lookup.append((62,0.838333333333333,1.505))" calcext:value-type="string">
            <text:p>wing_CD_lookup.append((62,0.838333333333333,1.505))</text:p>
          </table:table-cell>
        </table:table-row>
        <table:table-row table:style-name="ro2">
          <table:table-cell table:number-columns-repeated="4"/>
          <table:table-cell table:formula="of:=[.E64]+1" office:value-type="float" office:value="63" calcext:value-type="float">
            <text:p>63</text:p>
          </table:table-cell>
          <table:table-cell table:formula="of:=VLOOKUP([.E65];[.$A$2:.$C$60];2; )" office:value-type="string" office:string-value="" calcext:value-type="error">
            <text:p>#N/A</text:p>
          </table:table-cell>
          <table:table-cell table:formula="of:=VLOOKUP([.E65];[.$A$2:.$C$60];3; )" office:value-type="string" office:string-value="" calcext:value-type="error">
            <text:p>#N/A</text:p>
          </table:table-cell>
          <table:table-cell office:value-type="float" office:value="63" calcext:value-type="float">
            <text:p>63</text:p>
          </table:table-cell>
          <table:table-cell table:style-name="ce1" table:formula="of:=([.F67]-[.F62])/6+[.I64]" office:value-type="float" office:value="0.82" calcext:value-type="float">
            <text:p>0.8200</text:p>
          </table:table-cell>
          <table:table-cell table:style-name="ce1" table:formula="of:=([.G67]-[.G62])/6+[.J64]" office:value-type="float" office:value="1.5225" calcext:value-type="float">
            <text:p>1.5225</text:p>
          </table:table-cell>
          <table:table-cell table:formula="of:= &quot;wing_CD_lookup.append((&quot; &amp; [.H65]&amp; &quot;,&quot; &amp; [.I65]&amp; &quot;,&quot; &amp; [.J65]&amp; &quot;))&quot;" office:value-type="string" office:string-value="wing_CD_lookup.append((63,0.82,1.5225))" calcext:value-type="string">
            <text:p>wing_CD_lookup.append((63,0.82,1.5225))</text:p>
          </table:table-cell>
        </table:table-row>
        <table:table-row table:style-name="ro2">
          <table:table-cell table:number-columns-repeated="4"/>
          <table:table-cell table:formula="of:=[.E65]+1" office:value-type="float" office:value="64" calcext:value-type="float">
            <text:p>64</text:p>
          </table:table-cell>
          <table:table-cell table:formula="of:=VLOOKUP([.E66];[.$A$2:.$C$60];2; )" office:value-type="string" office:string-value="" calcext:value-type="error">
            <text:p>#N/A</text:p>
          </table:table-cell>
          <table:table-cell table:formula="of:=VLOOKUP([.E66];[.$A$2:.$C$60];3; )" office:value-type="string" office:string-value="" calcext:value-type="error">
            <text:p>#N/A</text:p>
          </table:table-cell>
          <table:table-cell office:value-type="float" office:value="64" calcext:value-type="float">
            <text:p>64</text:p>
          </table:table-cell>
          <table:table-cell table:style-name="ce1" table:formula="of:=([.F67]-[.F62])/6+[.I65]" office:value-type="float" office:value="0.801666666666667" calcext:value-type="float">
            <text:p>0.8017</text:p>
          </table:table-cell>
          <table:table-cell table:style-name="ce1" table:formula="of:=([.G67]-[.G62])/6+[.J65]" office:value-type="float" office:value="1.54" calcext:value-type="float">
            <text:p>1.5400</text:p>
          </table:table-cell>
          <table:table-cell table:formula="of:= &quot;wing_CD_lookup.append((&quot; &amp; [.H66]&amp; &quot;,&quot; &amp; [.I66]&amp; &quot;,&quot; &amp; [.J66]&amp; &quot;))&quot;" office:value-type="string" office:string-value="wing_CD_lookup.append((64,0.801666666666667,1.54))" calcext:value-type="string">
            <text:p>wing_CD_lookup.append((64,0.801666666666667,1.54))</text:p>
          </table:table-cell>
        </table:table-row>
        <table:table-row table:style-name="ro2">
          <table:table-cell table:number-columns-repeated="4"/>
          <table:table-cell table:formula="of:=[.E66]+1" office:value-type="float" office:value="65" calcext:value-type="float">
            <text:p>65</text:p>
          </table:table-cell>
          <table:table-cell table:formula="of:=VLOOKUP([.E67];[.$A$2:.$C$60];2; )" office:value-type="float" office:value="0.765" calcext:value-type="float">
            <text:p>0.765</text:p>
          </table:table-cell>
          <table:table-cell table:formula="of:=VLOOKUP([.E67];[.$A$2:.$C$60];3; )" office:value-type="float" office:value="1.575" calcext:value-type="float">
            <text:p>1.575</text:p>
          </table:table-cell>
          <table:table-cell office:value-type="float" office:value="65" calcext:value-type="float">
            <text:p>65</text:p>
          </table:table-cell>
          <table:table-cell table:style-name="ce1" table:formula="of:=[.F67]" office:value-type="float" office:value="0.765" calcext:value-type="float">
            <text:p>0.7650</text:p>
          </table:table-cell>
          <table:table-cell table:style-name="ce1" table:formula="of:=[.G67]" office:value-type="float" office:value="1.575" calcext:value-type="float">
            <text:p>1.5750</text:p>
          </table:table-cell>
          <table:table-cell table:formula="of:= &quot;wing_CD_lookup.append((&quot; &amp; [.H67]&amp; &quot;,&quot; &amp; [.I67]&amp; &quot;,&quot; &amp; [.J67]&amp; &quot;))&quot;" office:value-type="string" office:string-value="wing_CD_lookup.append((65,0.765,1.575))" calcext:value-type="string">
            <text:p>wing_CD_lookup.append((65,0.765,1.575))</text:p>
          </table:table-cell>
        </table:table-row>
        <table:table-row table:style-name="ro2">
          <table:table-cell table:number-columns-repeated="4"/>
          <table:table-cell table:formula="of:=[.E67]+1" office:value-type="float" office:value="66" calcext:value-type="float">
            <text:p>66</text:p>
          </table:table-cell>
          <table:table-cell table:formula="of:=VLOOKUP([.E68];[.$A$2:.$C$60];2; )" office:value-type="string" office:string-value="" calcext:value-type="error">
            <text:p>#N/A</text:p>
          </table:table-cell>
          <table:table-cell table:formula="of:=VLOOKUP([.E68];[.$A$2:.$C$60];3; )" office:value-type="string" office:string-value="" calcext:value-type="error">
            <text:p>#N/A</text:p>
          </table:table-cell>
          <table:table-cell office:value-type="float" office:value="66" calcext:value-type="float">
            <text:p>66</text:p>
          </table:table-cell>
          <table:table-cell table:style-name="ce1" table:formula="of:=([.F72]-[.F67])/6+[.I67]" office:value-type="float" office:value="0.745833333333333" calcext:value-type="float">
            <text:p>0.7458</text:p>
          </table:table-cell>
          <table:table-cell table:style-name="ce1" table:formula="of:=([.G72]-[.G67])/6+[.J67]" office:value-type="float" office:value="1.59" calcext:value-type="float">
            <text:p>1.5900</text:p>
          </table:table-cell>
          <table:table-cell table:formula="of:= &quot;wing_CD_lookup.append((&quot; &amp; [.H68]&amp; &quot;,&quot; &amp; [.I68]&amp; &quot;,&quot; &amp; [.J68]&amp; &quot;))&quot;" office:value-type="string" office:string-value="wing_CD_lookup.append((66,0.745833333333333,1.59))" calcext:value-type="string">
            <text:p>wing_CD_lookup.append((66,0.745833333333333,1.59))</text:p>
          </table:table-cell>
        </table:table-row>
        <table:table-row table:style-name="ro2">
          <table:table-cell table:number-columns-repeated="4"/>
          <table:table-cell table:formula="of:=[.E68]+1" office:value-type="float" office:value="67" calcext:value-type="float">
            <text:p>67</text:p>
          </table:table-cell>
          <table:table-cell table:formula="of:=VLOOKUP([.E69];[.$A$2:.$C$60];2; )" office:value-type="string" office:string-value="" calcext:value-type="error">
            <text:p>#N/A</text:p>
          </table:table-cell>
          <table:table-cell table:formula="of:=VLOOKUP([.E69];[.$A$2:.$C$60];3; )" office:value-type="string" office:string-value="" calcext:value-type="error">
            <text:p>#N/A</text:p>
          </table:table-cell>
          <table:table-cell office:value-type="float" office:value="67" calcext:value-type="float">
            <text:p>67</text:p>
          </table:table-cell>
          <table:table-cell table:style-name="ce1" table:formula="of:=([.F72]-[.F67])/6+[.I68]" office:value-type="float" office:value="0.726666666666667" calcext:value-type="float">
            <text:p>0.7267</text:p>
          </table:table-cell>
          <table:table-cell table:style-name="ce1" table:formula="of:=([.G72]-[.G67])/6+[.J68]" office:value-type="float" office:value="1.605" calcext:value-type="float">
            <text:p>1.6050</text:p>
          </table:table-cell>
          <table:table-cell table:formula="of:= &quot;wing_CD_lookup.append((&quot; &amp; [.H69]&amp; &quot;,&quot; &amp; [.I69]&amp; &quot;,&quot; &amp; [.J69]&amp; &quot;))&quot;" office:value-type="string" office:string-value="wing_CD_lookup.append((67,0.726666666666667,1.605))" calcext:value-type="string">
            <text:p>wing_CD_lookup.append((67,0.726666666666667,1.605))</text:p>
          </table:table-cell>
        </table:table-row>
        <table:table-row table:style-name="ro2">
          <table:table-cell table:number-columns-repeated="4"/>
          <table:table-cell table:formula="of:=[.E69]+1" office:value-type="float" office:value="68" calcext:value-type="float">
            <text:p>68</text:p>
          </table:table-cell>
          <table:table-cell table:formula="of:=VLOOKUP([.E70];[.$A$2:.$C$60];2; )" office:value-type="string" office:string-value="" calcext:value-type="error">
            <text:p>#N/A</text:p>
          </table:table-cell>
          <table:table-cell table:formula="of:=VLOOKUP([.E70];[.$A$2:.$C$60];3; )" office:value-type="string" office:string-value="" calcext:value-type="error">
            <text:p>#N/A</text:p>
          </table:table-cell>
          <table:table-cell office:value-type="float" office:value="68" calcext:value-type="float">
            <text:p>68</text:p>
          </table:table-cell>
          <table:table-cell table:style-name="ce1" table:formula="of:=([.F72]-[.F67])/6+[.I69]" office:value-type="float" office:value="0.7075" calcext:value-type="float">
            <text:p>0.7075</text:p>
          </table:table-cell>
          <table:table-cell table:style-name="ce1" table:formula="of:=([.G72]-[.G67])/6+[.J69]" office:value-type="float" office:value="1.62" calcext:value-type="float">
            <text:p>1.6200</text:p>
          </table:table-cell>
          <table:table-cell table:formula="of:= &quot;wing_CD_lookup.append((&quot; &amp; [.H70]&amp; &quot;,&quot; &amp; [.I70]&amp; &quot;,&quot; &amp; [.J70]&amp; &quot;))&quot;" office:value-type="string" office:string-value="wing_CD_lookup.append((68,0.7075,1.62))" calcext:value-type="string">
            <text:p>wing_CD_lookup.append((68,0.7075,1.62))</text:p>
          </table:table-cell>
        </table:table-row>
        <table:table-row table:style-name="ro2">
          <table:table-cell table:number-columns-repeated="4"/>
          <table:table-cell table:formula="of:=[.E70]+1" office:value-type="float" office:value="69" calcext:value-type="float">
            <text:p>69</text:p>
          </table:table-cell>
          <table:table-cell table:formula="of:=VLOOKUP([.E71];[.$A$2:.$C$60];2; )" office:value-type="string" office:string-value="" calcext:value-type="error">
            <text:p>#N/A</text:p>
          </table:table-cell>
          <table:table-cell table:formula="of:=VLOOKUP([.E71];[.$A$2:.$C$60];3; )" office:value-type="string" office:string-value="" calcext:value-type="error">
            <text:p>#N/A</text:p>
          </table:table-cell>
          <table:table-cell office:value-type="float" office:value="69" calcext:value-type="float">
            <text:p>69</text:p>
          </table:table-cell>
          <table:table-cell table:style-name="ce1" table:formula="of:=([.F72]-[.F67])/6+[.I70]" office:value-type="float" office:value="0.688333333333333" calcext:value-type="float">
            <text:p>0.6883</text:p>
          </table:table-cell>
          <table:table-cell table:style-name="ce1" table:formula="of:=([.G72]-[.G67])/6+[.J70]" office:value-type="float" office:value="1.635" calcext:value-type="float">
            <text:p>1.6350</text:p>
          </table:table-cell>
          <table:table-cell table:formula="of:= &quot;wing_CD_lookup.append((&quot; &amp; [.H71]&amp; &quot;,&quot; &amp; [.I71]&amp; &quot;,&quot; &amp; [.J71]&amp; &quot;))&quot;" office:value-type="string" office:string-value="wing_CD_lookup.append((69,0.688333333333333,1.635))" calcext:value-type="string">
            <text:p>wing_CD_lookup.append((69,0.688333333333333,1.635))</text:p>
          </table:table-cell>
        </table:table-row>
        <table:table-row table:style-name="ro2">
          <table:table-cell table:number-columns-repeated="4"/>
          <table:table-cell table:formula="of:=[.E71]+1" office:value-type="float" office:value="70" calcext:value-type="float">
            <text:p>70</text:p>
          </table:table-cell>
          <table:table-cell table:formula="of:=VLOOKUP([.E72];[.$A$2:.$C$60];2; )" office:value-type="float" office:value="0.65" calcext:value-type="float">
            <text:p>0.65</text:p>
          </table:table-cell>
          <table:table-cell table:formula="of:=VLOOKUP([.E72];[.$A$2:.$C$60];3; )" office:value-type="float" office:value="1.665" calcext:value-type="float">
            <text:p>1.665</text:p>
          </table:table-cell>
          <table:table-cell office:value-type="float" office:value="70" calcext:value-type="float">
            <text:p>70</text:p>
          </table:table-cell>
          <table:table-cell table:style-name="ce1" table:formula="of:=[.F72]" office:value-type="float" office:value="0.65" calcext:value-type="float">
            <text:p>0.6500</text:p>
          </table:table-cell>
          <table:table-cell table:style-name="ce1" table:formula="of:=[.G72]" office:value-type="float" office:value="1.665" calcext:value-type="float">
            <text:p>1.6650</text:p>
          </table:table-cell>
          <table:table-cell table:formula="of:= &quot;wing_CD_lookup.append((&quot; &amp; [.H72]&amp; &quot;,&quot; &amp; [.I72]&amp; &quot;,&quot; &amp; [.J72]&amp; &quot;))&quot;" office:value-type="string" office:string-value="wing_CD_lookup.append((70,0.65,1.665))" calcext:value-type="string">
            <text:p>wing_CD_lookup.append((70,0.65,1.665))</text:p>
          </table:table-cell>
        </table:table-row>
        <table:table-row table:style-name="ro2">
          <table:table-cell table:number-columns-repeated="4"/>
          <table:table-cell table:formula="of:=[.E72]+1" office:value-type="float" office:value="71" calcext:value-type="float">
            <text:p>71</text:p>
          </table:table-cell>
          <table:table-cell table:formula="of:=VLOOKUP([.E73];[.$A$2:.$C$60];2; )" office:value-type="string" office:string-value="" calcext:value-type="error">
            <text:p>#N/A</text:p>
          </table:table-cell>
          <table:table-cell table:formula="of:=VLOOKUP([.E73];[.$A$2:.$C$60];3; )" office:value-type="string" office:string-value="" calcext:value-type="error">
            <text:p>#N/A</text:p>
          </table:table-cell>
          <table:table-cell office:value-type="float" office:value="71" calcext:value-type="float">
            <text:p>71</text:p>
          </table:table-cell>
          <table:table-cell table:style-name="ce1" table:formula="of:=([.F77]-[.F72])/6+[.I72]" office:value-type="float" office:value="0.6275" calcext:value-type="float">
            <text:p>0.6275</text:p>
          </table:table-cell>
          <table:table-cell table:style-name="ce1" table:formula="of:=([.G77]-[.G72])/6+[.J72]" office:value-type="float" office:value="1.67666666666667" calcext:value-type="float">
            <text:p>1.6767</text:p>
          </table:table-cell>
          <table:table-cell table:formula="of:= &quot;wing_CD_lookup.append((&quot; &amp; [.H73]&amp; &quot;,&quot; &amp; [.I73]&amp; &quot;,&quot; &amp; [.J73]&amp; &quot;))&quot;" office:value-type="string" office:string-value="wing_CD_lookup.append((71,0.6275,1.67666666666667))" calcext:value-type="string">
            <text:p>wing_CD_lookup.append((71,0.6275,1.67666666666667))</text:p>
          </table:table-cell>
        </table:table-row>
        <table:table-row table:style-name="ro2">
          <table:table-cell table:number-columns-repeated="4"/>
          <table:table-cell table:formula="of:=[.E73]+1" office:value-type="float" office:value="72" calcext:value-type="float">
            <text:p>72</text:p>
          </table:table-cell>
          <table:table-cell table:formula="of:=VLOOKUP([.E74];[.$A$2:.$C$60];2; )" office:value-type="string" office:string-value="" calcext:value-type="error">
            <text:p>#N/A</text:p>
          </table:table-cell>
          <table:table-cell table:formula="of:=VLOOKUP([.E74];[.$A$2:.$C$60];3; )" office:value-type="string" office:string-value="" calcext:value-type="error">
            <text:p>#N/A</text:p>
          </table:table-cell>
          <table:table-cell office:value-type="float" office:value="72" calcext:value-type="float">
            <text:p>72</text:p>
          </table:table-cell>
          <table:table-cell table:style-name="ce1" table:formula="of:=([.F77]-[.F72])/6+[.I73]" office:value-type="float" office:value="0.605" calcext:value-type="float">
            <text:p>0.6050</text:p>
          </table:table-cell>
          <table:table-cell table:style-name="ce1" table:formula="of:=([.G77]-[.G72])/6+[.J73]" office:value-type="float" office:value="1.68833333333333" calcext:value-type="float">
            <text:p>1.6883</text:p>
          </table:table-cell>
          <table:table-cell table:formula="of:= &quot;wing_CD_lookup.append((&quot; &amp; [.H74]&amp; &quot;,&quot; &amp; [.I74]&amp; &quot;,&quot; &amp; [.J74]&amp; &quot;))&quot;" office:value-type="string" office:string-value="wing_CD_lookup.append((72,0.605,1.68833333333333))" calcext:value-type="string">
            <text:p>wing_CD_lookup.append((72,0.605,1.68833333333333))</text:p>
          </table:table-cell>
        </table:table-row>
        <table:table-row table:style-name="ro2">
          <table:table-cell table:number-columns-repeated="4"/>
          <table:table-cell table:formula="of:=[.E74]+1" office:value-type="float" office:value="73" calcext:value-type="float">
            <text:p>73</text:p>
          </table:table-cell>
          <table:table-cell table:formula="of:=VLOOKUP([.E75];[.$A$2:.$C$60];2; )" office:value-type="string" office:string-value="" calcext:value-type="error">
            <text:p>#N/A</text:p>
          </table:table-cell>
          <table:table-cell table:formula="of:=VLOOKUP([.E75];[.$A$2:.$C$60];3; )" office:value-type="string" office:string-value="" calcext:value-type="error">
            <text:p>#N/A</text:p>
          </table:table-cell>
          <table:table-cell office:value-type="float" office:value="73" calcext:value-type="float">
            <text:p>73</text:p>
          </table:table-cell>
          <table:table-cell table:style-name="ce1" table:formula="of:=([.F77]-[.F72])/6+[.I74]" office:value-type="float" office:value="0.5825" calcext:value-type="float">
            <text:p>0.5825</text:p>
          </table:table-cell>
          <table:table-cell table:style-name="ce1" table:formula="of:=([.G77]-[.G72])/6+[.J74]" office:value-type="float" office:value="1.7" calcext:value-type="float">
            <text:p>1.7000</text:p>
          </table:table-cell>
          <table:table-cell table:formula="of:= &quot;wing_CD_lookup.append((&quot; &amp; [.H75]&amp; &quot;,&quot; &amp; [.I75]&amp; &quot;,&quot; &amp; [.J75]&amp; &quot;))&quot;" office:value-type="string" office:string-value="wing_CD_lookup.append((73,0.5825,1.7))" calcext:value-type="string">
            <text:p>wing_CD_lookup.append((73,0.5825,1.7))</text:p>
          </table:table-cell>
        </table:table-row>
        <table:table-row table:style-name="ro2">
          <table:table-cell table:number-columns-repeated="4"/>
          <table:table-cell table:formula="of:=[.E75]+1" office:value-type="float" office:value="74" calcext:value-type="float">
            <text:p>74</text:p>
          </table:table-cell>
          <table:table-cell table:formula="of:=VLOOKUP([.E76];[.$A$2:.$C$60];2; )" office:value-type="string" office:string-value="" calcext:value-type="error">
            <text:p>#N/A</text:p>
          </table:table-cell>
          <table:table-cell table:formula="of:=VLOOKUP([.E76];[.$A$2:.$C$60];3; )" office:value-type="string" office:string-value="" calcext:value-type="error">
            <text:p>#N/A</text:p>
          </table:table-cell>
          <table:table-cell office:value-type="float" office:value="74" calcext:value-type="float">
            <text:p>74</text:p>
          </table:table-cell>
          <table:table-cell table:style-name="ce1" table:formula="of:=([.F77]-[.F72])/6+[.I75]" office:value-type="float" office:value="0.56" calcext:value-type="float">
            <text:p>0.5600</text:p>
          </table:table-cell>
          <table:table-cell table:style-name="ce1" table:formula="of:=([.G77]-[.G72])/6+[.J75]" office:value-type="float" office:value="1.71166666666667" calcext:value-type="float">
            <text:p>1.7117</text:p>
          </table:table-cell>
          <table:table-cell table:formula="of:= &quot;wing_CD_lookup.append((&quot; &amp; [.H76]&amp; &quot;,&quot; &amp; [.I76]&amp; &quot;,&quot; &amp; [.J76]&amp; &quot;))&quot;" office:value-type="string" office:string-value="wing_CD_lookup.append((74,0.56,1.71166666666667))" calcext:value-type="string">
            <text:p>wing_CD_lookup.append((74,0.56,1.71166666666667))</text:p>
          </table:table-cell>
        </table:table-row>
        <table:table-row table:style-name="ro2">
          <table:table-cell table:number-columns-repeated="4"/>
          <table:table-cell table:formula="of:=[.E76]+1" office:value-type="float" office:value="75" calcext:value-type="float">
            <text:p>75</text:p>
          </table:table-cell>
          <table:table-cell table:formula="of:=VLOOKUP([.E77];[.$A$2:.$C$60];2; )" office:value-type="float" office:value="0.515" calcext:value-type="float">
            <text:p>0.515</text:p>
          </table:table-cell>
          <table:table-cell table:formula="of:=VLOOKUP([.E77];[.$A$2:.$C$60];3; )" office:value-type="float" office:value="1.735" calcext:value-type="float">
            <text:p>1.735</text:p>
          </table:table-cell>
          <table:table-cell office:value-type="float" office:value="75" calcext:value-type="float">
            <text:p>75</text:p>
          </table:table-cell>
          <table:table-cell table:style-name="ce1" table:formula="of:=[.F77]" office:value-type="float" office:value="0.515" calcext:value-type="float">
            <text:p>0.5150</text:p>
          </table:table-cell>
          <table:table-cell table:style-name="ce1" table:formula="of:=[.G77]" office:value-type="float" office:value="1.735" calcext:value-type="float">
            <text:p>1.7350</text:p>
          </table:table-cell>
          <table:table-cell table:formula="of:= &quot;wing_CD_lookup.append((&quot; &amp; [.H77]&amp; &quot;,&quot; &amp; [.I77]&amp; &quot;,&quot; &amp; [.J77]&amp; &quot;))&quot;" office:value-type="string" office:string-value="wing_CD_lookup.append((75,0.515,1.735))" calcext:value-type="string">
            <text:p>wing_CD_lookup.append((75,0.515,1.735))</text:p>
          </table:table-cell>
        </table:table-row>
        <table:table-row table:style-name="ro2">
          <table:table-cell table:number-columns-repeated="4"/>
          <table:table-cell table:formula="of:=[.E77]+1" office:value-type="float" office:value="76" calcext:value-type="float">
            <text:p>76</text:p>
          </table:table-cell>
          <table:table-cell table:formula="of:=VLOOKUP([.E78];[.$A$2:.$C$60];2; )" office:value-type="string" office:string-value="" calcext:value-type="error">
            <text:p>#N/A</text:p>
          </table:table-cell>
          <table:table-cell table:formula="of:=VLOOKUP([.E78];[.$A$2:.$C$60];3; )" office:value-type="string" office:string-value="" calcext:value-type="error">
            <text:p>#N/A</text:p>
          </table:table-cell>
          <table:table-cell office:value-type="float" office:value="76" calcext:value-type="float">
            <text:p>76</text:p>
          </table:table-cell>
          <table:table-cell table:style-name="ce1" table:formula="of:=([.F82]-[.F77])/6+[.I77]" office:value-type="float" office:value="0.490833333333333" calcext:value-type="float">
            <text:p>0.4908</text:p>
          </table:table-cell>
          <table:table-cell table:style-name="ce1" table:formula="of:=([.G82]-[.G77])/6+[.J77]" office:value-type="float" office:value="1.7425" calcext:value-type="float">
            <text:p>1.7425</text:p>
          </table:table-cell>
          <table:table-cell table:formula="of:= &quot;wing_CD_lookup.append((&quot; &amp; [.H78]&amp; &quot;,&quot; &amp; [.I78]&amp; &quot;,&quot; &amp; [.J78]&amp; &quot;))&quot;" office:value-type="string" office:string-value="wing_CD_lookup.append((76,0.490833333333333,1.7425))" calcext:value-type="string">
            <text:p>wing_CD_lookup.append((76,0.490833333333333,1.7425))</text:p>
          </table:table-cell>
        </table:table-row>
        <table:table-row table:style-name="ro2">
          <table:table-cell table:number-columns-repeated="4"/>
          <table:table-cell table:formula="of:=[.E78]+1" office:value-type="float" office:value="77" calcext:value-type="float">
            <text:p>77</text:p>
          </table:table-cell>
          <table:table-cell table:formula="of:=VLOOKUP([.E79];[.$A$2:.$C$60];2; )" office:value-type="string" office:string-value="" calcext:value-type="error">
            <text:p>#N/A</text:p>
          </table:table-cell>
          <table:table-cell table:formula="of:=VLOOKUP([.E79];[.$A$2:.$C$60];3; )" office:value-type="string" office:string-value="" calcext:value-type="error">
            <text:p>#N/A</text:p>
          </table:table-cell>
          <table:table-cell office:value-type="float" office:value="77" calcext:value-type="float">
            <text:p>77</text:p>
          </table:table-cell>
          <table:table-cell table:style-name="ce1" table:formula="of:=([.F82]-[.F77])/6+[.I78]" office:value-type="float" office:value="0.466666666666667" calcext:value-type="float">
            <text:p>0.4667</text:p>
          </table:table-cell>
          <table:table-cell table:style-name="ce1" table:formula="of:=([.G82]-[.G77])/6+[.J78]" office:value-type="float" office:value="1.75" calcext:value-type="float">
            <text:p>1.7500</text:p>
          </table:table-cell>
          <table:table-cell table:formula="of:= &quot;wing_CD_lookup.append((&quot; &amp; [.H79]&amp; &quot;,&quot; &amp; [.I79]&amp; &quot;,&quot; &amp; [.J79]&amp; &quot;))&quot;" office:value-type="string" office:string-value="wing_CD_lookup.append((77,0.466666666666667,1.75))" calcext:value-type="string">
            <text:p>wing_CD_lookup.append((77,0.466666666666667,1.75))</text:p>
          </table:table-cell>
        </table:table-row>
        <table:table-row table:style-name="ro2">
          <table:table-cell table:number-columns-repeated="4"/>
          <table:table-cell table:formula="of:=[.E79]+1" office:value-type="float" office:value="78" calcext:value-type="float">
            <text:p>78</text:p>
          </table:table-cell>
          <table:table-cell table:formula="of:=VLOOKUP([.E80];[.$A$2:.$C$60];2; )" office:value-type="string" office:string-value="" calcext:value-type="error">
            <text:p>#N/A</text:p>
          </table:table-cell>
          <table:table-cell table:formula="of:=VLOOKUP([.E80];[.$A$2:.$C$60];3; )" office:value-type="string" office:string-value="" calcext:value-type="error">
            <text:p>#N/A</text:p>
          </table:table-cell>
          <table:table-cell office:value-type="float" office:value="78" calcext:value-type="float">
            <text:p>78</text:p>
          </table:table-cell>
          <table:table-cell table:style-name="ce1" table:formula="of:=([.F82]-[.F77])/6+[.I79]" office:value-type="float" office:value="0.4425" calcext:value-type="float">
            <text:p>0.4425</text:p>
          </table:table-cell>
          <table:table-cell table:style-name="ce1" table:formula="of:=([.G82]-[.G77])/6+[.J79]" office:value-type="float" office:value="1.7575" calcext:value-type="float">
            <text:p>1.7575</text:p>
          </table:table-cell>
          <table:table-cell table:formula="of:= &quot;wing_CD_lookup.append((&quot; &amp; [.H80]&amp; &quot;,&quot; &amp; [.I80]&amp; &quot;,&quot; &amp; [.J80]&amp; &quot;))&quot;" office:value-type="string" office:string-value="wing_CD_lookup.append((78,0.4425,1.7575))" calcext:value-type="string">
            <text:p>wing_CD_lookup.append((78,0.4425,1.7575))</text:p>
          </table:table-cell>
        </table:table-row>
        <table:table-row table:style-name="ro2">
          <table:table-cell table:number-columns-repeated="4"/>
          <table:table-cell table:formula="of:=[.E80]+1" office:value-type="float" office:value="79" calcext:value-type="float">
            <text:p>79</text:p>
          </table:table-cell>
          <table:table-cell table:formula="of:=VLOOKUP([.E81];[.$A$2:.$C$60];2; )" office:value-type="string" office:string-value="" calcext:value-type="error">
            <text:p>#N/A</text:p>
          </table:table-cell>
          <table:table-cell table:formula="of:=VLOOKUP([.E81];[.$A$2:.$C$60];3; )" office:value-type="string" office:string-value="" calcext:value-type="error">
            <text:p>#N/A</text:p>
          </table:table-cell>
          <table:table-cell office:value-type="float" office:value="79" calcext:value-type="float">
            <text:p>79</text:p>
          </table:table-cell>
          <table:table-cell table:style-name="ce1" table:formula="of:=([.F82]-[.F77])/6+[.I80]" office:value-type="float" office:value="0.418333333333333" calcext:value-type="float">
            <text:p>0.4183</text:p>
          </table:table-cell>
          <table:table-cell table:style-name="ce1" table:formula="of:=([.G82]-[.G77])/6+[.J80]" office:value-type="float" office:value="1.765" calcext:value-type="float">
            <text:p>1.7650</text:p>
          </table:table-cell>
          <table:table-cell table:formula="of:= &quot;wing_CD_lookup.append((&quot; &amp; [.H81]&amp; &quot;,&quot; &amp; [.I81]&amp; &quot;,&quot; &amp; [.J81]&amp; &quot;))&quot;" office:value-type="string" office:string-value="wing_CD_lookup.append((79,0.418333333333333,1.765))" calcext:value-type="string">
            <text:p>wing_CD_lookup.append((79,0.418333333333333,1.765))</text:p>
          </table:table-cell>
        </table:table-row>
        <table:table-row table:style-name="ro2">
          <table:table-cell table:number-columns-repeated="4"/>
          <table:table-cell table:formula="of:=[.E81]+1" office:value-type="float" office:value="80" calcext:value-type="float">
            <text:p>80</text:p>
          </table:table-cell>
          <table:table-cell table:formula="of:=VLOOKUP([.E82];[.$A$2:.$C$60];2; )" office:value-type="float" office:value="0.37" calcext:value-type="float">
            <text:p>0.37</text:p>
          </table:table-cell>
          <table:table-cell table:formula="of:=VLOOKUP([.E82];[.$A$2:.$C$60];3; )" office:value-type="float" office:value="1.78" calcext:value-type="float">
            <text:p>1.78</text:p>
          </table:table-cell>
          <table:table-cell office:value-type="float" office:value="80" calcext:value-type="float">
            <text:p>80</text:p>
          </table:table-cell>
          <table:table-cell table:style-name="ce1" table:formula="of:=[.F82]" office:value-type="float" office:value="0.37" calcext:value-type="float">
            <text:p>0.3700</text:p>
          </table:table-cell>
          <table:table-cell table:style-name="ce1" table:formula="of:=[.G82]" office:value-type="float" office:value="1.78" calcext:value-type="float">
            <text:p>1.7800</text:p>
          </table:table-cell>
          <table:table-cell table:formula="of:= &quot;wing_CD_lookup.append((&quot; &amp; [.H82]&amp; &quot;,&quot; &amp; [.I82]&amp; &quot;,&quot; &amp; [.J82]&amp; &quot;))&quot;" office:value-type="string" office:string-value="wing_CD_lookup.append((80,0.37,1.78))" calcext:value-type="string">
            <text:p>wing_CD_lookup.append((80,0.37,1.78))</text:p>
          </table:table-cell>
        </table:table-row>
        <table:table-row table:style-name="ro2">
          <table:table-cell table:number-columns-repeated="4"/>
          <table:table-cell table:formula="of:=[.E82]+1" office:value-type="float" office:value="81" calcext:value-type="float">
            <text:p>81</text:p>
          </table:table-cell>
          <table:table-cell table:formula="of:=VLOOKUP([.E83];[.$A$2:.$C$60];2; )" office:value-type="string" office:string-value="" calcext:value-type="error">
            <text:p>#N/A</text:p>
          </table:table-cell>
          <table:table-cell table:formula="of:=VLOOKUP([.E83];[.$A$2:.$C$60];3; )" office:value-type="string" office:string-value="" calcext:value-type="error">
            <text:p>#N/A</text:p>
          </table:table-cell>
          <table:table-cell office:value-type="float" office:value="81" calcext:value-type="float">
            <text:p>81</text:p>
          </table:table-cell>
          <table:table-cell table:style-name="ce1" table:formula="of:=([.F87]-[.F82])/6+[.I82]" office:value-type="float" office:value="0.345" calcext:value-type="float">
            <text:p>0.3450</text:p>
          </table:table-cell>
          <table:table-cell table:style-name="ce1" table:formula="of:=([.G87]-[.G82])/6+[.J82]" office:value-type="float" office:value="1.78333333333333" calcext:value-type="float">
            <text:p>1.7833</text:p>
          </table:table-cell>
          <table:table-cell table:formula="of:= &quot;wing_CD_lookup.append((&quot; &amp; [.H83]&amp; &quot;,&quot; &amp; [.I83]&amp; &quot;,&quot; &amp; [.J83]&amp; &quot;))&quot;" office:value-type="string" office:string-value="wing_CD_lookup.append((81,0.345,1.78333333333333))" calcext:value-type="string">
            <text:p>wing_CD_lookup.append((81,0.345,1.78333333333333))</text:p>
          </table:table-cell>
        </table:table-row>
        <table:table-row table:style-name="ro2">
          <table:table-cell table:number-columns-repeated="4"/>
          <table:table-cell table:formula="of:=[.E83]+1" office:value-type="float" office:value="82" calcext:value-type="float">
            <text:p>82</text:p>
          </table:table-cell>
          <table:table-cell table:formula="of:=VLOOKUP([.E84];[.$A$2:.$C$60];2; )" office:value-type="string" office:string-value="" calcext:value-type="error">
            <text:p>#N/A</text:p>
          </table:table-cell>
          <table:table-cell table:formula="of:=VLOOKUP([.E84];[.$A$2:.$C$60];3; )" office:value-type="string" office:string-value="" calcext:value-type="error">
            <text:p>#N/A</text:p>
          </table:table-cell>
          <table:table-cell office:value-type="float" office:value="82" calcext:value-type="float">
            <text:p>82</text:p>
          </table:table-cell>
          <table:table-cell table:style-name="ce1" table:formula="of:=([.F87]-[.F82])/6+[.I83]" office:value-type="float" office:value="0.32" calcext:value-type="float">
            <text:p>0.3200</text:p>
          </table:table-cell>
          <table:table-cell table:style-name="ce1" table:formula="of:=([.G87]-[.G82])/6+[.J83]" office:value-type="float" office:value="1.78666666666667" calcext:value-type="float">
            <text:p>1.7867</text:p>
          </table:table-cell>
          <table:table-cell table:formula="of:= &quot;wing_CD_lookup.append((&quot; &amp; [.H84]&amp; &quot;,&quot; &amp; [.I84]&amp; &quot;,&quot; &amp; [.J84]&amp; &quot;))&quot;" office:value-type="string" office:string-value="wing_CD_lookup.append((82,0.32,1.78666666666667))" calcext:value-type="string">
            <text:p>wing_CD_lookup.append((82,0.32,1.78666666666667))</text:p>
          </table:table-cell>
        </table:table-row>
        <table:table-row table:style-name="ro2">
          <table:table-cell table:number-columns-repeated="4"/>
          <table:table-cell table:formula="of:=[.E84]+1" office:value-type="float" office:value="83" calcext:value-type="float">
            <text:p>83</text:p>
          </table:table-cell>
          <table:table-cell table:formula="of:=VLOOKUP([.E85];[.$A$2:.$C$60];2; )" office:value-type="string" office:string-value="" calcext:value-type="error">
            <text:p>#N/A</text:p>
          </table:table-cell>
          <table:table-cell table:formula="of:=VLOOKUP([.E85];[.$A$2:.$C$60];3; )" office:value-type="string" office:string-value="" calcext:value-type="error">
            <text:p>#N/A</text:p>
          </table:table-cell>
          <table:table-cell office:value-type="float" office:value="83" calcext:value-type="float">
            <text:p>83</text:p>
          </table:table-cell>
          <table:table-cell table:style-name="ce1" table:formula="of:=([.F87]-[.F82])/6+[.I84]" office:value-type="float" office:value="0.295" calcext:value-type="float">
            <text:p>0.2950</text:p>
          </table:table-cell>
          <table:table-cell table:style-name="ce1" table:formula="of:=([.G87]-[.G82])/6+[.J84]" office:value-type="float" office:value="1.79" calcext:value-type="float">
            <text:p>1.7900</text:p>
          </table:table-cell>
          <table:table-cell table:formula="of:= &quot;wing_CD_lookup.append((&quot; &amp; [.H85]&amp; &quot;,&quot; &amp; [.I85]&amp; &quot;,&quot; &amp; [.J85]&amp; &quot;))&quot;" office:value-type="string" office:string-value="wing_CD_lookup.append((83,0.295,1.79))" calcext:value-type="string">
            <text:p>wing_CD_lookup.append((83,0.295,1.79))</text:p>
          </table:table-cell>
        </table:table-row>
        <table:table-row table:style-name="ro2">
          <table:table-cell table:number-columns-repeated="4"/>
          <table:table-cell table:formula="of:=[.E85]+1" office:value-type="float" office:value="84" calcext:value-type="float">
            <text:p>84</text:p>
          </table:table-cell>
          <table:table-cell table:formula="of:=VLOOKUP([.E86];[.$A$2:.$C$60];2; )" office:value-type="string" office:string-value="" calcext:value-type="error">
            <text:p>#N/A</text:p>
          </table:table-cell>
          <table:table-cell table:formula="of:=VLOOKUP([.E86];[.$A$2:.$C$60];3; )" office:value-type="string" office:string-value="" calcext:value-type="error">
            <text:p>#N/A</text:p>
          </table:table-cell>
          <table:table-cell office:value-type="float" office:value="84" calcext:value-type="float">
            <text:p>84</text:p>
          </table:table-cell>
          <table:table-cell table:style-name="ce1" table:formula="of:=([.F87]-[.F82])/6+[.I85]" office:value-type="float" office:value="0.27" calcext:value-type="float">
            <text:p>0.2700</text:p>
          </table:table-cell>
          <table:table-cell table:style-name="ce1" table:formula="of:=([.G87]-[.G82])/6+[.J85]" office:value-type="float" office:value="1.79333333333333" calcext:value-type="float">
            <text:p>1.7933</text:p>
          </table:table-cell>
          <table:table-cell table:formula="of:= &quot;wing_CD_lookup.append((&quot; &amp; [.H86]&amp; &quot;,&quot; &amp; [.I86]&amp; &quot;,&quot; &amp; [.J86]&amp; &quot;))&quot;" office:value-type="string" office:string-value="wing_CD_lookup.append((84,0.27,1.79333333333333))" calcext:value-type="string">
            <text:p>wing_CD_lookup.append((84,0.27,1.79333333333333))</text:p>
          </table:table-cell>
        </table:table-row>
        <table:table-row table:style-name="ro2">
          <table:table-cell table:number-columns-repeated="4"/>
          <table:table-cell table:formula="of:=[.E86]+1" office:value-type="float" office:value="85" calcext:value-type="float">
            <text:p>85</text:p>
          </table:table-cell>
          <table:table-cell table:formula="of:=VLOOKUP([.E87];[.$A$2:.$C$60];2; )" office:value-type="float" office:value="0.22" calcext:value-type="float">
            <text:p>0.22</text:p>
          </table:table-cell>
          <table:table-cell table:formula="of:=VLOOKUP([.E87];[.$A$2:.$C$60];3; )" office:value-type="float" office:value="1.8" calcext:value-type="float">
            <text:p>1.8</text:p>
          </table:table-cell>
          <table:table-cell office:value-type="float" office:value="85" calcext:value-type="float">
            <text:p>85</text:p>
          </table:table-cell>
          <table:table-cell table:style-name="ce1" table:formula="of:=[.F87]" office:value-type="float" office:value="0.22" calcext:value-type="float">
            <text:p>0.2200</text:p>
          </table:table-cell>
          <table:table-cell table:style-name="ce1" table:formula="of:=[.G87]" office:value-type="float" office:value="1.8" calcext:value-type="float">
            <text:p>1.8000</text:p>
          </table:table-cell>
          <table:table-cell table:formula="of:= &quot;wing_CD_lookup.append((&quot; &amp; [.H87]&amp; &quot;,&quot; &amp; [.I87]&amp; &quot;,&quot; &amp; [.J87]&amp; &quot;))&quot;" office:value-type="string" office:string-value="wing_CD_lookup.append((85,0.22,1.8))" calcext:value-type="string">
            <text:p>wing_CD_lookup.append((85,0.22,1.8))</text:p>
          </table:table-cell>
        </table:table-row>
        <table:table-row table:style-name="ro2">
          <table:table-cell table:number-columns-repeated="4"/>
          <table:table-cell table:formula="of:=[.E87]+1" office:value-type="float" office:value="86" calcext:value-type="float">
            <text:p>86</text:p>
          </table:table-cell>
          <table:table-cell table:formula="of:=VLOOKUP([.E88];[.$A$2:.$C$60];2; )" office:value-type="string" office:string-value="" calcext:value-type="error">
            <text:p>#N/A</text:p>
          </table:table-cell>
          <table:table-cell table:formula="of:=VLOOKUP([.E88];[.$A$2:.$C$60];3; )" office:value-type="string" office:string-value="" calcext:value-type="error">
            <text:p>#N/A</text:p>
          </table:table-cell>
          <table:table-cell office:value-type="float" office:value="86" calcext:value-type="float">
            <text:p>86</text:p>
          </table:table-cell>
          <table:table-cell table:style-name="ce1" table:formula="of:=([.F92]-[.F87])/6+[.I87]" office:value-type="float" office:value="0.195" calcext:value-type="float">
            <text:p>0.1950</text:p>
          </table:table-cell>
          <table:table-cell table:style-name="ce1" table:formula="of:=([.G92]-[.G87])/6+[.J87]" office:value-type="float" office:value="1.8" calcext:value-type="float">
            <text:p>1.8000</text:p>
          </table:table-cell>
          <table:table-cell table:formula="of:= &quot;wing_CD_lookup.append((&quot; &amp; [.H88]&amp; &quot;,&quot; &amp; [.I88]&amp; &quot;,&quot; &amp; [.J88]&amp; &quot;))&quot;" office:value-type="string" office:string-value="wing_CD_lookup.append((86,0.195,1.8))" calcext:value-type="string">
            <text:p>wing_CD_lookup.append((86,0.195,1.8))</text:p>
          </table:table-cell>
        </table:table-row>
        <table:table-row table:style-name="ro2">
          <table:table-cell table:number-columns-repeated="4"/>
          <table:table-cell table:formula="of:=[.E88]+1" office:value-type="float" office:value="87" calcext:value-type="float">
            <text:p>87</text:p>
          </table:table-cell>
          <table:table-cell table:formula="of:=VLOOKUP([.E89];[.$A$2:.$C$60];2; )" office:value-type="string" office:string-value="" calcext:value-type="error">
            <text:p>#N/A</text:p>
          </table:table-cell>
          <table:table-cell table:formula="of:=VLOOKUP([.E89];[.$A$2:.$C$60];3; )" office:value-type="string" office:string-value="" calcext:value-type="error">
            <text:p>#N/A</text:p>
          </table:table-cell>
          <table:table-cell office:value-type="float" office:value="87" calcext:value-type="float">
            <text:p>87</text:p>
          </table:table-cell>
          <table:table-cell table:style-name="ce1" table:formula="of:=([.F92]-[.F87])/6+[.I88]" office:value-type="float" office:value="0.17" calcext:value-type="float">
            <text:p>0.1700</text:p>
          </table:table-cell>
          <table:table-cell table:style-name="ce1" table:formula="of:=([.G92]-[.G87])/6+[.J88]" office:value-type="float" office:value="1.8" calcext:value-type="float">
            <text:p>1.8000</text:p>
          </table:table-cell>
          <table:table-cell table:formula="of:= &quot;wing_CD_lookup.append((&quot; &amp; [.H89]&amp; &quot;,&quot; &amp; [.I89]&amp; &quot;,&quot; &amp; [.J89]&amp; &quot;))&quot;" office:value-type="string" office:string-value="wing_CD_lookup.append((87,0.17,1.8))" calcext:value-type="string">
            <text:p>wing_CD_lookup.append((87,0.17,1.8))</text:p>
          </table:table-cell>
        </table:table-row>
        <table:table-row table:style-name="ro2">
          <table:table-cell table:number-columns-repeated="4"/>
          <table:table-cell table:formula="of:=[.E89]+1" office:value-type="float" office:value="88" calcext:value-type="float">
            <text:p>88</text:p>
          </table:table-cell>
          <table:table-cell table:formula="of:=VLOOKUP([.E90];[.$A$2:.$C$60];2; )" office:value-type="string" office:string-value="" calcext:value-type="error">
            <text:p>#N/A</text:p>
          </table:table-cell>
          <table:table-cell table:formula="of:=VLOOKUP([.E90];[.$A$2:.$C$60];3; )" office:value-type="string" office:string-value="" calcext:value-type="error">
            <text:p>#N/A</text:p>
          </table:table-cell>
          <table:table-cell office:value-type="float" office:value="88" calcext:value-type="float">
            <text:p>88</text:p>
          </table:table-cell>
          <table:table-cell table:style-name="ce1" table:formula="of:=([.F92]-[.F87])/6+[.I89]" office:value-type="float" office:value="0.145" calcext:value-type="float">
            <text:p>0.1450</text:p>
          </table:table-cell>
          <table:table-cell table:style-name="ce1" table:formula="of:=([.G92]-[.G87])/6+[.J89]" office:value-type="float" office:value="1.8" calcext:value-type="float">
            <text:p>1.8000</text:p>
          </table:table-cell>
          <table:table-cell table:formula="of:= &quot;wing_CD_lookup.append((&quot; &amp; [.H90]&amp; &quot;,&quot; &amp; [.I90]&amp; &quot;,&quot; &amp; [.J90]&amp; &quot;))&quot;" office:value-type="string" office:string-value="wing_CD_lookup.append((88,0.145,1.8))" calcext:value-type="string">
            <text:p>wing_CD_lookup.append((88,0.145,1.8))</text:p>
          </table:table-cell>
        </table:table-row>
        <table:table-row table:style-name="ro2">
          <table:table-cell table:number-columns-repeated="4"/>
          <table:table-cell table:formula="of:=[.E90]+1" office:value-type="float" office:value="89" calcext:value-type="float">
            <text:p>89</text:p>
          </table:table-cell>
          <table:table-cell table:formula="of:=VLOOKUP([.E91];[.$A$2:.$C$60];2; )" office:value-type="string" office:string-value="" calcext:value-type="error">
            <text:p>#N/A</text:p>
          </table:table-cell>
          <table:table-cell table:formula="of:=VLOOKUP([.E91];[.$A$2:.$C$60];3; )" office:value-type="string" office:string-value="" calcext:value-type="error">
            <text:p>#N/A</text:p>
          </table:table-cell>
          <table:table-cell office:value-type="float" office:value="89" calcext:value-type="float">
            <text:p>89</text:p>
          </table:table-cell>
          <table:table-cell table:style-name="ce1" table:formula="of:=([.F92]-[.F87])/6+[.I90]" office:value-type="float" office:value="0.12" calcext:value-type="float">
            <text:p>0.1200</text:p>
          </table:table-cell>
          <table:table-cell table:style-name="ce1" table:formula="of:=([.G92]-[.G87])/6+[.J90]" office:value-type="float" office:value="1.8" calcext:value-type="float">
            <text:p>1.8000</text:p>
          </table:table-cell>
          <table:table-cell table:formula="of:= &quot;wing_CD_lookup.append((&quot; &amp; [.H91]&amp; &quot;,&quot; &amp; [.I91]&amp; &quot;,&quot; &amp; [.J91]&amp; &quot;))&quot;" office:value-type="string" office:string-value="wing_CD_lookup.append((89,0.12,1.8))" calcext:value-type="string">
            <text:p>wing_CD_lookup.append((89,0.12,1.8))</text:p>
          </table:table-cell>
        </table:table-row>
        <table:table-row table:style-name="ro2">
          <table:table-cell table:number-columns-repeated="4"/>
          <table:table-cell table:formula="of:=[.E91]+1" office:value-type="float" office:value="90" calcext:value-type="float">
            <text:p>90</text:p>
          </table:table-cell>
          <table:table-cell table:formula="of:=VLOOKUP([.E92];[.$A$2:.$C$60];2; )" office:value-type="float" office:value="0.07" calcext:value-type="float">
            <text:p>0.07</text:p>
          </table:table-cell>
          <table:table-cell table:formula="of:=VLOOKUP([.E92];[.$A$2:.$C$60];3; )" office:value-type="float" office:value="1.8" calcext:value-type="float">
            <text:p>1.8</text:p>
          </table:table-cell>
          <table:table-cell office:value-type="float" office:value="90" calcext:value-type="float">
            <text:p>90</text:p>
          </table:table-cell>
          <table:table-cell table:style-name="ce1" table:formula="of:=[.F92]" office:value-type="float" office:value="0.07" calcext:value-type="float">
            <text:p>0.0700</text:p>
          </table:table-cell>
          <table:table-cell table:style-name="ce1" table:formula="of:=[.G92]" office:value-type="float" office:value="1.8" calcext:value-type="float">
            <text:p>1.8000</text:p>
          </table:table-cell>
          <table:table-cell table:formula="of:= &quot;wing_CD_lookup.append((&quot; &amp; [.H92]&amp; &quot;,&quot; &amp; [.I92]&amp; &quot;,&quot; &amp; [.J92]&amp; &quot;))&quot;" office:value-type="string" office:string-value="wing_CD_lookup.append((90,0.07,1.8))" calcext:value-type="string">
            <text:p>wing_CD_lookup.append((90,0.07,1.8))</text:p>
          </table:table-cell>
        </table:table-row>
        <table:table-row table:style-name="ro2">
          <table:table-cell table:number-columns-repeated="4"/>
          <table:table-cell table:formula="of:=[.E92]+1" office:value-type="float" office:value="91" calcext:value-type="float">
            <text:p>91</text:p>
          </table:table-cell>
          <table:table-cell table:formula="of:=VLOOKUP([.E93];[.$A$2:.$C$60];2; )" office:value-type="string" office:string-value="" calcext:value-type="error">
            <text:p>#N/A</text:p>
          </table:table-cell>
          <table:table-cell table:formula="of:=VLOOKUP([.E93];[.$A$2:.$C$60];3; )" office:value-type="string" office:string-value="" calcext:value-type="error">
            <text:p>#N/A</text:p>
          </table:table-cell>
          <table:table-cell office:value-type="float" office:value="91" calcext:value-type="float">
            <text:p>91</text:p>
          </table:table-cell>
          <table:table-cell table:style-name="ce1" table:formula="of:=([.F97]-[.F92])/6+[.I92]" office:value-type="float" office:value="0.0466666666666667" calcext:value-type="float">
            <text:p>0.0467</text:p>
          </table:table-cell>
          <table:table-cell table:style-name="ce1" table:formula="of:=([.G97]-[.G92])/6+[.J92]" office:value-type="float" office:value="1.79666666666667" calcext:value-type="float">
            <text:p>1.7967</text:p>
          </table:table-cell>
          <table:table-cell table:formula="of:= &quot;wing_CD_lookup.append((&quot; &amp; [.H93]&amp; &quot;,&quot; &amp; [.I93]&amp; &quot;,&quot; &amp; [.J93]&amp; &quot;))&quot;" office:value-type="string" office:string-value="wing_CD_lookup.append((91,0.0466666666666667,1.79666666666667))" calcext:value-type="string">
            <text:p>wing_CD_lookup.append((91,0.0466666666666667,1.79666666666667))</text:p>
          </table:table-cell>
        </table:table-row>
        <table:table-row table:style-name="ro2">
          <table:table-cell table:number-columns-repeated="4"/>
          <table:table-cell table:formula="of:=[.E93]+1" office:value-type="float" office:value="92" calcext:value-type="float">
            <text:p>92</text:p>
          </table:table-cell>
          <table:table-cell table:formula="of:=VLOOKUP([.E94];[.$A$2:.$C$60];2; )" office:value-type="string" office:string-value="" calcext:value-type="error">
            <text:p>#N/A</text:p>
          </table:table-cell>
          <table:table-cell table:formula="of:=VLOOKUP([.E94];[.$A$2:.$C$60];3; )" office:value-type="string" office:string-value="" calcext:value-type="error">
            <text:p>#N/A</text:p>
          </table:table-cell>
          <table:table-cell office:value-type="float" office:value="92" calcext:value-type="float">
            <text:p>92</text:p>
          </table:table-cell>
          <table:table-cell table:style-name="ce1" table:formula="of:=([.F97]-[.F92])/6+[.I93]" office:value-type="float" office:value="0.0233333333333333" calcext:value-type="float">
            <text:p>0.0233</text:p>
          </table:table-cell>
          <table:table-cell table:style-name="ce1" table:formula="of:=([.G97]-[.G92])/6+[.J93]" office:value-type="float" office:value="1.79333333333333" calcext:value-type="float">
            <text:p>1.7933</text:p>
          </table:table-cell>
          <table:table-cell table:formula="of:= &quot;wing_CD_lookup.append((&quot; &amp; [.H94]&amp; &quot;,&quot; &amp; [.I94]&amp; &quot;,&quot; &amp; [.J94]&amp; &quot;))&quot;" office:value-type="string" office:string-value="wing_CD_lookup.append((92,0.0233333333333333,1.79333333333333))" calcext:value-type="string">
            <text:p>wing_CD_lookup.append((92,0.0233333333333333,1.79333333333333))</text:p>
          </table:table-cell>
        </table:table-row>
        <table:table-row table:style-name="ro2">
          <table:table-cell table:number-columns-repeated="4"/>
          <table:table-cell table:formula="of:=[.E94]+1" office:value-type="float" office:value="93" calcext:value-type="float">
            <text:p>93</text:p>
          </table:table-cell>
          <table:table-cell table:formula="of:=VLOOKUP([.E95];[.$A$2:.$C$60];2; )" office:value-type="string" office:string-value="" calcext:value-type="error">
            <text:p>#N/A</text:p>
          </table:table-cell>
          <table:table-cell table:formula="of:=VLOOKUP([.E95];[.$A$2:.$C$60];3; )" office:value-type="string" office:string-value="" calcext:value-type="error">
            <text:p>#N/A</text:p>
          </table:table-cell>
          <table:table-cell office:value-type="float" office:value="93" calcext:value-type="float">
            <text:p>93</text:p>
          </table:table-cell>
          <table:table-cell table:style-name="ce1" table:formula="of:=([.F97]-[.F92])/6+[.I94]" office:value-type="float" office:value="0" calcext:value-type="float">
            <text:p>0.0000</text:p>
          </table:table-cell>
          <table:table-cell table:style-name="ce1" table:formula="of:=([.G97]-[.G92])/6+[.J94]" office:value-type="float" office:value="1.79" calcext:value-type="float">
            <text:p>1.7900</text:p>
          </table:table-cell>
          <table:table-cell table:formula="of:= &quot;wing_CD_lookup.append((&quot; &amp; [.H95]&amp; &quot;,&quot; &amp; [.I95]&amp; &quot;,&quot; &amp; [.J95]&amp; &quot;))&quot;" office:value-type="string" office:string-value="wing_CD_lookup.append((93,0,1.79))" calcext:value-type="string">
            <text:p>wing_CD_lookup.append((93,0,1.79))</text:p>
          </table:table-cell>
        </table:table-row>
        <table:table-row table:style-name="ro2">
          <table:table-cell table:number-columns-repeated="4"/>
          <table:table-cell table:formula="of:=[.E95]+1" office:value-type="float" office:value="94" calcext:value-type="float">
            <text:p>94</text:p>
          </table:table-cell>
          <table:table-cell table:formula="of:=VLOOKUP([.E96];[.$A$2:.$C$60];2; )" office:value-type="string" office:string-value="" calcext:value-type="error">
            <text:p>#N/A</text:p>
          </table:table-cell>
          <table:table-cell table:formula="of:=VLOOKUP([.E96];[.$A$2:.$C$60];3; )" office:value-type="string" office:string-value="" calcext:value-type="error">
            <text:p>#N/A</text:p>
          </table:table-cell>
          <table:table-cell office:value-type="float" office:value="94" calcext:value-type="float">
            <text:p>94</text:p>
          </table:table-cell>
          <table:table-cell table:style-name="ce1" table:formula="of:=([.F97]-[.F92])/6+[.I95]" office:value-type="float" office:value="-0.0233333333333333" calcext:value-type="float">
            <text:p>-0.0233</text:p>
          </table:table-cell>
          <table:table-cell table:style-name="ce1" table:formula="of:=([.G97]-[.G92])/6+[.J95]" office:value-type="float" office:value="1.78666666666667" calcext:value-type="float">
            <text:p>1.7867</text:p>
          </table:table-cell>
          <table:table-cell table:formula="of:= &quot;wing_CD_lookup.append((&quot; &amp; [.H96]&amp; &quot;,&quot; &amp; [.I96]&amp; &quot;,&quot; &amp; [.J96]&amp; &quot;))&quot;" office:value-type="string" office:string-value="wing_CD_lookup.append((94,-0.0233333333333333,1.78666666666667))" calcext:value-type="string">
            <text:p>wing_CD_lookup.append((94,-0.0233333333333333,1.78666666666667))</text:p>
          </table:table-cell>
        </table:table-row>
        <table:table-row table:style-name="ro2">
          <table:table-cell table:number-columns-repeated="4"/>
          <table:table-cell table:formula="of:=[.E96]+1" office:value-type="float" office:value="95" calcext:value-type="float">
            <text:p>95</text:p>
          </table:table-cell>
          <table:table-cell table:formula="of:=VLOOKUP([.E97];[.$A$2:.$C$60];2; )" office:value-type="float" office:value="-0.07" calcext:value-type="float">
            <text:p>-0.07</text:p>
          </table:table-cell>
          <table:table-cell table:formula="of:=VLOOKUP([.E97];[.$A$2:.$C$60];3; )" office:value-type="float" office:value="1.78" calcext:value-type="float">
            <text:p>1.78</text:p>
          </table:table-cell>
          <table:table-cell office:value-type="float" office:value="95" calcext:value-type="float">
            <text:p>95</text:p>
          </table:table-cell>
          <table:table-cell table:style-name="ce1" table:formula="of:=[.F97]" office:value-type="float" office:value="-0.07" calcext:value-type="float">
            <text:p>-0.0700</text:p>
          </table:table-cell>
          <table:table-cell table:style-name="ce1" table:formula="of:=[.G97]" office:value-type="float" office:value="1.78" calcext:value-type="float">
            <text:p>1.7800</text:p>
          </table:table-cell>
          <table:table-cell table:formula="of:= &quot;wing_CD_lookup.append((&quot; &amp; [.H97]&amp; &quot;,&quot; &amp; [.I97]&amp; &quot;,&quot; &amp; [.J97]&amp; &quot;))&quot;" office:value-type="string" office:string-value="wing_CD_lookup.append((95,-0.07,1.78))" calcext:value-type="string">
            <text:p>wing_CD_lookup.append((95,-0.07,1.78))</text:p>
          </table:table-cell>
        </table:table-row>
        <table:table-row table:style-name="ro2">
          <table:table-cell table:number-columns-repeated="4"/>
          <table:table-cell table:formula="of:=[.E97]+1" office:value-type="float" office:value="96" calcext:value-type="float">
            <text:p>96</text:p>
          </table:table-cell>
          <table:table-cell table:formula="of:=VLOOKUP([.E98];[.$A$2:.$C$60];2; )" office:value-type="string" office:string-value="" calcext:value-type="error">
            <text:p>#N/A</text:p>
          </table:table-cell>
          <table:table-cell table:formula="of:=VLOOKUP([.E98];[.$A$2:.$C$60];3; )" office:value-type="string" office:string-value="" calcext:value-type="error">
            <text:p>#N/A</text:p>
          </table:table-cell>
          <table:table-cell office:value-type="float" office:value="96" calcext:value-type="float">
            <text:p>96</text:p>
          </table:table-cell>
          <table:table-cell table:style-name="ce1" table:formula="of:=([.F102]-[.F97])/6+[.I97]" office:value-type="float" office:value="-0.095" calcext:value-type="float">
            <text:p>-0.0950</text:p>
          </table:table-cell>
          <table:table-cell table:style-name="ce1" table:formula="of:=([.G102]-[.G97])/6+[.J97]" office:value-type="float" office:value="1.775" calcext:value-type="float">
            <text:p>1.7750</text:p>
          </table:table-cell>
          <table:table-cell table:formula="of:= &quot;wing_CD_lookup.append((&quot; &amp; [.H98]&amp; &quot;,&quot; &amp; [.I98]&amp; &quot;,&quot; &amp; [.J98]&amp; &quot;))&quot;" office:value-type="string" office:string-value="wing_CD_lookup.append((96,-0.095,1.775))" calcext:value-type="string">
            <text:p>wing_CD_lookup.append((96,-0.095,1.775))</text:p>
          </table:table-cell>
        </table:table-row>
        <table:table-row table:style-name="ro2">
          <table:table-cell table:number-columns-repeated="4"/>
          <table:table-cell table:formula="of:=[.E98]+1" office:value-type="float" office:value="97" calcext:value-type="float">
            <text:p>97</text:p>
          </table:table-cell>
          <table:table-cell table:formula="of:=VLOOKUP([.E99];[.$A$2:.$C$60];2; )" office:value-type="string" office:string-value="" calcext:value-type="error">
            <text:p>#N/A</text:p>
          </table:table-cell>
          <table:table-cell table:formula="of:=VLOOKUP([.E99];[.$A$2:.$C$60];3; )" office:value-type="string" office:string-value="" calcext:value-type="error">
            <text:p>#N/A</text:p>
          </table:table-cell>
          <table:table-cell office:value-type="float" office:value="97" calcext:value-type="float">
            <text:p>97</text:p>
          </table:table-cell>
          <table:table-cell table:style-name="ce1" table:formula="of:=([.F102]-[.F97])/6+[.I98]" office:value-type="float" office:value="-0.12" calcext:value-type="float">
            <text:p>-0.1200</text:p>
          </table:table-cell>
          <table:table-cell table:style-name="ce1" table:formula="of:=([.G102]-[.G97])/6+[.J98]" office:value-type="float" office:value="1.77" calcext:value-type="float">
            <text:p>1.7700</text:p>
          </table:table-cell>
          <table:table-cell table:formula="of:= &quot;wing_CD_lookup.append((&quot; &amp; [.H99]&amp; &quot;,&quot; &amp; [.I99]&amp; &quot;,&quot; &amp; [.J99]&amp; &quot;))&quot;" office:value-type="string" office:string-value="wing_CD_lookup.append((97,-0.12,1.77))" calcext:value-type="string">
            <text:p>wing_CD_lookup.append((97,-0.12,1.77))</text:p>
          </table:table-cell>
        </table:table-row>
        <table:table-row table:style-name="ro2">
          <table:table-cell table:number-columns-repeated="4"/>
          <table:table-cell table:formula="of:=[.E99]+1" office:value-type="float" office:value="98" calcext:value-type="float">
            <text:p>98</text:p>
          </table:table-cell>
          <table:table-cell table:formula="of:=VLOOKUP([.E100];[.$A$2:.$C$60];2; )" office:value-type="string" office:string-value="" calcext:value-type="error">
            <text:p>#N/A</text:p>
          </table:table-cell>
          <table:table-cell table:formula="of:=VLOOKUP([.E100];[.$A$2:.$C$60];3; )" office:value-type="string" office:string-value="" calcext:value-type="error">
            <text:p>#N/A</text:p>
          </table:table-cell>
          <table:table-cell office:value-type="float" office:value="98" calcext:value-type="float">
            <text:p>98</text:p>
          </table:table-cell>
          <table:table-cell table:style-name="ce1" table:formula="of:=([.F102]-[.F97])/6+[.I99]" office:value-type="float" office:value="-0.145" calcext:value-type="float">
            <text:p>-0.1450</text:p>
          </table:table-cell>
          <table:table-cell table:style-name="ce1" table:formula="of:=([.G102]-[.G97])/6+[.J99]" office:value-type="float" office:value="1.765" calcext:value-type="float">
            <text:p>1.7650</text:p>
          </table:table-cell>
          <table:table-cell table:formula="of:= &quot;wing_CD_lookup.append((&quot; &amp; [.H100]&amp; &quot;,&quot; &amp; [.I100]&amp; &quot;,&quot; &amp; [.J100]&amp; &quot;))&quot;" office:value-type="string" office:string-value="wing_CD_lookup.append((98,-0.145,1.765))" calcext:value-type="string">
            <text:p>wing_CD_lookup.append((98,-0.145,1.765))</text:p>
          </table:table-cell>
        </table:table-row>
        <table:table-row table:style-name="ro2">
          <table:table-cell table:number-columns-repeated="4"/>
          <table:table-cell table:formula="of:=[.E100]+1" office:value-type="float" office:value="99" calcext:value-type="float">
            <text:p>99</text:p>
          </table:table-cell>
          <table:table-cell table:formula="of:=VLOOKUP([.E101];[.$A$2:.$C$60];2; )" office:value-type="string" office:string-value="" calcext:value-type="error">
            <text:p>#N/A</text:p>
          </table:table-cell>
          <table:table-cell table:formula="of:=VLOOKUP([.E101];[.$A$2:.$C$60];3; )" office:value-type="string" office:string-value="" calcext:value-type="error">
            <text:p>#N/A</text:p>
          </table:table-cell>
          <table:table-cell office:value-type="float" office:value="99" calcext:value-type="float">
            <text:p>99</text:p>
          </table:table-cell>
          <table:table-cell table:style-name="ce1" table:formula="of:=([.F102]-[.F97])/6+[.I100]" office:value-type="float" office:value="-0.17" calcext:value-type="float">
            <text:p>-0.1700</text:p>
          </table:table-cell>
          <table:table-cell table:style-name="ce1" table:formula="of:=([.G102]-[.G97])/6+[.J100]" office:value-type="float" office:value="1.76" calcext:value-type="float">
            <text:p>1.7600</text:p>
          </table:table-cell>
          <table:table-cell table:formula="of:= &quot;wing_CD_lookup.append((&quot; &amp; [.H101]&amp; &quot;,&quot; &amp; [.I101]&amp; &quot;,&quot; &amp; [.J101]&amp; &quot;))&quot;" office:value-type="string" office:string-value="wing_CD_lookup.append((99,-0.17,1.76))" calcext:value-type="string">
            <text:p>wing_CD_lookup.append((99,-0.17,1.76))</text:p>
          </table:table-cell>
        </table:table-row>
        <table:table-row table:style-name="ro2">
          <table:table-cell table:number-columns-repeated="4"/>
          <table:table-cell table:formula="of:=[.E101]+1" office:value-type="float" office:value="100" calcext:value-type="float">
            <text:p>100</text:p>
          </table:table-cell>
          <table:table-cell table:formula="of:=VLOOKUP([.E102];[.$A$2:.$C$60];2; )" office:value-type="float" office:value="-0.22" calcext:value-type="float">
            <text:p>-0.22</text:p>
          </table:table-cell>
          <table:table-cell table:formula="of:=VLOOKUP([.E102];[.$A$2:.$C$60];3; )"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style-name="ce1" table:formula="of:=[.F102]" office:value-type="float" office:value="-0.22" calcext:value-type="float">
            <text:p>-0.2200</text:p>
          </table:table-cell>
          <table:table-cell table:style-name="ce1" table:formula="of:=[.G102]" office:value-type="float" office:value="1.75" calcext:value-type="float">
            <text:p>1.7500</text:p>
          </table:table-cell>
          <table:table-cell table:formula="of:= &quot;wing_CD_lookup.append((&quot; &amp; [.H102]&amp; &quot;,&quot; &amp; [.I102]&amp; &quot;,&quot; &amp; [.J102]&amp; &quot;))&quot;" office:value-type="string" office:string-value="wing_CD_lookup.append((100,-0.22,1.75))" calcext:value-type="string">
            <text:p>wing_CD_lookup.append((100,-0.22,1.75))</text:p>
          </table:table-cell>
        </table:table-row>
        <table:table-row table:style-name="ro2">
          <table:table-cell table:number-columns-repeated="4"/>
          <table:table-cell table:formula="of:=[.E102]+1" office:value-type="float" office:value="101" calcext:value-type="float">
            <text:p>101</text:p>
          </table:table-cell>
          <table:table-cell table:formula="of:=VLOOKUP([.E103];[.$A$2:.$C$60];2; )" office:value-type="string" office:string-value="" calcext:value-type="error">
            <text:p>#N/A</text:p>
          </table:table-cell>
          <table:table-cell table:formula="of:=VLOOKUP([.E103];[.$A$2:.$C$60];3; )" office:value-type="string" office:string-value="" calcext:value-type="error">
            <text:p>#N/A</text:p>
          </table:table-cell>
          <table:table-cell office:value-type="float" office:value="101" calcext:value-type="float">
            <text:p>101</text:p>
          </table:table-cell>
          <table:table-cell table:style-name="ce1" table:formula="of:=([.F107]-[.F102])/6+[.I102]" office:value-type="float" office:value="-0.245" calcext:value-type="float">
            <text:p>-0.2450</text:p>
          </table:table-cell>
          <table:table-cell table:style-name="ce1" table:formula="of:=([.G107]-[.G102])/6+[.J102]" office:value-type="float" office:value="1.74166666666667" calcext:value-type="float">
            <text:p>1.7417</text:p>
          </table:table-cell>
          <table:table-cell table:formula="of:= &quot;wing_CD_lookup.append((&quot; &amp; [.H103]&amp; &quot;,&quot; &amp; [.I103]&amp; &quot;,&quot; &amp; [.J103]&amp; &quot;))&quot;" office:value-type="string" office:string-value="wing_CD_lookup.append((101,-0.245,1.74166666666667))" calcext:value-type="string">
            <text:p>wing_CD_lookup.append((101,-0.245,1.74166666666667))</text:p>
          </table:table-cell>
        </table:table-row>
        <table:table-row table:style-name="ro2">
          <table:table-cell table:number-columns-repeated="4"/>
          <table:table-cell table:formula="of:=[.E103]+1" office:value-type="float" office:value="102" calcext:value-type="float">
            <text:p>102</text:p>
          </table:table-cell>
          <table:table-cell table:formula="of:=VLOOKUP([.E104];[.$A$2:.$C$60];2; )" office:value-type="string" office:string-value="" calcext:value-type="error">
            <text:p>#N/A</text:p>
          </table:table-cell>
          <table:table-cell table:formula="of:=VLOOKUP([.E104];[.$A$2:.$C$60];3; )" office:value-type="string" office:string-value="" calcext:value-type="error">
            <text:p>#N/A</text:p>
          </table:table-cell>
          <table:table-cell office:value-type="float" office:value="102" calcext:value-type="float">
            <text:p>102</text:p>
          </table:table-cell>
          <table:table-cell table:style-name="ce1" table:formula="of:=([.F107]-[.F102])/6+[.I103]" office:value-type="float" office:value="-0.27" calcext:value-type="float">
            <text:p>-0.2700</text:p>
          </table:table-cell>
          <table:table-cell table:style-name="ce1" table:formula="of:=([.G107]-[.G102])/6+[.J103]" office:value-type="float" office:value="1.73333333333333" calcext:value-type="float">
            <text:p>1.7333</text:p>
          </table:table-cell>
          <table:table-cell table:formula="of:= &quot;wing_CD_lookup.append((&quot; &amp; [.H104]&amp; &quot;,&quot; &amp; [.I104]&amp; &quot;,&quot; &amp; [.J104]&amp; &quot;))&quot;" office:value-type="string" office:string-value="wing_CD_lookup.append((102,-0.27,1.73333333333333))" calcext:value-type="string">
            <text:p>wing_CD_lookup.append((102,-0.27,1.73333333333333))</text:p>
          </table:table-cell>
        </table:table-row>
        <table:table-row table:style-name="ro2">
          <table:table-cell table:number-columns-repeated="4"/>
          <table:table-cell table:formula="of:=[.E104]+1" office:value-type="float" office:value="103" calcext:value-type="float">
            <text:p>103</text:p>
          </table:table-cell>
          <table:table-cell table:formula="of:=VLOOKUP([.E105];[.$A$2:.$C$60];2; )" office:value-type="string" office:string-value="" calcext:value-type="error">
            <text:p>#N/A</text:p>
          </table:table-cell>
          <table:table-cell table:formula="of:=VLOOKUP([.E105];[.$A$2:.$C$60];3; )" office:value-type="string" office:string-value="" calcext:value-type="error">
            <text:p>#N/A</text:p>
          </table:table-cell>
          <table:table-cell office:value-type="float" office:value="103" calcext:value-type="float">
            <text:p>103</text:p>
          </table:table-cell>
          <table:table-cell table:style-name="ce1" table:formula="of:=([.F107]-[.F102])/6+[.I104]" office:value-type="float" office:value="-0.295" calcext:value-type="float">
            <text:p>-0.2950</text:p>
          </table:table-cell>
          <table:table-cell table:style-name="ce1" table:formula="of:=([.G107]-[.G102])/6+[.J104]" office:value-type="float" office:value="1.725" calcext:value-type="float">
            <text:p>1.7250</text:p>
          </table:table-cell>
          <table:table-cell table:formula="of:= &quot;wing_CD_lookup.append((&quot; &amp; [.H105]&amp; &quot;,&quot; &amp; [.I105]&amp; &quot;,&quot; &amp; [.J105]&amp; &quot;))&quot;" office:value-type="string" office:string-value="wing_CD_lookup.append((103,-0.295,1.725))" calcext:value-type="string">
            <text:p>wing_CD_lookup.append((103,-0.295,1.725))</text:p>
          </table:table-cell>
        </table:table-row>
        <table:table-row table:style-name="ro2">
          <table:table-cell table:number-columns-repeated="4"/>
          <table:table-cell table:formula="of:=[.E105]+1" office:value-type="float" office:value="104" calcext:value-type="float">
            <text:p>104</text:p>
          </table:table-cell>
          <table:table-cell table:formula="of:=VLOOKUP([.E106];[.$A$2:.$C$60];2; )" office:value-type="string" office:string-value="" calcext:value-type="error">
            <text:p>#N/A</text:p>
          </table:table-cell>
          <table:table-cell table:formula="of:=VLOOKUP([.E106];[.$A$2:.$C$60];3; )" office:value-type="string" office:string-value="" calcext:value-type="error">
            <text:p>#N/A</text:p>
          </table:table-cell>
          <table:table-cell office:value-type="float" office:value="104" calcext:value-type="float">
            <text:p>104</text:p>
          </table:table-cell>
          <table:table-cell table:style-name="ce1" table:formula="of:=([.F107]-[.F102])/6+[.I105]" office:value-type="float" office:value="-0.32" calcext:value-type="float">
            <text:p>-0.3200</text:p>
          </table:table-cell>
          <table:table-cell table:style-name="ce1" table:formula="of:=([.G107]-[.G102])/6+[.J105]" office:value-type="float" office:value="1.71666666666667" calcext:value-type="float">
            <text:p>1.7167</text:p>
          </table:table-cell>
          <table:table-cell table:formula="of:= &quot;wing_CD_lookup.append((&quot; &amp; [.H106]&amp; &quot;,&quot; &amp; [.I106]&amp; &quot;,&quot; &amp; [.J106]&amp; &quot;))&quot;" office:value-type="string" office:string-value="wing_CD_lookup.append((104,-0.32,1.71666666666667))" calcext:value-type="string">
            <text:p>wing_CD_lookup.append((104,-0.32,1.71666666666667))</text:p>
          </table:table-cell>
        </table:table-row>
        <table:table-row table:style-name="ro2">
          <table:table-cell table:number-columns-repeated="4"/>
          <table:table-cell table:formula="of:=[.E106]+1" office:value-type="float" office:value="105" calcext:value-type="float">
            <text:p>105</text:p>
          </table:table-cell>
          <table:table-cell table:formula="of:=VLOOKUP([.E107];[.$A$2:.$C$60];2; )" office:value-type="float" office:value="-0.37" calcext:value-type="float">
            <text:p>-0.37</text:p>
          </table:table-cell>
          <table:table-cell table:formula="of:=VLOOKUP([.E107];[.$A$2:.$C$60];3; )" office:value-type="float" office:value="1.7" calcext:value-type="float">
            <text:p>1.7</text:p>
          </table:table-cell>
          <table:table-cell office:value-type="float" office:value="105" calcext:value-type="float">
            <text:p>105</text:p>
          </table:table-cell>
          <table:table-cell table:style-name="ce1" table:formula="of:=[.F107]" office:value-type="float" office:value="-0.37" calcext:value-type="float">
            <text:p>-0.3700</text:p>
          </table:table-cell>
          <table:table-cell table:style-name="ce1" table:formula="of:=[.G107]" office:value-type="float" office:value="1.7" calcext:value-type="float">
            <text:p>1.7000</text:p>
          </table:table-cell>
          <table:table-cell table:formula="of:= &quot;wing_CD_lookup.append((&quot; &amp; [.H107]&amp; &quot;,&quot; &amp; [.I107]&amp; &quot;,&quot; &amp; [.J107]&amp; &quot;))&quot;" office:value-type="string" office:string-value="wing_CD_lookup.append((105,-0.37,1.7))" calcext:value-type="string">
            <text:p>wing_CD_lookup.append((105,-0.37,1.7))</text:p>
          </table:table-cell>
        </table:table-row>
        <table:table-row table:style-name="ro2">
          <table:table-cell table:number-columns-repeated="4"/>
          <table:table-cell table:formula="of:=[.E107]+1" office:value-type="float" office:value="106" calcext:value-type="float">
            <text:p>106</text:p>
          </table:table-cell>
          <table:table-cell table:formula="of:=VLOOKUP([.E108];[.$A$2:.$C$60];2; )" office:value-type="string" office:string-value="" calcext:value-type="error">
            <text:p>#N/A</text:p>
          </table:table-cell>
          <table:table-cell table:formula="of:=VLOOKUP([.E108];[.$A$2:.$C$60];3; )" office:value-type="string" office:string-value="" calcext:value-type="error">
            <text:p>#N/A</text:p>
          </table:table-cell>
          <table:table-cell office:value-type="float" office:value="106" calcext:value-type="float">
            <text:p>106</text:p>
          </table:table-cell>
          <table:table-cell table:style-name="ce1" table:formula="of:=([.F112]-[.F107])/6+[.I107]" office:value-type="float" office:value="-0.393333333333333" calcext:value-type="float">
            <text:p>-0.3933</text:p>
          </table:table-cell>
          <table:table-cell table:style-name="ce1" table:formula="of:=([.G112]-[.G107])/6+[.J107]" office:value-type="float" office:value="1.68916666666667" calcext:value-type="float">
            <text:p>1.6892</text:p>
          </table:table-cell>
          <table:table-cell table:formula="of:= &quot;wing_CD_lookup.append((&quot; &amp; [.H108]&amp; &quot;,&quot; &amp; [.I108]&amp; &quot;,&quot; &amp; [.J108]&amp; &quot;))&quot;" office:value-type="string" office:string-value="wing_CD_lookup.append((106,-0.393333333333333,1.68916666666667))" calcext:value-type="string">
            <text:p>wing_CD_lookup.append((106,-0.393333333333333,1.68916666666667))</text:p>
          </table:table-cell>
        </table:table-row>
        <table:table-row table:style-name="ro2">
          <table:table-cell table:number-columns-repeated="4"/>
          <table:table-cell table:formula="of:=[.E108]+1" office:value-type="float" office:value="107" calcext:value-type="float">
            <text:p>107</text:p>
          </table:table-cell>
          <table:table-cell table:formula="of:=VLOOKUP([.E109];[.$A$2:.$C$60];2; )" office:value-type="string" office:string-value="" calcext:value-type="error">
            <text:p>#N/A</text:p>
          </table:table-cell>
          <table:table-cell table:formula="of:=VLOOKUP([.E109];[.$A$2:.$C$60];3; )" office:value-type="string" office:string-value="" calcext:value-type="error">
            <text:p>#N/A</text:p>
          </table:table-cell>
          <table:table-cell office:value-type="float" office:value="107" calcext:value-type="float">
            <text:p>107</text:p>
          </table:table-cell>
          <table:table-cell table:style-name="ce1" table:formula="of:=([.F112]-[.F107])/6+[.I108]" office:value-type="float" office:value="-0.416666666666667" calcext:value-type="float">
            <text:p>-0.4167</text:p>
          </table:table-cell>
          <table:table-cell table:style-name="ce1" table:formula="of:=([.G112]-[.G107])/6+[.J108]" office:value-type="float" office:value="1.67833333333333" calcext:value-type="float">
            <text:p>1.6783</text:p>
          </table:table-cell>
          <table:table-cell table:formula="of:= &quot;wing_CD_lookup.append((&quot; &amp; [.H109]&amp; &quot;,&quot; &amp; [.I109]&amp; &quot;,&quot; &amp; [.J109]&amp; &quot;))&quot;" office:value-type="string" office:string-value="wing_CD_lookup.append((107,-0.416666666666667,1.67833333333333))" calcext:value-type="string">
            <text:p>wing_CD_lookup.append((107,-0.416666666666667,1.67833333333333))</text:p>
          </table:table-cell>
        </table:table-row>
        <table:table-row table:style-name="ro2">
          <table:table-cell table:number-columns-repeated="4"/>
          <table:table-cell table:formula="of:=[.E109]+1" office:value-type="float" office:value="108" calcext:value-type="float">
            <text:p>108</text:p>
          </table:table-cell>
          <table:table-cell table:formula="of:=VLOOKUP([.E110];[.$A$2:.$C$60];2; )" office:value-type="string" office:string-value="" calcext:value-type="error">
            <text:p>#N/A</text:p>
          </table:table-cell>
          <table:table-cell table:formula="of:=VLOOKUP([.E110];[.$A$2:.$C$60];3; )" office:value-type="string" office:string-value="" calcext:value-type="error">
            <text:p>#N/A</text:p>
          </table:table-cell>
          <table:table-cell office:value-type="float" office:value="108" calcext:value-type="float">
            <text:p>108</text:p>
          </table:table-cell>
          <table:table-cell table:style-name="ce1" table:formula="of:=([.F112]-[.F107])/6+[.I109]" office:value-type="float" office:value="-0.44" calcext:value-type="float">
            <text:p>-0.4400</text:p>
          </table:table-cell>
          <table:table-cell table:style-name="ce1" table:formula="of:=([.G112]-[.G107])/6+[.J109]" office:value-type="float" office:value="1.6675" calcext:value-type="float">
            <text:p>1.6675</text:p>
          </table:table-cell>
          <table:table-cell table:formula="of:= &quot;wing_CD_lookup.append((&quot; &amp; [.H110]&amp; &quot;,&quot; &amp; [.I110]&amp; &quot;,&quot; &amp; [.J110]&amp; &quot;))&quot;" office:value-type="string" office:string-value="wing_CD_lookup.append((108,-0.44,1.6675))" calcext:value-type="string">
            <text:p>wing_CD_lookup.append((108,-0.44,1.6675))</text:p>
          </table:table-cell>
        </table:table-row>
        <table:table-row table:style-name="ro2">
          <table:table-cell table:number-columns-repeated="4"/>
          <table:table-cell table:formula="of:=[.E110]+1" office:value-type="float" office:value="109" calcext:value-type="float">
            <text:p>109</text:p>
          </table:table-cell>
          <table:table-cell table:formula="of:=VLOOKUP([.E111];[.$A$2:.$C$60];2; )" office:value-type="string" office:string-value="" calcext:value-type="error">
            <text:p>#N/A</text:p>
          </table:table-cell>
          <table:table-cell table:formula="of:=VLOOKUP([.E111];[.$A$2:.$C$60];3; )" office:value-type="string" office:string-value="" calcext:value-type="error">
            <text:p>#N/A</text:p>
          </table:table-cell>
          <table:table-cell office:value-type="float" office:value="109" calcext:value-type="float">
            <text:p>109</text:p>
          </table:table-cell>
          <table:table-cell table:style-name="ce1" table:formula="of:=([.F112]-[.F107])/6+[.I110]" office:value-type="float" office:value="-0.463333333333333" calcext:value-type="float">
            <text:p>-0.4633</text:p>
          </table:table-cell>
          <table:table-cell table:style-name="ce1" table:formula="of:=([.G112]-[.G107])/6+[.J110]" office:value-type="float" office:value="1.65666666666667" calcext:value-type="float">
            <text:p>1.6567</text:p>
          </table:table-cell>
          <table:table-cell table:formula="of:= &quot;wing_CD_lookup.append((&quot; &amp; [.H111]&amp; &quot;,&quot; &amp; [.I111]&amp; &quot;,&quot; &amp; [.J111]&amp; &quot;))&quot;" office:value-type="string" office:string-value="wing_CD_lookup.append((109,-0.463333333333333,1.65666666666667))" calcext:value-type="string">
            <text:p>wing_CD_lookup.append((109,-0.463333333333333,1.65666666666667))</text:p>
          </table:table-cell>
        </table:table-row>
        <table:table-row table:style-name="ro2">
          <table:table-cell table:number-columns-repeated="4"/>
          <table:table-cell table:formula="of:=[.E111]+1" office:value-type="float" office:value="110" calcext:value-type="float">
            <text:p>110</text:p>
          </table:table-cell>
          <table:table-cell table:formula="of:=VLOOKUP([.E112];[.$A$2:.$C$60];2; )" office:value-type="float" office:value="-0.51" calcext:value-type="float">
            <text:p>-0.51</text:p>
          </table:table-cell>
          <table:table-cell table:formula="of:=VLOOKUP([.E112];[.$A$2:.$C$60];3; )" office:value-type="float" office:value="1.635" calcext:value-type="float">
            <text:p>1.635</text:p>
          </table:table-cell>
          <table:table-cell office:value-type="float" office:value="110" calcext:value-type="float">
            <text:p>110</text:p>
          </table:table-cell>
          <table:table-cell table:style-name="ce1" table:formula="of:=[.F112]" office:value-type="float" office:value="-0.51" calcext:value-type="float">
            <text:p>-0.5100</text:p>
          </table:table-cell>
          <table:table-cell table:style-name="ce1" table:formula="of:=[.G112]" office:value-type="float" office:value="1.635" calcext:value-type="float">
            <text:p>1.6350</text:p>
          </table:table-cell>
          <table:table-cell table:formula="of:= &quot;wing_CD_lookup.append((&quot; &amp; [.H112]&amp; &quot;,&quot; &amp; [.I112]&amp; &quot;,&quot; &amp; [.J112]&amp; &quot;))&quot;" office:value-type="string" office:string-value="wing_CD_lookup.append((110,-0.51,1.635))" calcext:value-type="string">
            <text:p>wing_CD_lookup.append((110,-0.51,1.635))</text:p>
          </table:table-cell>
        </table:table-row>
        <table:table-row table:style-name="ro2">
          <table:table-cell table:number-columns-repeated="4"/>
          <table:table-cell table:formula="of:=[.E112]+1" office:value-type="float" office:value="111" calcext:value-type="float">
            <text:p>111</text:p>
          </table:table-cell>
          <table:table-cell table:formula="of:=VLOOKUP([.E113];[.$A$2:.$C$60];2; )" office:value-type="string" office:string-value="" calcext:value-type="error">
            <text:p>#N/A</text:p>
          </table:table-cell>
          <table:table-cell table:formula="of:=VLOOKUP([.E113];[.$A$2:.$C$60];3; )" office:value-type="string" office:string-value="" calcext:value-type="error">
            <text:p>#N/A</text:p>
          </table:table-cell>
          <table:table-cell office:value-type="float" office:value="111" calcext:value-type="float">
            <text:p>111</text:p>
          </table:table-cell>
          <table:table-cell table:style-name="ce1" table:formula="of:=([.F117]-[.F112])/6+[.I112]" office:value-type="float" office:value="-0.529166666666667" calcext:value-type="float">
            <text:p>-0.5292</text:p>
          </table:table-cell>
          <table:table-cell table:style-name="ce1" table:formula="of:=([.G117]-[.G112])/6+[.J112]" office:value-type="float" office:value="1.62166666666667" calcext:value-type="float">
            <text:p>1.6217</text:p>
          </table:table-cell>
          <table:table-cell table:formula="of:= &quot;wing_CD_lookup.append((&quot; &amp; [.H113]&amp; &quot;,&quot; &amp; [.I113]&amp; &quot;,&quot; &amp; [.J113]&amp; &quot;))&quot;" office:value-type="string" office:string-value="wing_CD_lookup.append((111,-0.529166666666667,1.62166666666667))" calcext:value-type="string">
            <text:p>wing_CD_lookup.append((111,-0.529166666666667,1.62166666666667))</text:p>
          </table:table-cell>
        </table:table-row>
        <table:table-row table:style-name="ro2">
          <table:table-cell table:number-columns-repeated="4"/>
          <table:table-cell table:formula="of:=[.E113]+1" office:value-type="float" office:value="112" calcext:value-type="float">
            <text:p>112</text:p>
          </table:table-cell>
          <table:table-cell table:formula="of:=VLOOKUP([.E114];[.$A$2:.$C$60];2; )" office:value-type="string" office:string-value="" calcext:value-type="error">
            <text:p>#N/A</text:p>
          </table:table-cell>
          <table:table-cell table:formula="of:=VLOOKUP([.E114];[.$A$2:.$C$60];3; )" office:value-type="string" office:string-value="" calcext:value-type="error">
            <text:p>#N/A</text:p>
          </table:table-cell>
          <table:table-cell office:value-type="float" office:value="112" calcext:value-type="float">
            <text:p>112</text:p>
          </table:table-cell>
          <table:table-cell table:style-name="ce1" table:formula="of:=([.F117]-[.F112])/6+[.I113]" office:value-type="float" office:value="-0.548333333333333" calcext:value-type="float">
            <text:p>-0.5483</text:p>
          </table:table-cell>
          <table:table-cell table:style-name="ce1" table:formula="of:=([.G117]-[.G112])/6+[.J113]" office:value-type="float" office:value="1.60833333333333" calcext:value-type="float">
            <text:p>1.6083</text:p>
          </table:table-cell>
          <table:table-cell table:formula="of:= &quot;wing_CD_lookup.append((&quot; &amp; [.H114]&amp; &quot;,&quot; &amp; [.I114]&amp; &quot;,&quot; &amp; [.J114]&amp; &quot;))&quot;" office:value-type="string" office:string-value="wing_CD_lookup.append((112,-0.548333333333333,1.60833333333333))" calcext:value-type="string">
            <text:p>wing_CD_lookup.append((112,-0.548333333333333,1.60833333333333))</text:p>
          </table:table-cell>
        </table:table-row>
        <table:table-row table:style-name="ro2">
          <table:table-cell table:number-columns-repeated="4"/>
          <table:table-cell table:formula="of:=[.E114]+1" office:value-type="float" office:value="113" calcext:value-type="float">
            <text:p>113</text:p>
          </table:table-cell>
          <table:table-cell table:formula="of:=VLOOKUP([.E115];[.$A$2:.$C$60];2; )" office:value-type="string" office:string-value="" calcext:value-type="error">
            <text:p>#N/A</text:p>
          </table:table-cell>
          <table:table-cell table:formula="of:=VLOOKUP([.E115];[.$A$2:.$C$60];3; )" office:value-type="string" office:string-value="" calcext:value-type="error">
            <text:p>#N/A</text:p>
          </table:table-cell>
          <table:table-cell office:value-type="float" office:value="113" calcext:value-type="float">
            <text:p>113</text:p>
          </table:table-cell>
          <table:table-cell table:style-name="ce1" table:formula="of:=([.F117]-[.F112])/6+[.I114]" office:value-type="float" office:value="-0.5675" calcext:value-type="float">
            <text:p>-0.5675</text:p>
          </table:table-cell>
          <table:table-cell table:style-name="ce1" table:formula="of:=([.G117]-[.G112])/6+[.J114]" office:value-type="float" office:value="1.595" calcext:value-type="float">
            <text:p>1.5950</text:p>
          </table:table-cell>
          <table:table-cell table:formula="of:= &quot;wing_CD_lookup.append((&quot; &amp; [.H115]&amp; &quot;,&quot; &amp; [.I115]&amp; &quot;,&quot; &amp; [.J115]&amp; &quot;))&quot;" office:value-type="string" office:string-value="wing_CD_lookup.append((113,-0.5675,1.595))" calcext:value-type="string">
            <text:p>wing_CD_lookup.append((113,-0.5675,1.595))</text:p>
          </table:table-cell>
        </table:table-row>
        <table:table-row table:style-name="ro2">
          <table:table-cell table:number-columns-repeated="4"/>
          <table:table-cell table:formula="of:=[.E115]+1" office:value-type="float" office:value="114" calcext:value-type="float">
            <text:p>114</text:p>
          </table:table-cell>
          <table:table-cell table:formula="of:=VLOOKUP([.E116];[.$A$2:.$C$60];2; )" office:value-type="string" office:string-value="" calcext:value-type="error">
            <text:p>#N/A</text:p>
          </table:table-cell>
          <table:table-cell table:formula="of:=VLOOKUP([.E116];[.$A$2:.$C$60];3; )" office:value-type="string" office:string-value="" calcext:value-type="error">
            <text:p>#N/A</text:p>
          </table:table-cell>
          <table:table-cell office:value-type="float" office:value="114" calcext:value-type="float">
            <text:p>114</text:p>
          </table:table-cell>
          <table:table-cell table:style-name="ce1" table:formula="of:=([.F117]-[.F112])/6+[.I115]" office:value-type="float" office:value="-0.586666666666667" calcext:value-type="float">
            <text:p>-0.5867</text:p>
          </table:table-cell>
          <table:table-cell table:style-name="ce1" table:formula="of:=([.G117]-[.G112])/6+[.J115]" office:value-type="float" office:value="1.58166666666667" calcext:value-type="float">
            <text:p>1.5817</text:p>
          </table:table-cell>
          <table:table-cell table:formula="of:= &quot;wing_CD_lookup.append((&quot; &amp; [.H116]&amp; &quot;,&quot; &amp; [.I116]&amp; &quot;,&quot; &amp; [.J116]&amp; &quot;))&quot;" office:value-type="string" office:string-value="wing_CD_lookup.append((114,-0.586666666666667,1.58166666666667))" calcext:value-type="string">
            <text:p>wing_CD_lookup.append((114,-0.586666666666667,1.58166666666667))</text:p>
          </table:table-cell>
        </table:table-row>
        <table:table-row table:style-name="ro2">
          <table:table-cell table:number-columns-repeated="4"/>
          <table:table-cell table:formula="of:=[.E116]+1" office:value-type="float" office:value="115" calcext:value-type="float">
            <text:p>115</text:p>
          </table:table-cell>
          <table:table-cell table:formula="of:=VLOOKUP([.E117];[.$A$2:.$C$60];2; )" office:value-type="float" office:value="-0.625" calcext:value-type="float">
            <text:p>-0.625</text:p>
          </table:table-cell>
          <table:table-cell table:formula="of:=VLOOKUP([.E117];[.$A$2:.$C$60];3; )" office:value-type="float" office:value="1.555" calcext:value-type="float">
            <text:p>1.555</text:p>
          </table:table-cell>
          <table:table-cell office:value-type="float" office:value="115" calcext:value-type="float">
            <text:p>115</text:p>
          </table:table-cell>
          <table:table-cell table:style-name="ce1" table:formula="of:=[.F117]" office:value-type="float" office:value="-0.625" calcext:value-type="float">
            <text:p>-0.6250</text:p>
          </table:table-cell>
          <table:table-cell table:style-name="ce1" table:formula="of:=[.G117]" office:value-type="float" office:value="1.555" calcext:value-type="float">
            <text:p>1.5550</text:p>
          </table:table-cell>
          <table:table-cell table:formula="of:= &quot;wing_CD_lookup.append((&quot; &amp; [.H117]&amp; &quot;,&quot; &amp; [.I117]&amp; &quot;,&quot; &amp; [.J117]&amp; &quot;))&quot;" office:value-type="string" office:string-value="wing_CD_lookup.append((115,-0.625,1.555))" calcext:value-type="string">
            <text:p>wing_CD_lookup.append((115,-0.625,1.555))</text:p>
          </table:table-cell>
        </table:table-row>
        <table:table-row table:style-name="ro2">
          <table:table-cell table:number-columns-repeated="4"/>
          <table:table-cell table:formula="of:=[.E117]+1" office:value-type="float" office:value="116" calcext:value-type="float">
            <text:p>116</text:p>
          </table:table-cell>
          <table:table-cell table:formula="of:=VLOOKUP([.E118];[.$A$2:.$C$60];2; )" office:value-type="string" office:string-value="" calcext:value-type="error">
            <text:p>#N/A</text:p>
          </table:table-cell>
          <table:table-cell table:formula="of:=VLOOKUP([.E118];[.$A$2:.$C$60];3; )" office:value-type="string" office:string-value="" calcext:value-type="error">
            <text:p>#N/A</text:p>
          </table:table-cell>
          <table:table-cell office:value-type="float" office:value="116" calcext:value-type="float">
            <text:p>116</text:p>
          </table:table-cell>
          <table:table-cell table:style-name="ce1" table:formula="of:=([.F122]-[.F117])/6+[.I117]" office:value-type="float" office:value="-0.643333333333333" calcext:value-type="float">
            <text:p>-0.6433</text:p>
          </table:table-cell>
          <table:table-cell table:style-name="ce1" table:formula="of:=([.G122]-[.G117])/6+[.J117]" office:value-type="float" office:value="1.54" calcext:value-type="float">
            <text:p>1.5400</text:p>
          </table:table-cell>
          <table:table-cell table:formula="of:= &quot;wing_CD_lookup.append((&quot; &amp; [.H118]&amp; &quot;,&quot; &amp; [.I118]&amp; &quot;,&quot; &amp; [.J118]&amp; &quot;))&quot;" office:value-type="string" office:string-value="wing_CD_lookup.append((116,-0.643333333333333,1.54))" calcext:value-type="string">
            <text:p>wing_CD_lookup.append((116,-0.643333333333333,1.54))</text:p>
          </table:table-cell>
        </table:table-row>
        <table:table-row table:style-name="ro2">
          <table:table-cell table:number-columns-repeated="4"/>
          <table:table-cell table:formula="of:=[.E118]+1" office:value-type="float" office:value="117" calcext:value-type="float">
            <text:p>117</text:p>
          </table:table-cell>
          <table:table-cell table:formula="of:=VLOOKUP([.E119];[.$A$2:.$C$60];2; )" office:value-type="string" office:string-value="" calcext:value-type="error">
            <text:p>#N/A</text:p>
          </table:table-cell>
          <table:table-cell table:formula="of:=VLOOKUP([.E119];[.$A$2:.$C$60];3; )" office:value-type="string" office:string-value="" calcext:value-type="error">
            <text:p>#N/A</text:p>
          </table:table-cell>
          <table:table-cell office:value-type="float" office:value="117" calcext:value-type="float">
            <text:p>117</text:p>
          </table:table-cell>
          <table:table-cell table:style-name="ce1" table:formula="of:=([.F122]-[.F117])/6+[.I118]" office:value-type="float" office:value="-0.661666666666667" calcext:value-type="float">
            <text:p>-0.6617</text:p>
          </table:table-cell>
          <table:table-cell table:style-name="ce1" table:formula="of:=([.G122]-[.G117])/6+[.J118]" office:value-type="float" office:value="1.525" calcext:value-type="float">
            <text:p>1.5250</text:p>
          </table:table-cell>
          <table:table-cell table:formula="of:= &quot;wing_CD_lookup.append((&quot; &amp; [.H119]&amp; &quot;,&quot; &amp; [.I119]&amp; &quot;,&quot; &amp; [.J119]&amp; &quot;))&quot;" office:value-type="string" office:string-value="wing_CD_lookup.append((117,-0.661666666666667,1.525))" calcext:value-type="string">
            <text:p>wing_CD_lookup.append((117,-0.661666666666667,1.525))</text:p>
          </table:table-cell>
        </table:table-row>
        <table:table-row table:style-name="ro2">
          <table:table-cell table:number-columns-repeated="4"/>
          <table:table-cell table:formula="of:=[.E119]+1" office:value-type="float" office:value="118" calcext:value-type="float">
            <text:p>118</text:p>
          </table:table-cell>
          <table:table-cell table:formula="of:=VLOOKUP([.E120];[.$A$2:.$C$60];2; )" office:value-type="string" office:string-value="" calcext:value-type="error">
            <text:p>#N/A</text:p>
          </table:table-cell>
          <table:table-cell table:formula="of:=VLOOKUP([.E120];[.$A$2:.$C$60];3; )" office:value-type="string" office:string-value="" calcext:value-type="error">
            <text:p>#N/A</text:p>
          </table:table-cell>
          <table:table-cell office:value-type="float" office:value="118" calcext:value-type="float">
            <text:p>118</text:p>
          </table:table-cell>
          <table:table-cell table:style-name="ce1" table:formula="of:=([.F122]-[.F117])/6+[.I119]" office:value-type="float" office:value="-0.68" calcext:value-type="float">
            <text:p>-0.6800</text:p>
          </table:table-cell>
          <table:table-cell table:style-name="ce1" table:formula="of:=([.G122]-[.G117])/6+[.J119]" office:value-type="float" office:value="1.51" calcext:value-type="float">
            <text:p>1.5100</text:p>
          </table:table-cell>
          <table:table-cell table:formula="of:= &quot;wing_CD_lookup.append((&quot; &amp; [.H120]&amp; &quot;,&quot; &amp; [.I120]&amp; &quot;,&quot; &amp; [.J120]&amp; &quot;))&quot;" office:value-type="string" office:string-value="wing_CD_lookup.append((118,-0.68,1.51))" calcext:value-type="string">
            <text:p>wing_CD_lookup.append((118,-0.68,1.51))</text:p>
          </table:table-cell>
        </table:table-row>
        <table:table-row table:style-name="ro2">
          <table:table-cell table:number-columns-repeated="4"/>
          <table:table-cell table:formula="of:=[.E120]+1" office:value-type="float" office:value="119" calcext:value-type="float">
            <text:p>119</text:p>
          </table:table-cell>
          <table:table-cell table:formula="of:=VLOOKUP([.E121];[.$A$2:.$C$60];2; )" office:value-type="string" office:string-value="" calcext:value-type="error">
            <text:p>#N/A</text:p>
          </table:table-cell>
          <table:table-cell table:formula="of:=VLOOKUP([.E121];[.$A$2:.$C$60];3; )" office:value-type="string" office:string-value="" calcext:value-type="error">
            <text:p>#N/A</text:p>
          </table:table-cell>
          <table:table-cell office:value-type="float" office:value="119" calcext:value-type="float">
            <text:p>119</text:p>
          </table:table-cell>
          <table:table-cell table:style-name="ce1" table:formula="of:=([.F122]-[.F117])/6+[.I120]" office:value-type="float" office:value="-0.698333333333333" calcext:value-type="float">
            <text:p>-0.6983</text:p>
          </table:table-cell>
          <table:table-cell table:style-name="ce1" table:formula="of:=([.G122]-[.G117])/6+[.J120]" office:value-type="float" office:value="1.495" calcext:value-type="float">
            <text:p>1.4950</text:p>
          </table:table-cell>
          <table:table-cell table:formula="of:= &quot;wing_CD_lookup.append((&quot; &amp; [.H121]&amp; &quot;,&quot; &amp; [.I121]&amp; &quot;,&quot; &amp; [.J121]&amp; &quot;))&quot;" office:value-type="string" office:string-value="wing_CD_lookup.append((119,-0.698333333333333,1.495))" calcext:value-type="string">
            <text:p>wing_CD_lookup.append((119,-0.698333333333333,1.495))</text:p>
          </table:table-cell>
        </table:table-row>
        <table:table-row table:style-name="ro2">
          <table:table-cell table:number-columns-repeated="4"/>
          <table:table-cell table:formula="of:=[.E121]+1" office:value-type="float" office:value="120" calcext:value-type="float">
            <text:p>120</text:p>
          </table:table-cell>
          <table:table-cell table:formula="of:=VLOOKUP([.E122];[.$A$2:.$C$60];2; )" office:value-type="float" office:value="-0.735" calcext:value-type="float">
            <text:p>-0.735</text:p>
          </table:table-cell>
          <table:table-cell table:formula="of:=VLOOKUP([.E122];[.$A$2:.$C$60];3; )" office:value-type="float" office:value="1.465" calcext:value-type="float">
            <text:p>1.465</text:p>
          </table:table-cell>
          <table:table-cell office:value-type="float" office:value="120" calcext:value-type="float">
            <text:p>120</text:p>
          </table:table-cell>
          <table:table-cell table:style-name="ce1" table:formula="of:=[.F122]" office:value-type="float" office:value="-0.735" calcext:value-type="float">
            <text:p>-0.7350</text:p>
          </table:table-cell>
          <table:table-cell table:style-name="ce1" table:formula="of:=[.G122]" office:value-type="float" office:value="1.465" calcext:value-type="float">
            <text:p>1.4650</text:p>
          </table:table-cell>
          <table:table-cell table:formula="of:= &quot;wing_CD_lookup.append((&quot; &amp; [.H122]&amp; &quot;,&quot; &amp; [.I122]&amp; &quot;,&quot; &amp; [.J122]&amp; &quot;))&quot;" office:value-type="string" office:string-value="wing_CD_lookup.append((120,-0.735,1.465))" calcext:value-type="string">
            <text:p>wing_CD_lookup.append((120,-0.735,1.465))</text:p>
          </table:table-cell>
        </table:table-row>
        <table:table-row table:style-name="ro2">
          <table:table-cell table:number-columns-repeated="4"/>
          <table:table-cell table:formula="of:=[.E122]+1" office:value-type="float" office:value="121" calcext:value-type="float">
            <text:p>121</text:p>
          </table:table-cell>
          <table:table-cell table:formula="of:=VLOOKUP([.E123];[.$A$2:.$C$60];2; )" office:value-type="string" office:string-value="" calcext:value-type="error">
            <text:p>#N/A</text:p>
          </table:table-cell>
          <table:table-cell table:formula="of:=VLOOKUP([.E123];[.$A$2:.$C$60];3; )" office:value-type="string" office:string-value="" calcext:value-type="error">
            <text:p>#N/A</text:p>
          </table:table-cell>
          <table:table-cell office:value-type="float" office:value="121" calcext:value-type="float">
            <text:p>121</text:p>
          </table:table-cell>
          <table:table-cell table:style-name="ce1" table:formula="of:=([.F127]-[.F122])/6+[.I122]" office:value-type="float" office:value="-0.7525" calcext:value-type="float">
            <text:p>-0.7525</text:p>
          </table:table-cell>
          <table:table-cell table:style-name="ce1" table:formula="of:=([.G127]-[.G122])/6+[.J122]" office:value-type="float" office:value="1.44583333333333" calcext:value-type="float">
            <text:p>1.4458</text:p>
          </table:table-cell>
          <table:table-cell table:formula="of:= &quot;wing_CD_lookup.append((&quot; &amp; [.H123]&amp; &quot;,&quot; &amp; [.I123]&amp; &quot;,&quot; &amp; [.J123]&amp; &quot;))&quot;" office:value-type="string" office:string-value="wing_CD_lookup.append((121,-0.7525,1.44583333333333))" calcext:value-type="string">
            <text:p>wing_CD_lookup.append((121,-0.7525,1.44583333333333))</text:p>
          </table:table-cell>
        </table:table-row>
        <table:table-row table:style-name="ro2">
          <table:table-cell table:number-columns-repeated="4"/>
          <table:table-cell table:formula="of:=[.E123]+1" office:value-type="float" office:value="122" calcext:value-type="float">
            <text:p>122</text:p>
          </table:table-cell>
          <table:table-cell table:formula="of:=VLOOKUP([.E124];[.$A$2:.$C$60];2; )" office:value-type="string" office:string-value="" calcext:value-type="error">
            <text:p>#N/A</text:p>
          </table:table-cell>
          <table:table-cell table:formula="of:=VLOOKUP([.E124];[.$A$2:.$C$60];3; )" office:value-type="string" office:string-value="" calcext:value-type="error">
            <text:p>#N/A</text:p>
          </table:table-cell>
          <table:table-cell office:value-type="float" office:value="122" calcext:value-type="float">
            <text:p>122</text:p>
          </table:table-cell>
          <table:table-cell table:style-name="ce1" table:formula="of:=([.F127]-[.F122])/6+[.I123]" office:value-type="float" office:value="-0.77" calcext:value-type="float">
            <text:p>-0.7700</text:p>
          </table:table-cell>
          <table:table-cell table:style-name="ce1" table:formula="of:=([.G127]-[.G122])/6+[.J123]" office:value-type="float" office:value="1.42666666666667" calcext:value-type="float">
            <text:p>1.4267</text:p>
          </table:table-cell>
          <table:table-cell table:formula="of:= &quot;wing_CD_lookup.append((&quot; &amp; [.H124]&amp; &quot;,&quot; &amp; [.I124]&amp; &quot;,&quot; &amp; [.J124]&amp; &quot;))&quot;" office:value-type="string" office:string-value="wing_CD_lookup.append((122,-0.77,1.42666666666667))" calcext:value-type="string">
            <text:p>wing_CD_lookup.append((122,-0.77,1.42666666666667))</text:p>
          </table:table-cell>
        </table:table-row>
        <table:table-row table:style-name="ro2">
          <table:table-cell table:number-columns-repeated="4"/>
          <table:table-cell table:formula="of:=[.E124]+1" office:value-type="float" office:value="123" calcext:value-type="float">
            <text:p>123</text:p>
          </table:table-cell>
          <table:table-cell table:formula="of:=VLOOKUP([.E125];[.$A$2:.$C$60];2; )" office:value-type="string" office:string-value="" calcext:value-type="error">
            <text:p>#N/A</text:p>
          </table:table-cell>
          <table:table-cell table:formula="of:=VLOOKUP([.E125];[.$A$2:.$C$60];3; )" office:value-type="string" office:string-value="" calcext:value-type="error">
            <text:p>#N/A</text:p>
          </table:table-cell>
          <table:table-cell office:value-type="float" office:value="123" calcext:value-type="float">
            <text:p>123</text:p>
          </table:table-cell>
          <table:table-cell table:style-name="ce1" table:formula="of:=([.F127]-[.F122])/6+[.I124]" office:value-type="float" office:value="-0.7875" calcext:value-type="float">
            <text:p>-0.7875</text:p>
          </table:table-cell>
          <table:table-cell table:style-name="ce1" table:formula="of:=([.G127]-[.G122])/6+[.J124]" office:value-type="float" office:value="1.4075" calcext:value-type="float">
            <text:p>1.4075</text:p>
          </table:table-cell>
          <table:table-cell table:formula="of:= &quot;wing_CD_lookup.append((&quot; &amp; [.H125]&amp; &quot;,&quot; &amp; [.I125]&amp; &quot;,&quot; &amp; [.J125]&amp; &quot;))&quot;" office:value-type="string" office:string-value="wing_CD_lookup.append((123,-0.7875,1.4075))" calcext:value-type="string">
            <text:p>wing_CD_lookup.append((123,-0.7875,1.4075))</text:p>
          </table:table-cell>
        </table:table-row>
        <table:table-row table:style-name="ro2">
          <table:table-cell table:number-columns-repeated="4"/>
          <table:table-cell table:formula="of:=[.E125]+1" office:value-type="float" office:value="124" calcext:value-type="float">
            <text:p>124</text:p>
          </table:table-cell>
          <table:table-cell table:formula="of:=VLOOKUP([.E126];[.$A$2:.$C$60];2; )" office:value-type="string" office:string-value="" calcext:value-type="error">
            <text:p>#N/A</text:p>
          </table:table-cell>
          <table:table-cell table:formula="of:=VLOOKUP([.E126];[.$A$2:.$C$60];3; )" office:value-type="string" office:string-value="" calcext:value-type="error">
            <text:p>#N/A</text:p>
          </table:table-cell>
          <table:table-cell office:value-type="float" office:value="124" calcext:value-type="float">
            <text:p>124</text:p>
          </table:table-cell>
          <table:table-cell table:style-name="ce1" table:formula="of:=([.F127]-[.F122])/6+[.I125]" office:value-type="float" office:value="-0.805" calcext:value-type="float">
            <text:p>-0.8050</text:p>
          </table:table-cell>
          <table:table-cell table:style-name="ce1" table:formula="of:=([.G127]-[.G122])/6+[.J125]" office:value-type="float" office:value="1.38833333333333" calcext:value-type="float">
            <text:p>1.3883</text:p>
          </table:table-cell>
          <table:table-cell table:formula="of:= &quot;wing_CD_lookup.append((&quot; &amp; [.H126]&amp; &quot;,&quot; &amp; [.I126]&amp; &quot;,&quot; &amp; [.J126]&amp; &quot;))&quot;" office:value-type="string" office:string-value="wing_CD_lookup.append((124,-0.805,1.38833333333333))" calcext:value-type="string">
            <text:p>wing_CD_lookup.append((124,-0.805,1.38833333333333))</text:p>
          </table:table-cell>
        </table:table-row>
        <table:table-row table:style-name="ro2">
          <table:table-cell table:number-columns-repeated="4"/>
          <table:table-cell table:formula="of:=[.E126]+1" office:value-type="float" office:value="125" calcext:value-type="float">
            <text:p>125</text:p>
          </table:table-cell>
          <table:table-cell table:formula="of:=VLOOKUP([.E127];[.$A$2:.$C$60];2; )" office:value-type="float" office:value="-0.84" calcext:value-type="float">
            <text:p>-0.84</text:p>
          </table:table-cell>
          <table:table-cell table:formula="of:=VLOOKUP([.E127];[.$A$2:.$C$60];3; )" office:value-type="float" office:value="1.35" calcext:value-type="float">
            <text:p>1.35</text:p>
          </table:table-cell>
          <table:table-cell office:value-type="float" office:value="125" calcext:value-type="float">
            <text:p>125</text:p>
          </table:table-cell>
          <table:table-cell table:style-name="ce1" table:formula="of:=[.F127]" office:value-type="float" office:value="-0.84" calcext:value-type="float">
            <text:p>-0.8400</text:p>
          </table:table-cell>
          <table:table-cell table:style-name="ce1" table:formula="of:=[.G127]" office:value-type="float" office:value="1.35" calcext:value-type="float">
            <text:p>1.3500</text:p>
          </table:table-cell>
          <table:table-cell table:formula="of:= &quot;wing_CD_lookup.append((&quot; &amp; [.H127]&amp; &quot;,&quot; &amp; [.I127]&amp; &quot;,&quot; &amp; [.J127]&amp; &quot;))&quot;" office:value-type="string" office:string-value="wing_CD_lookup.append((125,-0.84,1.35))" calcext:value-type="string">
            <text:p>wing_CD_lookup.append((125,-0.84,1.35))</text:p>
          </table:table-cell>
        </table:table-row>
        <table:table-row table:style-name="ro2">
          <table:table-cell table:number-columns-repeated="4"/>
          <table:table-cell table:formula="of:=[.E127]+1" office:value-type="float" office:value="126" calcext:value-type="float">
            <text:p>126</text:p>
          </table:table-cell>
          <table:table-cell table:formula="of:=VLOOKUP([.E128];[.$A$2:.$C$60];2; )" office:value-type="string" office:string-value="" calcext:value-type="error">
            <text:p>#N/A</text:p>
          </table:table-cell>
          <table:table-cell table:formula="of:=VLOOKUP([.E128];[.$A$2:.$C$60];3; )" office:value-type="string" office:string-value="" calcext:value-type="error">
            <text:p>#N/A</text:p>
          </table:table-cell>
          <table:table-cell office:value-type="float" office:value="126" calcext:value-type="float">
            <text:p>126</text:p>
          </table:table-cell>
          <table:table-cell table:style-name="ce1" table:formula="of:=([.F132]-[.F127])/6+[.I127]" office:value-type="float" office:value="-0.851666666666667" calcext:value-type="float">
            <text:p>-0.8517</text:p>
          </table:table-cell>
          <table:table-cell table:style-name="ce1" table:formula="of:=([.G132]-[.G127])/6+[.J127]" office:value-type="float" office:value="1.32916666666667" calcext:value-type="float">
            <text:p>1.3292</text:p>
          </table:table-cell>
          <table:table-cell table:formula="of:= &quot;wing_CD_lookup.append((&quot; &amp; [.H128]&amp; &quot;,&quot; &amp; [.I128]&amp; &quot;,&quot; &amp; [.J128]&amp; &quot;))&quot;" office:value-type="string" office:string-value="wing_CD_lookup.append((126,-0.851666666666667,1.32916666666667))" calcext:value-type="string">
            <text:p>wing_CD_lookup.append((126,-0.851666666666667,1.32916666666667))</text:p>
          </table:table-cell>
        </table:table-row>
        <table:table-row table:style-name="ro2">
          <table:table-cell table:number-columns-repeated="4"/>
          <table:table-cell table:formula="of:=[.E128]+1" office:value-type="float" office:value="127" calcext:value-type="float">
            <text:p>127</text:p>
          </table:table-cell>
          <table:table-cell table:formula="of:=VLOOKUP([.E129];[.$A$2:.$C$60];2; )" office:value-type="string" office:string-value="" calcext:value-type="error">
            <text:p>#N/A</text:p>
          </table:table-cell>
          <table:table-cell table:formula="of:=VLOOKUP([.E129];[.$A$2:.$C$60];3; )" office:value-type="string" office:string-value="" calcext:value-type="error">
            <text:p>#N/A</text:p>
          </table:table-cell>
          <table:table-cell office:value-type="float" office:value="127" calcext:value-type="float">
            <text:p>127</text:p>
          </table:table-cell>
          <table:table-cell table:style-name="ce1" table:formula="of:=([.F132]-[.F127])/6+[.I128]" office:value-type="float" office:value="-0.863333333333333" calcext:value-type="float">
            <text:p>-0.8633</text:p>
          </table:table-cell>
          <table:table-cell table:style-name="ce1" table:formula="of:=([.G132]-[.G127])/6+[.J128]" office:value-type="float" office:value="1.30833333333333" calcext:value-type="float">
            <text:p>1.3083</text:p>
          </table:table-cell>
          <table:table-cell table:formula="of:= &quot;wing_CD_lookup.append((&quot; &amp; [.H129]&amp; &quot;,&quot; &amp; [.I129]&amp; &quot;,&quot; &amp; [.J129]&amp; &quot;))&quot;" office:value-type="string" office:string-value="wing_CD_lookup.append((127,-0.863333333333333,1.30833333333333))" calcext:value-type="string">
            <text:p>wing_CD_lookup.append((127,-0.863333333333333,1.30833333333333))</text:p>
          </table:table-cell>
        </table:table-row>
        <table:table-row table:style-name="ro2">
          <table:table-cell table:number-columns-repeated="4"/>
          <table:table-cell table:formula="of:=[.E129]+1" office:value-type="float" office:value="128" calcext:value-type="float">
            <text:p>128</text:p>
          </table:table-cell>
          <table:table-cell table:formula="of:=VLOOKUP([.E130];[.$A$2:.$C$60];2; )" office:value-type="string" office:string-value="" calcext:value-type="error">
            <text:p>#N/A</text:p>
          </table:table-cell>
          <table:table-cell table:formula="of:=VLOOKUP([.E130];[.$A$2:.$C$60];3; )" office:value-type="string" office:string-value="" calcext:value-type="error">
            <text:p>#N/A</text:p>
          </table:table-cell>
          <table:table-cell office:value-type="float" office:value="128" calcext:value-type="float">
            <text:p>128</text:p>
          </table:table-cell>
          <table:table-cell table:style-name="ce1" table:formula="of:=([.F132]-[.F127])/6+[.I129]" office:value-type="float" office:value="-0.875" calcext:value-type="float">
            <text:p>-0.8750</text:p>
          </table:table-cell>
          <table:table-cell table:style-name="ce1" table:formula="of:=([.G132]-[.G127])/6+[.J129]" office:value-type="float" office:value="1.2875" calcext:value-type="float">
            <text:p>1.2875</text:p>
          </table:table-cell>
          <table:table-cell table:formula="of:= &quot;wing_CD_lookup.append((&quot; &amp; [.H130]&amp; &quot;,&quot; &amp; [.I130]&amp; &quot;,&quot; &amp; [.J130]&amp; &quot;))&quot;" office:value-type="string" office:string-value="wing_CD_lookup.append((128,-0.875,1.2875))" calcext:value-type="string">
            <text:p>wing_CD_lookup.append((128,-0.875,1.2875))</text:p>
          </table:table-cell>
        </table:table-row>
        <table:table-row table:style-name="ro2">
          <table:table-cell table:number-columns-repeated="4"/>
          <table:table-cell table:formula="of:=[.E130]+1" office:value-type="float" office:value="129" calcext:value-type="float">
            <text:p>129</text:p>
          </table:table-cell>
          <table:table-cell table:formula="of:=VLOOKUP([.E131];[.$A$2:.$C$60];2; )" office:value-type="string" office:string-value="" calcext:value-type="error">
            <text:p>#N/A</text:p>
          </table:table-cell>
          <table:table-cell table:formula="of:=VLOOKUP([.E131];[.$A$2:.$C$60];3; )" office:value-type="string" office:string-value="" calcext:value-type="error">
            <text:p>#N/A</text:p>
          </table:table-cell>
          <table:table-cell office:value-type="float" office:value="129" calcext:value-type="float">
            <text:p>129</text:p>
          </table:table-cell>
          <table:table-cell table:style-name="ce1" table:formula="of:=([.F132]-[.F127])/6+[.I130]" office:value-type="float" office:value="-0.886666666666667" calcext:value-type="float">
            <text:p>-0.8867</text:p>
          </table:table-cell>
          <table:table-cell table:style-name="ce1" table:formula="of:=([.G132]-[.G127])/6+[.J130]" office:value-type="float" office:value="1.26666666666667" calcext:value-type="float">
            <text:p>1.2667</text:p>
          </table:table-cell>
          <table:table-cell table:formula="of:= &quot;wing_CD_lookup.append((&quot; &amp; [.H131]&amp; &quot;,&quot; &amp; [.I131]&amp; &quot;,&quot; &amp; [.J131]&amp; &quot;))&quot;" office:value-type="string" office:string-value="wing_CD_lookup.append((129,-0.886666666666667,1.26666666666667))" calcext:value-type="string">
            <text:p>wing_CD_lookup.append((129,-0.886666666666667,1.26666666666667))</text:p>
          </table:table-cell>
        </table:table-row>
        <table:table-row table:style-name="ro2">
          <table:table-cell table:number-columns-repeated="4"/>
          <table:table-cell table:formula="of:=[.E131]+1" office:value-type="float" office:value="130" calcext:value-type="float">
            <text:p>130</text:p>
          </table:table-cell>
          <table:table-cell table:formula="of:=VLOOKUP([.E132];[.$A$2:.$C$60];2; )" office:value-type="float" office:value="-0.91" calcext:value-type="float">
            <text:p>-0.91</text:p>
          </table:table-cell>
          <table:table-cell table:formula="of:=VLOOKUP([.E132];[.$A$2:.$C$60];3; )" office:value-type="float" office:value="1.225" calcext:value-type="float">
            <text:p>1.225</text:p>
          </table:table-cell>
          <table:table-cell office:value-type="float" office:value="130" calcext:value-type="float">
            <text:p>130</text:p>
          </table:table-cell>
          <table:table-cell table:style-name="ce1" table:formula="of:=[.F132]" office:value-type="float" office:value="-0.91" calcext:value-type="float">
            <text:p>-0.9100</text:p>
          </table:table-cell>
          <table:table-cell table:style-name="ce1" table:formula="of:=[.G132]" office:value-type="float" office:value="1.225" calcext:value-type="float">
            <text:p>1.2250</text:p>
          </table:table-cell>
          <table:table-cell table:formula="of:= &quot;wing_CD_lookup.append((&quot; &amp; [.H132]&amp; &quot;,&quot; &amp; [.I132]&amp; &quot;,&quot; &amp; [.J132]&amp; &quot;))&quot;" office:value-type="string" office:string-value="wing_CD_lookup.append((130,-0.91,1.225))" calcext:value-type="string">
            <text:p>wing_CD_lookup.append((130,-0.91,1.225))</text:p>
          </table:table-cell>
        </table:table-row>
        <table:table-row table:style-name="ro2">
          <table:table-cell table:number-columns-repeated="4"/>
          <table:table-cell table:formula="of:=[.E132]+1" office:value-type="float" office:value="131" calcext:value-type="float">
            <text:p>131</text:p>
          </table:table-cell>
          <table:table-cell table:formula="of:=VLOOKUP([.E133];[.$A$2:.$C$60];2; )" office:value-type="string" office:string-value="" calcext:value-type="error">
            <text:p>#N/A</text:p>
          </table:table-cell>
          <table:table-cell table:formula="of:=VLOOKUP([.E133];[.$A$2:.$C$60];3; )" office:value-type="string" office:string-value="" calcext:value-type="error">
            <text:p>#N/A</text:p>
          </table:table-cell>
          <table:table-cell office:value-type="float" office:value="131" calcext:value-type="float">
            <text:p>131</text:p>
          </table:table-cell>
          <table:table-cell table:style-name="ce1" table:formula="of:=([.F137]-[.F132])/6+[.I132]" office:value-type="float" office:value="-0.915833333333333" calcext:value-type="float">
            <text:p>-0.9158</text:p>
          </table:table-cell>
          <table:table-cell table:style-name="ce1" table:formula="of:=([.G137]-[.G132])/6+[.J132]" office:value-type="float" office:value="1.20166666666667" calcext:value-type="float">
            <text:p>1.2017</text:p>
          </table:table-cell>
          <table:table-cell table:formula="of:= &quot;wing_CD_lookup.append((&quot; &amp; [.H133]&amp; &quot;,&quot; &amp; [.I133]&amp; &quot;,&quot; &amp; [.J133]&amp; &quot;))&quot;" office:value-type="string" office:string-value="wing_CD_lookup.append((131,-0.915833333333333,1.20166666666667))" calcext:value-type="string">
            <text:p>wing_CD_lookup.append((131,-0.915833333333333,1.20166666666667))</text:p>
          </table:table-cell>
        </table:table-row>
        <table:table-row table:style-name="ro2">
          <table:table-cell table:number-columns-repeated="4"/>
          <table:table-cell table:formula="of:=[.E133]+1" office:value-type="float" office:value="132" calcext:value-type="float">
            <text:p>132</text:p>
          </table:table-cell>
          <table:table-cell table:formula="of:=VLOOKUP([.E134];[.$A$2:.$C$60];2; )" office:value-type="string" office:string-value="" calcext:value-type="error">
            <text:p>#N/A</text:p>
          </table:table-cell>
          <table:table-cell table:formula="of:=VLOOKUP([.E134];[.$A$2:.$C$60];3; )" office:value-type="string" office:string-value="" calcext:value-type="error">
            <text:p>#N/A</text:p>
          </table:table-cell>
          <table:table-cell office:value-type="float" office:value="132" calcext:value-type="float">
            <text:p>132</text:p>
          </table:table-cell>
          <table:table-cell table:style-name="ce1" table:formula="of:=([.F137]-[.F132])/6+[.I133]" office:value-type="float" office:value="-0.921666666666667" calcext:value-type="float">
            <text:p>-0.9217</text:p>
          </table:table-cell>
          <table:table-cell table:style-name="ce1" table:formula="of:=([.G137]-[.G132])/6+[.J133]" office:value-type="float" office:value="1.17833333333333" calcext:value-type="float">
            <text:p>1.1783</text:p>
          </table:table-cell>
          <table:table-cell table:formula="of:= &quot;wing_CD_lookup.append((&quot; &amp; [.H134]&amp; &quot;,&quot; &amp; [.I134]&amp; &quot;,&quot; &amp; [.J134]&amp; &quot;))&quot;" office:value-type="string" office:string-value="wing_CD_lookup.append((132,-0.921666666666667,1.17833333333333))" calcext:value-type="string">
            <text:p>wing_CD_lookup.append((132,-0.921666666666667,1.17833333333333))</text:p>
          </table:table-cell>
        </table:table-row>
        <table:table-row table:style-name="ro2">
          <table:table-cell table:number-columns-repeated="4"/>
          <table:table-cell table:formula="of:=[.E134]+1" office:value-type="float" office:value="133" calcext:value-type="float">
            <text:p>133</text:p>
          </table:table-cell>
          <table:table-cell table:formula="of:=VLOOKUP([.E135];[.$A$2:.$C$60];2; )" office:value-type="string" office:string-value="" calcext:value-type="error">
            <text:p>#N/A</text:p>
          </table:table-cell>
          <table:table-cell table:formula="of:=VLOOKUP([.E135];[.$A$2:.$C$60];3; )" office:value-type="string" office:string-value="" calcext:value-type="error">
            <text:p>#N/A</text:p>
          </table:table-cell>
          <table:table-cell office:value-type="float" office:value="133" calcext:value-type="float">
            <text:p>133</text:p>
          </table:table-cell>
          <table:table-cell table:style-name="ce1" table:formula="of:=([.F137]-[.F132])/6+[.I134]" office:value-type="float" office:value="-0.9275" calcext:value-type="float">
            <text:p>-0.9275</text:p>
          </table:table-cell>
          <table:table-cell table:style-name="ce1" table:formula="of:=([.G137]-[.G132])/6+[.J134]" office:value-type="float" office:value="1.155" calcext:value-type="float">
            <text:p>1.1550</text:p>
          </table:table-cell>
          <table:table-cell table:formula="of:= &quot;wing_CD_lookup.append((&quot; &amp; [.H135]&amp; &quot;,&quot; &amp; [.I135]&amp; &quot;,&quot; &amp; [.J135]&amp; &quot;))&quot;" office:value-type="string" office:string-value="wing_CD_lookup.append((133,-0.9275,1.155))" calcext:value-type="string">
            <text:p>wing_CD_lookup.append((133,-0.9275,1.155))</text:p>
          </table:table-cell>
        </table:table-row>
        <table:table-row table:style-name="ro2">
          <table:table-cell table:number-columns-repeated="4"/>
          <table:table-cell table:formula="of:=[.E135]+1" office:value-type="float" office:value="134" calcext:value-type="float">
            <text:p>134</text:p>
          </table:table-cell>
          <table:table-cell table:formula="of:=VLOOKUP([.E136];[.$A$2:.$C$60];2; )" office:value-type="string" office:string-value="" calcext:value-type="error">
            <text:p>#N/A</text:p>
          </table:table-cell>
          <table:table-cell table:formula="of:=VLOOKUP([.E136];[.$A$2:.$C$60];3; )" office:value-type="string" office:string-value="" calcext:value-type="error">
            <text:p>#N/A</text:p>
          </table:table-cell>
          <table:table-cell office:value-type="float" office:value="134" calcext:value-type="float">
            <text:p>134</text:p>
          </table:table-cell>
          <table:table-cell table:style-name="ce1" table:formula="of:=([.F137]-[.F132])/6+[.I135]" office:value-type="float" office:value="-0.933333333333333" calcext:value-type="float">
            <text:p>-0.9333</text:p>
          </table:table-cell>
          <table:table-cell table:style-name="ce1" table:formula="of:=([.G137]-[.G132])/6+[.J135]" office:value-type="float" office:value="1.13166666666667" calcext:value-type="float">
            <text:p>1.1317</text:p>
          </table:table-cell>
          <table:table-cell table:formula="of:= &quot;wing_CD_lookup.append((&quot; &amp; [.H136]&amp; &quot;,&quot; &amp; [.I136]&amp; &quot;,&quot; &amp; [.J136]&amp; &quot;))&quot;" office:value-type="string" office:string-value="wing_CD_lookup.append((134,-0.933333333333333,1.13166666666667))" calcext:value-type="string">
            <text:p>wing_CD_lookup.append((134,-0.933333333333333,1.13166666666667))</text:p>
          </table:table-cell>
        </table:table-row>
        <table:table-row table:style-name="ro2">
          <table:table-cell table:number-columns-repeated="4"/>
          <table:table-cell table:formula="of:=[.E136]+1" office:value-type="float" office:value="135" calcext:value-type="float">
            <text:p>135</text:p>
          </table:table-cell>
          <table:table-cell table:formula="of:=VLOOKUP([.E137];[.$A$2:.$C$60];2; )" office:value-type="float" office:value="-0.945" calcext:value-type="float">
            <text:p>-0.945</text:p>
          </table:table-cell>
          <table:table-cell table:formula="of:=VLOOKUP([.E137];[.$A$2:.$C$60];3; )" office:value-type="float" office:value="1.085" calcext:value-type="float">
            <text:p>1.085</text:p>
          </table:table-cell>
          <table:table-cell office:value-type="float" office:value="135" calcext:value-type="float">
            <text:p>135</text:p>
          </table:table-cell>
          <table:table-cell table:style-name="ce1" table:formula="of:=[.F137]" office:value-type="float" office:value="-0.945" calcext:value-type="float">
            <text:p>-0.9450</text:p>
          </table:table-cell>
          <table:table-cell table:style-name="ce1" table:formula="of:=[.G137]" office:value-type="float" office:value="1.085" calcext:value-type="float">
            <text:p>1.0850</text:p>
          </table:table-cell>
          <table:table-cell table:formula="of:= &quot;wing_CD_lookup.append((&quot; &amp; [.H137]&amp; &quot;,&quot; &amp; [.I137]&amp; &quot;,&quot; &amp; [.J137]&amp; &quot;))&quot;" office:value-type="string" office:string-value="wing_CD_lookup.append((135,-0.945,1.085))" calcext:value-type="string">
            <text:p>wing_CD_lookup.append((135,-0.945,1.085))</text:p>
          </table:table-cell>
        </table:table-row>
        <table:table-row table:style-name="ro2">
          <table:table-cell table:number-columns-repeated="4"/>
          <table:table-cell table:formula="of:=[.E137]+1" office:value-type="float" office:value="136" calcext:value-type="float">
            <text:p>136</text:p>
          </table:table-cell>
          <table:table-cell table:formula="of:=VLOOKUP([.E138];[.$A$2:.$C$60];2; )" office:value-type="string" office:string-value="" calcext:value-type="error">
            <text:p>#N/A</text:p>
          </table:table-cell>
          <table:table-cell table:formula="of:=VLOOKUP([.E138];[.$A$2:.$C$60];3; )" office:value-type="string" office:string-value="" calcext:value-type="error">
            <text:p>#N/A</text:p>
          </table:table-cell>
          <table:table-cell office:value-type="float" office:value="136" calcext:value-type="float">
            <text:p>136</text:p>
          </table:table-cell>
          <table:table-cell table:style-name="ce1" table:formula="of:=([.F142]-[.F137])/6+[.I137]" office:value-type="float" office:value="-0.945" calcext:value-type="float">
            <text:p>-0.9450</text:p>
          </table:table-cell>
          <table:table-cell table:style-name="ce1" table:formula="of:=([.G142]-[.G137])/6+[.J137]" office:value-type="float" office:value="1.05833333333333" calcext:value-type="float">
            <text:p>1.0583</text:p>
          </table:table-cell>
          <table:table-cell table:formula="of:= &quot;wing_CD_lookup.append((&quot; &amp; [.H138]&amp; &quot;,&quot; &amp; [.I138]&amp; &quot;,&quot; &amp; [.J138]&amp; &quot;))&quot;" office:value-type="string" office:string-value="wing_CD_lookup.append((136,-0.945,1.05833333333333))" calcext:value-type="string">
            <text:p>wing_CD_lookup.append((136,-0.945,1.05833333333333))</text:p>
          </table:table-cell>
        </table:table-row>
        <table:table-row table:style-name="ro2">
          <table:table-cell table:number-columns-repeated="4"/>
          <table:table-cell table:formula="of:=[.E138]+1" office:value-type="float" office:value="137" calcext:value-type="float">
            <text:p>137</text:p>
          </table:table-cell>
          <table:table-cell table:formula="of:=VLOOKUP([.E139];[.$A$2:.$C$60];2; )" office:value-type="string" office:string-value="" calcext:value-type="error">
            <text:p>#N/A</text:p>
          </table:table-cell>
          <table:table-cell table:formula="of:=VLOOKUP([.E139];[.$A$2:.$C$60];3; )" office:value-type="string" office:string-value="" calcext:value-type="error">
            <text:p>#N/A</text:p>
          </table:table-cell>
          <table:table-cell office:value-type="float" office:value="137" calcext:value-type="float">
            <text:p>137</text:p>
          </table:table-cell>
          <table:table-cell table:style-name="ce1" table:formula="of:=([.F142]-[.F137])/6+[.I138]" office:value-type="float" office:value="-0.945" calcext:value-type="float">
            <text:p>-0.9450</text:p>
          </table:table-cell>
          <table:table-cell table:style-name="ce1" table:formula="of:=([.G142]-[.G137])/6+[.J138]" office:value-type="float" office:value="1.03166666666667" calcext:value-type="float">
            <text:p>1.0317</text:p>
          </table:table-cell>
          <table:table-cell table:formula="of:= &quot;wing_CD_lookup.append((&quot; &amp; [.H139]&amp; &quot;,&quot; &amp; [.I139]&amp; &quot;,&quot; &amp; [.J139]&amp; &quot;))&quot;" office:value-type="string" office:string-value="wing_CD_lookup.append((137,-0.945,1.03166666666667))" calcext:value-type="string">
            <text:p>wing_CD_lookup.append((137,-0.945,1.03166666666667))</text:p>
          </table:table-cell>
        </table:table-row>
        <table:table-row table:style-name="ro2">
          <table:table-cell table:number-columns-repeated="4"/>
          <table:table-cell table:formula="of:=[.E139]+1" office:value-type="float" office:value="138" calcext:value-type="float">
            <text:p>138</text:p>
          </table:table-cell>
          <table:table-cell table:formula="of:=VLOOKUP([.E140];[.$A$2:.$C$60];2; )" office:value-type="string" office:string-value="" calcext:value-type="error">
            <text:p>#N/A</text:p>
          </table:table-cell>
          <table:table-cell table:formula="of:=VLOOKUP([.E140];[.$A$2:.$C$60];3; )" office:value-type="string" office:string-value="" calcext:value-type="error">
            <text:p>#N/A</text:p>
          </table:table-cell>
          <table:table-cell office:value-type="float" office:value="138" calcext:value-type="float">
            <text:p>138</text:p>
          </table:table-cell>
          <table:table-cell table:style-name="ce1" table:formula="of:=([.F142]-[.F137])/6+[.I139]" office:value-type="float" office:value="-0.945" calcext:value-type="float">
            <text:p>-0.9450</text:p>
          </table:table-cell>
          <table:table-cell table:style-name="ce1" table:formula="of:=([.G142]-[.G137])/6+[.J139]" office:value-type="float" office:value="1.005" calcext:value-type="float">
            <text:p>1.0050</text:p>
          </table:table-cell>
          <table:table-cell table:formula="of:= &quot;wing_CD_lookup.append((&quot; &amp; [.H140]&amp; &quot;,&quot; &amp; [.I140]&amp; &quot;,&quot; &amp; [.J140]&amp; &quot;))&quot;" office:value-type="string" office:string-value="wing_CD_lookup.append((138,-0.945,1.005))" calcext:value-type="string">
            <text:p>wing_CD_lookup.append((138,-0.945,1.005))</text:p>
          </table:table-cell>
        </table:table-row>
        <table:table-row table:style-name="ro2">
          <table:table-cell table:number-columns-repeated="4"/>
          <table:table-cell table:formula="of:=[.E140]+1" office:value-type="float" office:value="139" calcext:value-type="float">
            <text:p>139</text:p>
          </table:table-cell>
          <table:table-cell table:formula="of:=VLOOKUP([.E141];[.$A$2:.$C$60];2; )" office:value-type="string" office:string-value="" calcext:value-type="error">
            <text:p>#N/A</text:p>
          </table:table-cell>
          <table:table-cell table:formula="of:=VLOOKUP([.E141];[.$A$2:.$C$60];3; )" office:value-type="string" office:string-value="" calcext:value-type="error">
            <text:p>#N/A</text:p>
          </table:table-cell>
          <table:table-cell office:value-type="float" office:value="139" calcext:value-type="float">
            <text:p>139</text:p>
          </table:table-cell>
          <table:table-cell table:style-name="ce1" table:formula="of:=([.F142]-[.F137])/6+[.I140]" office:value-type="float" office:value="-0.945" calcext:value-type="float">
            <text:p>-0.9450</text:p>
          </table:table-cell>
          <table:table-cell table:style-name="ce1" table:formula="of:=([.G142]-[.G137])/6+[.J140]" office:value-type="float" office:value="0.978333333333334" calcext:value-type="float">
            <text:p>0.9783</text:p>
          </table:table-cell>
          <table:table-cell table:formula="of:= &quot;wing_CD_lookup.append((&quot; &amp; [.H141]&amp; &quot;,&quot; &amp; [.I141]&amp; &quot;,&quot; &amp; [.J141]&amp; &quot;))&quot;" office:value-type="string" office:string-value="wing_CD_lookup.append((139,-0.945,0.978333333333334))" calcext:value-type="string">
            <text:p>wing_CD_lookup.append((139,-0.945,0.978333333333334))</text:p>
          </table:table-cell>
        </table:table-row>
        <table:table-row table:style-name="ro2">
          <table:table-cell table:number-columns-repeated="4"/>
          <table:table-cell table:formula="of:=[.E141]+1" office:value-type="float" office:value="140" calcext:value-type="float">
            <text:p>140</text:p>
          </table:table-cell>
          <table:table-cell table:formula="of:=VLOOKUP([.E142];[.$A$2:.$C$60];2; )" office:value-type="float" office:value="-0.945" calcext:value-type="float">
            <text:p>-0.945</text:p>
          </table:table-cell>
          <table:table-cell table:formula="of:=VLOOKUP([.E142];[.$A$2:.$C$60];3; )" office:value-type="float" office:value="0.925" calcext:value-type="float">
            <text:p>0.925</text:p>
          </table:table-cell>
          <table:table-cell office:value-type="float" office:value="140" calcext:value-type="float">
            <text:p>140</text:p>
          </table:table-cell>
          <table:table-cell table:style-name="ce1" table:formula="of:=[.F142]" office:value-type="float" office:value="-0.945" calcext:value-type="float">
            <text:p>-0.9450</text:p>
          </table:table-cell>
          <table:table-cell table:style-name="ce1" table:formula="of:=[.G142]" office:value-type="float" office:value="0.925" calcext:value-type="float">
            <text:p>0.9250</text:p>
          </table:table-cell>
          <table:table-cell table:formula="of:= &quot;wing_CD_lookup.append((&quot; &amp; [.H142]&amp; &quot;,&quot; &amp; [.I142]&amp; &quot;,&quot; &amp; [.J142]&amp; &quot;))&quot;" office:value-type="string" office:string-value="wing_CD_lookup.append((140,-0.945,0.925))" calcext:value-type="string">
            <text:p>wing_CD_lookup.append((140,-0.945,0.925))</text:p>
          </table:table-cell>
        </table:table-row>
        <table:table-row table:style-name="ro2">
          <table:table-cell table:number-columns-repeated="4"/>
          <table:table-cell table:formula="of:=[.E142]+1" office:value-type="float" office:value="141" calcext:value-type="float">
            <text:p>141</text:p>
          </table:table-cell>
          <table:table-cell table:formula="of:=VLOOKUP([.E143];[.$A$2:.$C$60];2; )" office:value-type="string" office:string-value="" calcext:value-type="error">
            <text:p>#N/A</text:p>
          </table:table-cell>
          <table:table-cell table:formula="of:=VLOOKUP([.E143];[.$A$2:.$C$60];3; )" office:value-type="string" office:string-value="" calcext:value-type="error">
            <text:p>#N/A</text:p>
          </table:table-cell>
          <table:table-cell office:value-type="float" office:value="141" calcext:value-type="float">
            <text:p>141</text:p>
          </table:table-cell>
          <table:table-cell table:style-name="ce1" table:formula="of:=([.F147]-[.F142])/6+[.I142]" office:value-type="float" office:value="-0.939166666666667" calcext:value-type="float">
            <text:p>-0.9392</text:p>
          </table:table-cell>
          <table:table-cell table:style-name="ce1" table:formula="of:=([.G147]-[.G142])/6+[.J142]" office:value-type="float" office:value="0.896666666666667" calcext:value-type="float">
            <text:p>0.8967</text:p>
          </table:table-cell>
          <table:table-cell table:formula="of:= &quot;wing_CD_lookup.append((&quot; &amp; [.H143]&amp; &quot;,&quot; &amp; [.I143]&amp; &quot;,&quot; &amp; [.J143]&amp; &quot;))&quot;" office:value-type="string" office:string-value="wing_CD_lookup.append((141,-0.939166666666667,0.896666666666667))" calcext:value-type="string">
            <text:p>wing_CD_lookup.append((141,-0.939166666666667,0.896666666666667))</text:p>
          </table:table-cell>
        </table:table-row>
        <table:table-row table:style-name="ro2">
          <table:table-cell table:number-columns-repeated="4"/>
          <table:table-cell table:formula="of:=[.E143]+1" office:value-type="float" office:value="142" calcext:value-type="float">
            <text:p>142</text:p>
          </table:table-cell>
          <table:table-cell table:formula="of:=VLOOKUP([.E144];[.$A$2:.$C$60];2; )" office:value-type="string" office:string-value="" calcext:value-type="error">
            <text:p>#N/A</text:p>
          </table:table-cell>
          <table:table-cell table:formula="of:=VLOOKUP([.E144];[.$A$2:.$C$60];3; )" office:value-type="string" office:string-value="" calcext:value-type="error">
            <text:p>#N/A</text:p>
          </table:table-cell>
          <table:table-cell office:value-type="float" office:value="142" calcext:value-type="float">
            <text:p>142</text:p>
          </table:table-cell>
          <table:table-cell table:style-name="ce1" table:formula="of:=([.F147]-[.F142])/6+[.I143]" office:value-type="float" office:value="-0.933333333333333" calcext:value-type="float">
            <text:p>-0.9333</text:p>
          </table:table-cell>
          <table:table-cell table:style-name="ce1" table:formula="of:=([.G147]-[.G142])/6+[.J143]" office:value-type="float" office:value="0.868333333333333" calcext:value-type="float">
            <text:p>0.8683</text:p>
          </table:table-cell>
          <table:table-cell table:formula="of:= &quot;wing_CD_lookup.append((&quot; &amp; [.H144]&amp; &quot;,&quot; &amp; [.I144]&amp; &quot;,&quot; &amp; [.J144]&amp; &quot;))&quot;" office:value-type="string" office:string-value="wing_CD_lookup.append((142,-0.933333333333333,0.868333333333333))" calcext:value-type="string">
            <text:p>wing_CD_lookup.append((142,-0.933333333333333,0.868333333333333))</text:p>
          </table:table-cell>
        </table:table-row>
        <table:table-row table:style-name="ro2">
          <table:table-cell table:number-columns-repeated="4"/>
          <table:table-cell table:formula="of:=[.E144]+1" office:value-type="float" office:value="143" calcext:value-type="float">
            <text:p>143</text:p>
          </table:table-cell>
          <table:table-cell table:formula="of:=VLOOKUP([.E145];[.$A$2:.$C$60];2; )" office:value-type="string" office:string-value="" calcext:value-type="error">
            <text:p>#N/A</text:p>
          </table:table-cell>
          <table:table-cell table:formula="of:=VLOOKUP([.E145];[.$A$2:.$C$60];3; )" office:value-type="string" office:string-value="" calcext:value-type="error">
            <text:p>#N/A</text:p>
          </table:table-cell>
          <table:table-cell office:value-type="float" office:value="143" calcext:value-type="float">
            <text:p>143</text:p>
          </table:table-cell>
          <table:table-cell table:style-name="ce1" table:formula="of:=([.F147]-[.F142])/6+[.I144]" office:value-type="float" office:value="-0.9275" calcext:value-type="float">
            <text:p>-0.9275</text:p>
          </table:table-cell>
          <table:table-cell table:style-name="ce1" table:formula="of:=([.G147]-[.G142])/6+[.J144]" office:value-type="float" office:value="0.84" calcext:value-type="float">
            <text:p>0.8400</text:p>
          </table:table-cell>
          <table:table-cell table:formula="of:= &quot;wing_CD_lookup.append((&quot; &amp; [.H145]&amp; &quot;,&quot; &amp; [.I145]&amp; &quot;,&quot; &amp; [.J145]&amp; &quot;))&quot;" office:value-type="string" office:string-value="wing_CD_lookup.append((143,-0.9275,0.84))" calcext:value-type="string">
            <text:p>wing_CD_lookup.append((143,-0.9275,0.84))</text:p>
          </table:table-cell>
        </table:table-row>
        <table:table-row table:style-name="ro2">
          <table:table-cell table:number-columns-repeated="4"/>
          <table:table-cell table:formula="of:=[.E145]+1" office:value-type="float" office:value="144" calcext:value-type="float">
            <text:p>144</text:p>
          </table:table-cell>
          <table:table-cell table:formula="of:=VLOOKUP([.E146];[.$A$2:.$C$60];2; )" office:value-type="string" office:string-value="" calcext:value-type="error">
            <text:p>#N/A</text:p>
          </table:table-cell>
          <table:table-cell table:formula="of:=VLOOKUP([.E146];[.$A$2:.$C$60];3; )" office:value-type="string" office:string-value="" calcext:value-type="error">
            <text:p>#N/A</text:p>
          </table:table-cell>
          <table:table-cell office:value-type="float" office:value="144" calcext:value-type="float">
            <text:p>144</text:p>
          </table:table-cell>
          <table:table-cell table:style-name="ce1" table:formula="of:=([.F147]-[.F142])/6+[.I145]" office:value-type="float" office:value="-0.921666666666667" calcext:value-type="float">
            <text:p>-0.9217</text:p>
          </table:table-cell>
          <table:table-cell table:style-name="ce1" table:formula="of:=([.G147]-[.G142])/6+[.J145]" office:value-type="float" office:value="0.811666666666667" calcext:value-type="float">
            <text:p>0.8117</text:p>
          </table:table-cell>
          <table:table-cell table:formula="of:= &quot;wing_CD_lookup.append((&quot; &amp; [.H146]&amp; &quot;,&quot; &amp; [.I146]&amp; &quot;,&quot; &amp; [.J146]&amp; &quot;))&quot;" office:value-type="string" office:string-value="wing_CD_lookup.append((144,-0.921666666666667,0.811666666666667))" calcext:value-type="string">
            <text:p>wing_CD_lookup.append((144,-0.921666666666667,0.811666666666667))</text:p>
          </table:table-cell>
        </table:table-row>
        <table:table-row table:style-name="ro2">
          <table:table-cell table:number-columns-repeated="4"/>
          <table:table-cell table:formula="of:=[.E146]+1" office:value-type="float" office:value="145" calcext:value-type="float">
            <text:p>145</text:p>
          </table:table-cell>
          <table:table-cell table:formula="of:=VLOOKUP([.E147];[.$A$2:.$C$60];2; )" office:value-type="float" office:value="-0.91" calcext:value-type="float">
            <text:p>-0.91</text:p>
          </table:table-cell>
          <table:table-cell table:formula="of:=VLOOKUP([.E147];[.$A$2:.$C$60];3; )" office:value-type="float" office:value="0.755" calcext:value-type="float">
            <text:p>0.755</text:p>
          </table:table-cell>
          <table:table-cell office:value-type="float" office:value="145" calcext:value-type="float">
            <text:p>145</text:p>
          </table:table-cell>
          <table:table-cell table:style-name="ce1" table:formula="of:=[.F147]" office:value-type="float" office:value="-0.91" calcext:value-type="float">
            <text:p>-0.9100</text:p>
          </table:table-cell>
          <table:table-cell table:style-name="ce1" table:formula="of:=[.G147]" office:value-type="float" office:value="0.755" calcext:value-type="float">
            <text:p>0.7550</text:p>
          </table:table-cell>
          <table:table-cell table:formula="of:= &quot;wing_CD_lookup.append((&quot; &amp; [.H147]&amp; &quot;,&quot; &amp; [.I147]&amp; &quot;,&quot; &amp; [.J147]&amp; &quot;))&quot;" office:value-type="string" office:string-value="wing_CD_lookup.append((145,-0.91,0.755))" calcext:value-type="string">
            <text:p>wing_CD_lookup.append((145,-0.91,0.755))</text:p>
          </table:table-cell>
        </table:table-row>
        <table:table-row table:style-name="ro2">
          <table:table-cell table:number-columns-repeated="4"/>
          <table:table-cell table:formula="of:=[.E147]+1" office:value-type="float" office:value="146" calcext:value-type="float">
            <text:p>146</text:p>
          </table:table-cell>
          <table:table-cell table:formula="of:=VLOOKUP([.E148];[.$A$2:.$C$60];2; )" office:value-type="string" office:string-value="" calcext:value-type="error">
            <text:p>#N/A</text:p>
          </table:table-cell>
          <table:table-cell table:formula="of:=VLOOKUP([.E148];[.$A$2:.$C$60];3; )" office:value-type="string" office:string-value="" calcext:value-type="error">
            <text:p>#N/A</text:p>
          </table:table-cell>
          <table:table-cell office:value-type="float" office:value="146" calcext:value-type="float">
            <text:p>146</text:p>
          </table:table-cell>
          <table:table-cell table:style-name="ce1" table:formula="of:=([.F152]-[.F147])/6+[.I147]" office:value-type="float" office:value="-0.9" calcext:value-type="float">
            <text:p>-0.9000</text:p>
          </table:table-cell>
          <table:table-cell table:style-name="ce1" table:formula="of:=([.G152]-[.G147])/6+[.J147]" office:value-type="float" office:value="0.725" calcext:value-type="float">
            <text:p>0.7250</text:p>
          </table:table-cell>
          <table:table-cell table:formula="of:= &quot;wing_CD_lookup.append((&quot; &amp; [.H148]&amp; &quot;,&quot; &amp; [.I148]&amp; &quot;,&quot; &amp; [.J148]&amp; &quot;))&quot;" office:value-type="string" office:string-value="wing_CD_lookup.append((146,-0.9,0.725))" calcext:value-type="string">
            <text:p>wing_CD_lookup.append((146,-0.9,0.725))</text:p>
          </table:table-cell>
        </table:table-row>
        <table:table-row table:style-name="ro2">
          <table:table-cell table:number-columns-repeated="4"/>
          <table:table-cell table:formula="of:=[.E148]+1" office:value-type="float" office:value="147" calcext:value-type="float">
            <text:p>147</text:p>
          </table:table-cell>
          <table:table-cell table:formula="of:=VLOOKUP([.E149];[.$A$2:.$C$60];2; )" office:value-type="string" office:string-value="" calcext:value-type="error">
            <text:p>#N/A</text:p>
          </table:table-cell>
          <table:table-cell table:formula="of:=VLOOKUP([.E149];[.$A$2:.$C$60];3; )" office:value-type="string" office:string-value="" calcext:value-type="error">
            <text:p>#N/A</text:p>
          </table:table-cell>
          <table:table-cell office:value-type="float" office:value="147" calcext:value-type="float">
            <text:p>147</text:p>
          </table:table-cell>
          <table:table-cell table:style-name="ce1" table:formula="of:=([.F152]-[.F147])/6+[.I148]" office:value-type="float" office:value="-0.89" calcext:value-type="float">
            <text:p>-0.8900</text:p>
          </table:table-cell>
          <table:table-cell table:style-name="ce1" table:formula="of:=([.G152]-[.G147])/6+[.J148]" office:value-type="float" office:value="0.695" calcext:value-type="float">
            <text:p>0.6950</text:p>
          </table:table-cell>
          <table:table-cell table:formula="of:= &quot;wing_CD_lookup.append((&quot; &amp; [.H149]&amp; &quot;,&quot; &amp; [.I149]&amp; &quot;,&quot; &amp; [.J149]&amp; &quot;))&quot;" office:value-type="string" office:string-value="wing_CD_lookup.append((147,-0.89,0.695))" calcext:value-type="string">
            <text:p>wing_CD_lookup.append((147,-0.89,0.695))</text:p>
          </table:table-cell>
        </table:table-row>
        <table:table-row table:style-name="ro2">
          <table:table-cell table:number-columns-repeated="4"/>
          <table:table-cell table:formula="of:=[.E149]+1" office:value-type="float" office:value="148" calcext:value-type="float">
            <text:p>148</text:p>
          </table:table-cell>
          <table:table-cell table:formula="of:=VLOOKUP([.E150];[.$A$2:.$C$60];2; )" office:value-type="string" office:string-value="" calcext:value-type="error">
            <text:p>#N/A</text:p>
          </table:table-cell>
          <table:table-cell table:formula="of:=VLOOKUP([.E150];[.$A$2:.$C$60];3; )" office:value-type="string" office:string-value="" calcext:value-type="error">
            <text:p>#N/A</text:p>
          </table:table-cell>
          <table:table-cell office:value-type="float" office:value="148" calcext:value-type="float">
            <text:p>148</text:p>
          </table:table-cell>
          <table:table-cell table:style-name="ce1" table:formula="of:=([.F152]-[.F147])/6+[.I149]" office:value-type="float" office:value="-0.88" calcext:value-type="float">
            <text:p>-0.8800</text:p>
          </table:table-cell>
          <table:table-cell table:style-name="ce1" table:formula="of:=([.G152]-[.G147])/6+[.J149]" office:value-type="float" office:value="0.665" calcext:value-type="float">
            <text:p>0.6650</text:p>
          </table:table-cell>
          <table:table-cell table:formula="of:= &quot;wing_CD_lookup.append((&quot; &amp; [.H150]&amp; &quot;,&quot; &amp; [.I150]&amp; &quot;,&quot; &amp; [.J150]&amp; &quot;))&quot;" office:value-type="string" office:string-value="wing_CD_lookup.append((148,-0.88,0.665))" calcext:value-type="string">
            <text:p>wing_CD_lookup.append((148,-0.88,0.665))</text:p>
          </table:table-cell>
        </table:table-row>
        <table:table-row table:style-name="ro2">
          <table:table-cell table:number-columns-repeated="4"/>
          <table:table-cell table:formula="of:=[.E150]+1" office:value-type="float" office:value="149" calcext:value-type="float">
            <text:p>149</text:p>
          </table:table-cell>
          <table:table-cell table:formula="of:=VLOOKUP([.E151];[.$A$2:.$C$60];2; )" office:value-type="string" office:string-value="" calcext:value-type="error">
            <text:p>#N/A</text:p>
          </table:table-cell>
          <table:table-cell table:formula="of:=VLOOKUP([.E151];[.$A$2:.$C$60];3; )" office:value-type="string" office:string-value="" calcext:value-type="error">
            <text:p>#N/A</text:p>
          </table:table-cell>
          <table:table-cell office:value-type="float" office:value="149" calcext:value-type="float">
            <text:p>149</text:p>
          </table:table-cell>
          <table:table-cell table:style-name="ce1" table:formula="of:=([.F152]-[.F147])/6+[.I150]" office:value-type="float" office:value="-0.87" calcext:value-type="float">
            <text:p>-0.8700</text:p>
          </table:table-cell>
          <table:table-cell table:style-name="ce1" table:formula="of:=([.G152]-[.G147])/6+[.J150]" office:value-type="float" office:value="0.635" calcext:value-type="float">
            <text:p>0.6350</text:p>
          </table:table-cell>
          <table:table-cell table:formula="of:= &quot;wing_CD_lookup.append((&quot; &amp; [.H151]&amp; &quot;,&quot; &amp; [.I151]&amp; &quot;,&quot; &amp; [.J151]&amp; &quot;))&quot;" office:value-type="string" office:string-value="wing_CD_lookup.append((149,-0.87,0.635))" calcext:value-type="string">
            <text:p>wing_CD_lookup.append((149,-0.87,0.635))</text:p>
          </table:table-cell>
        </table:table-row>
        <table:table-row table:style-name="ro2">
          <table:table-cell table:number-columns-repeated="4"/>
          <table:table-cell table:formula="of:=[.E151]+1" office:value-type="float" office:value="150" calcext:value-type="float">
            <text:p>150</text:p>
          </table:table-cell>
          <table:table-cell table:formula="of:=VLOOKUP([.E152];[.$A$2:.$C$60];2; )" office:value-type="float" office:value="-0.85" calcext:value-type="float">
            <text:p>-0.85</text:p>
          </table:table-cell>
          <table:table-cell table:formula="of:=VLOOKUP([.E152];[.$A$2:.$C$60];3; )" office:value-type="float" office:value="0.575" calcext:value-type="float">
            <text:p>0.575</text:p>
          </table:table-cell>
          <table:table-cell office:value-type="float" office:value="150" calcext:value-type="float">
            <text:p>150</text:p>
          </table:table-cell>
          <table:table-cell table:style-name="ce1" table:formula="of:=[.F152]" office:value-type="float" office:value="-0.85" calcext:value-type="float">
            <text:p>-0.8500</text:p>
          </table:table-cell>
          <table:table-cell table:style-name="ce1" table:formula="of:=[.G152]" office:value-type="float" office:value="0.575" calcext:value-type="float">
            <text:p>0.5750</text:p>
          </table:table-cell>
          <table:table-cell table:formula="of:= &quot;wing_CD_lookup.append((&quot; &amp; [.H152]&amp; &quot;,&quot; &amp; [.I152]&amp; &quot;,&quot; &amp; [.J152]&amp; &quot;))&quot;" office:value-type="string" office:string-value="wing_CD_lookup.append((150,-0.85,0.575))" calcext:value-type="string">
            <text:p>wing_CD_lookup.append((150,-0.85,0.575))</text:p>
          </table:table-cell>
        </table:table-row>
        <table:table-row table:style-name="ro2">
          <table:table-cell table:number-columns-repeated="4"/>
          <table:table-cell table:formula="of:=[.E152]+1" office:value-type="float" office:value="151" calcext:value-type="float">
            <text:p>151</text:p>
          </table:table-cell>
          <table:table-cell table:formula="of:=VLOOKUP([.E153];[.$A$2:.$C$60];2; )" office:value-type="string" office:string-value="" calcext:value-type="error">
            <text:p>#N/A</text:p>
          </table:table-cell>
          <table:table-cell table:formula="of:=VLOOKUP([.E153];[.$A$2:.$C$60];3; )" office:value-type="string" office:string-value="" calcext:value-type="error">
            <text:p>#N/A</text:p>
          </table:table-cell>
          <table:table-cell office:value-type="float" office:value="151" calcext:value-type="float">
            <text:p>151</text:p>
          </table:table-cell>
          <table:table-cell table:style-name="ce1" table:formula="of:=([.F157]-[.F152])/6+[.I152]" office:value-type="float" office:value="-0.831666666666667" calcext:value-type="float">
            <text:p>-0.8317</text:p>
          </table:table-cell>
          <table:table-cell table:style-name="ce1" table:formula="of:=([.G157]-[.G152])/6+[.J152]" office:value-type="float" office:value="0.549166666666667" calcext:value-type="float">
            <text:p>0.5492</text:p>
          </table:table-cell>
          <table:table-cell table:formula="of:= &quot;wing_CD_lookup.append((&quot; &amp; [.H153]&amp; &quot;,&quot; &amp; [.I153]&amp; &quot;,&quot; &amp; [.J153]&amp; &quot;))&quot;" office:value-type="string" office:string-value="wing_CD_lookup.append((151,-0.831666666666667,0.549166666666667))" calcext:value-type="string">
            <text:p>wing_CD_lookup.append((151,-0.831666666666667,0.549166666666667))</text:p>
          </table:table-cell>
        </table:table-row>
        <table:table-row table:style-name="ro2">
          <table:table-cell table:number-columns-repeated="4"/>
          <table:table-cell table:formula="of:=[.E153]+1" office:value-type="float" office:value="152" calcext:value-type="float">
            <text:p>152</text:p>
          </table:table-cell>
          <table:table-cell table:formula="of:=VLOOKUP([.E154];[.$A$2:.$C$60];2; )" office:value-type="string" office:string-value="" calcext:value-type="error">
            <text:p>#N/A</text:p>
          </table:table-cell>
          <table:table-cell table:formula="of:=VLOOKUP([.E154];[.$A$2:.$C$60];3; )" office:value-type="string" office:string-value="" calcext:value-type="error">
            <text:p>#N/A</text:p>
          </table:table-cell>
          <table:table-cell office:value-type="float" office:value="152" calcext:value-type="float">
            <text:p>152</text:p>
          </table:table-cell>
          <table:table-cell table:style-name="ce1" table:formula="of:=([.F157]-[.F152])/6+[.I153]" office:value-type="float" office:value="-0.813333333333333" calcext:value-type="float">
            <text:p>-0.8133</text:p>
          </table:table-cell>
          <table:table-cell table:style-name="ce1" table:formula="of:=([.G157]-[.G152])/6+[.J153]" office:value-type="float" office:value="0.523333333333333" calcext:value-type="float">
            <text:p>0.5233</text:p>
          </table:table-cell>
          <table:table-cell table:formula="of:= &quot;wing_CD_lookup.append((&quot; &amp; [.H154]&amp; &quot;,&quot; &amp; [.I154]&amp; &quot;,&quot; &amp; [.J154]&amp; &quot;))&quot;" office:value-type="string" office:string-value="wing_CD_lookup.append((152,-0.813333333333333,0.523333333333333))" calcext:value-type="string">
            <text:p>wing_CD_lookup.append((152,-0.813333333333333,0.523333333333333))</text:p>
          </table:table-cell>
        </table:table-row>
        <table:table-row table:style-name="ro2">
          <table:table-cell table:number-columns-repeated="4"/>
          <table:table-cell table:formula="of:=[.E154]+1" office:value-type="float" office:value="153" calcext:value-type="float">
            <text:p>153</text:p>
          </table:table-cell>
          <table:table-cell table:formula="of:=VLOOKUP([.E155];[.$A$2:.$C$60];2; )" office:value-type="string" office:string-value="" calcext:value-type="error">
            <text:p>#N/A</text:p>
          </table:table-cell>
          <table:table-cell table:formula="of:=VLOOKUP([.E155];[.$A$2:.$C$60];3; )" office:value-type="string" office:string-value="" calcext:value-type="error">
            <text:p>#N/A</text:p>
          </table:table-cell>
          <table:table-cell office:value-type="float" office:value="153" calcext:value-type="float">
            <text:p>153</text:p>
          </table:table-cell>
          <table:table-cell table:style-name="ce1" table:formula="of:=([.F157]-[.F152])/6+[.I154]" office:value-type="float" office:value="-0.795" calcext:value-type="float">
            <text:p>-0.7950</text:p>
          </table:table-cell>
          <table:table-cell table:style-name="ce1" table:formula="of:=([.G157]-[.G152])/6+[.J154]" office:value-type="float" office:value="0.4975" calcext:value-type="float">
            <text:p>0.4975</text:p>
          </table:table-cell>
          <table:table-cell table:formula="of:= &quot;wing_CD_lookup.append((&quot; &amp; [.H155]&amp; &quot;,&quot; &amp; [.I155]&amp; &quot;,&quot; &amp; [.J155]&amp; &quot;))&quot;" office:value-type="string" office:string-value="wing_CD_lookup.append((153,-0.795,0.4975))" calcext:value-type="string">
            <text:p>wing_CD_lookup.append((153,-0.795,0.4975))</text:p>
          </table:table-cell>
        </table:table-row>
        <table:table-row table:style-name="ro2">
          <table:table-cell table:number-columns-repeated="4"/>
          <table:table-cell table:formula="of:=[.E155]+1" office:value-type="float" office:value="154" calcext:value-type="float">
            <text:p>154</text:p>
          </table:table-cell>
          <table:table-cell table:formula="of:=VLOOKUP([.E156];[.$A$2:.$C$60];2; )" office:value-type="string" office:string-value="" calcext:value-type="error">
            <text:p>#N/A</text:p>
          </table:table-cell>
          <table:table-cell table:formula="of:=VLOOKUP([.E156];[.$A$2:.$C$60];3; )" office:value-type="string" office:string-value="" calcext:value-type="error">
            <text:p>#N/A</text:p>
          </table:table-cell>
          <table:table-cell office:value-type="float" office:value="154" calcext:value-type="float">
            <text:p>154</text:p>
          </table:table-cell>
          <table:table-cell table:style-name="ce1" table:formula="of:=([.F157]-[.F152])/6+[.I155]" office:value-type="float" office:value="-0.776666666666667" calcext:value-type="float">
            <text:p>-0.7767</text:p>
          </table:table-cell>
          <table:table-cell table:style-name="ce1" table:formula="of:=([.G157]-[.G152])/6+[.J155]" office:value-type="float" office:value="0.471666666666667" calcext:value-type="float">
            <text:p>0.4717</text:p>
          </table:table-cell>
          <table:table-cell table:formula="of:= &quot;wing_CD_lookup.append((&quot; &amp; [.H156]&amp; &quot;,&quot; &amp; [.I156]&amp; &quot;,&quot; &amp; [.J156]&amp; &quot;))&quot;" office:value-type="string" office:string-value="wing_CD_lookup.append((154,-0.776666666666667,0.471666666666667))" calcext:value-type="string">
            <text:p>wing_CD_lookup.append((154,-0.776666666666667,0.471666666666667))</text:p>
          </table:table-cell>
        </table:table-row>
        <table:table-row table:style-name="ro2">
          <table:table-cell table:number-columns-repeated="4"/>
          <table:table-cell table:formula="of:=[.E156]+1" office:value-type="float" office:value="155" calcext:value-type="float">
            <text:p>155</text:p>
          </table:table-cell>
          <table:table-cell table:formula="of:=VLOOKUP([.E157];[.$A$2:.$C$60];2; )" office:value-type="float" office:value="-0.74" calcext:value-type="float">
            <text:p>-0.74</text:p>
          </table:table-cell>
          <table:table-cell table:formula="of:=VLOOKUP([.E157];[.$A$2:.$C$60];3; )" office:value-type="float" office:value="0.42" calcext:value-type="float">
            <text:p>0.42</text:p>
          </table:table-cell>
          <table:table-cell office:value-type="float" office:value="155" calcext:value-type="float">
            <text:p>155</text:p>
          </table:table-cell>
          <table:table-cell table:style-name="ce1" table:formula="of:=[.F157]" office:value-type="float" office:value="-0.74" calcext:value-type="float">
            <text:p>-0.7400</text:p>
          </table:table-cell>
          <table:table-cell table:style-name="ce1" table:formula="of:=[.G157]" office:value-type="float" office:value="0.42" calcext:value-type="float">
            <text:p>0.4200</text:p>
          </table:table-cell>
          <table:table-cell table:formula="of:= &quot;wing_CD_lookup.append((&quot; &amp; [.H157]&amp; &quot;,&quot; &amp; [.I157]&amp; &quot;,&quot; &amp; [.J157]&amp; &quot;))&quot;" office:value-type="string" office:string-value="wing_CD_lookup.append((155,-0.74,0.42))" calcext:value-type="string">
            <text:p>wing_CD_lookup.append((155,-0.74,0.42))</text:p>
          </table:table-cell>
        </table:table-row>
        <table:table-row table:style-name="ro2">
          <table:table-cell table:number-columns-repeated="4"/>
          <table:table-cell table:formula="of:=[.E157]+1" office:value-type="float" office:value="156" calcext:value-type="float">
            <text:p>156</text:p>
          </table:table-cell>
          <table:table-cell table:formula="of:=VLOOKUP([.E158];[.$A$2:.$C$60];2; )" office:value-type="string" office:string-value="" calcext:value-type="error">
            <text:p>#N/A</text:p>
          </table:table-cell>
          <table:table-cell table:formula="of:=VLOOKUP([.E158];[.$A$2:.$C$60];3; )" office:value-type="string" office:string-value="" calcext:value-type="error">
            <text:p>#N/A</text:p>
          </table:table-cell>
          <table:table-cell office:value-type="float" office:value="156" calcext:value-type="float">
            <text:p>156</text:p>
          </table:table-cell>
          <table:table-cell table:style-name="ce1" table:formula="of:=([.F162]-[.F157])/6+[.I157]" office:value-type="float" office:value="-0.726666666666667" calcext:value-type="float">
            <text:p>-0.7267</text:p>
          </table:table-cell>
          <table:table-cell table:style-name="ce1" table:formula="of:=([.G162]-[.G157])/6+[.J157]" office:value-type="float" office:value="0.403333333333333" calcext:value-type="float">
            <text:p>0.4033</text:p>
          </table:table-cell>
          <table:table-cell table:formula="of:= &quot;wing_CD_lookup.append((&quot; &amp; [.H158]&amp; &quot;,&quot; &amp; [.I158]&amp; &quot;,&quot; &amp; [.J158]&amp; &quot;))&quot;" office:value-type="string" office:string-value="wing_CD_lookup.append((156,-0.726666666666667,0.403333333333333))" calcext:value-type="string">
            <text:p>wing_CD_lookup.append((156,-0.726666666666667,0.403333333333333))</text:p>
          </table:table-cell>
        </table:table-row>
        <table:table-row table:style-name="ro2">
          <table:table-cell table:number-columns-repeated="4"/>
          <table:table-cell table:formula="of:=[.E158]+1" office:value-type="float" office:value="157" calcext:value-type="float">
            <text:p>157</text:p>
          </table:table-cell>
          <table:table-cell table:formula="of:=VLOOKUP([.E159];[.$A$2:.$C$60];2; )" office:value-type="string" office:string-value="" calcext:value-type="error">
            <text:p>#N/A</text:p>
          </table:table-cell>
          <table:table-cell table:formula="of:=VLOOKUP([.E159];[.$A$2:.$C$60];3; )" office:value-type="string" office:string-value="" calcext:value-type="error">
            <text:p>#N/A</text:p>
          </table:table-cell>
          <table:table-cell office:value-type="float" office:value="157" calcext:value-type="float">
            <text:p>157</text:p>
          </table:table-cell>
          <table:table-cell table:style-name="ce1" table:formula="of:=([.F162]-[.F157])/6+[.I158]" office:value-type="float" office:value="-0.713333333333333" calcext:value-type="float">
            <text:p>-0.7133</text:p>
          </table:table-cell>
          <table:table-cell table:style-name="ce1" table:formula="of:=([.G162]-[.G157])/6+[.J158]" office:value-type="float" office:value="0.386666666666667" calcext:value-type="float">
            <text:p>0.3867</text:p>
          </table:table-cell>
          <table:table-cell table:formula="of:= &quot;wing_CD_lookup.append((&quot; &amp; [.H159]&amp; &quot;,&quot; &amp; [.I159]&amp; &quot;,&quot; &amp; [.J159]&amp; &quot;))&quot;" office:value-type="string" office:string-value="wing_CD_lookup.append((157,-0.713333333333333,0.386666666666667))" calcext:value-type="string">
            <text:p>wing_CD_lookup.append((157,-0.713333333333333,0.386666666666667))</text:p>
          </table:table-cell>
        </table:table-row>
        <table:table-row table:style-name="ro2">
          <table:table-cell table:number-columns-repeated="4"/>
          <table:table-cell table:formula="of:=[.E159]+1" office:value-type="float" office:value="158" calcext:value-type="float">
            <text:p>158</text:p>
          </table:table-cell>
          <table:table-cell table:formula="of:=VLOOKUP([.E160];[.$A$2:.$C$60];2; )" office:value-type="string" office:string-value="" calcext:value-type="error">
            <text:p>#N/A</text:p>
          </table:table-cell>
          <table:table-cell table:formula="of:=VLOOKUP([.E160];[.$A$2:.$C$60];3; )" office:value-type="string" office:string-value="" calcext:value-type="error">
            <text:p>#N/A</text:p>
          </table:table-cell>
          <table:table-cell office:value-type="float" office:value="158" calcext:value-type="float">
            <text:p>158</text:p>
          </table:table-cell>
          <table:table-cell table:style-name="ce1" table:formula="of:=([.F162]-[.F157])/6+[.I159]" office:value-type="float" office:value="-0.7" calcext:value-type="float">
            <text:p>-0.7000</text:p>
          </table:table-cell>
          <table:table-cell table:style-name="ce1" table:formula="of:=([.G162]-[.G157])/6+[.J159]" office:value-type="float" office:value="0.37" calcext:value-type="float">
            <text:p>0.3700</text:p>
          </table:table-cell>
          <table:table-cell table:formula="of:= &quot;wing_CD_lookup.append((&quot; &amp; [.H160]&amp; &quot;,&quot; &amp; [.I160]&amp; &quot;,&quot; &amp; [.J160]&amp; &quot;))&quot;" office:value-type="string" office:string-value="wing_CD_lookup.append((158,-0.7,0.37))" calcext:value-type="string">
            <text:p>wing_CD_lookup.append((158,-0.7,0.37))</text:p>
          </table:table-cell>
        </table:table-row>
        <table:table-row table:style-name="ro2">
          <table:table-cell table:number-columns-repeated="4"/>
          <table:table-cell table:formula="of:=[.E160]+1" office:value-type="float" office:value="159" calcext:value-type="float">
            <text:p>159</text:p>
          </table:table-cell>
          <table:table-cell table:formula="of:=VLOOKUP([.E161];[.$A$2:.$C$60];2; )" office:value-type="string" office:string-value="" calcext:value-type="error">
            <text:p>#N/A</text:p>
          </table:table-cell>
          <table:table-cell table:formula="of:=VLOOKUP([.E161];[.$A$2:.$C$60];3; )" office:value-type="string" office:string-value="" calcext:value-type="error">
            <text:p>#N/A</text:p>
          </table:table-cell>
          <table:table-cell office:value-type="float" office:value="159" calcext:value-type="float">
            <text:p>159</text:p>
          </table:table-cell>
          <table:table-cell table:style-name="ce1" table:formula="of:=([.F162]-[.F157])/6+[.I160]" office:value-type="float" office:value="-0.686666666666667" calcext:value-type="float">
            <text:p>-0.6867</text:p>
          </table:table-cell>
          <table:table-cell table:style-name="ce1" table:formula="of:=([.G162]-[.G157])/6+[.J160]" office:value-type="float" office:value="0.353333333333333" calcext:value-type="float">
            <text:p>0.3533</text:p>
          </table:table-cell>
          <table:table-cell table:formula="of:= &quot;wing_CD_lookup.append((&quot; &amp; [.H161]&amp; &quot;,&quot; &amp; [.I161]&amp; &quot;,&quot; &amp; [.J161]&amp; &quot;))&quot;" office:value-type="string" office:string-value="wing_CD_lookup.append((159,-0.686666666666667,0.353333333333333))" calcext:value-type="string">
            <text:p>wing_CD_lookup.append((159,-0.686666666666667,0.353333333333333))</text:p>
          </table:table-cell>
        </table:table-row>
        <table:table-row table:style-name="ro2">
          <table:table-cell table:number-columns-repeated="4"/>
          <table:table-cell table:formula="of:=[.E161]+1" office:value-type="float" office:value="160" calcext:value-type="float">
            <text:p>160</text:p>
          </table:table-cell>
          <table:table-cell table:formula="of:=VLOOKUP([.E162];[.$A$2:.$C$60];2; )" office:value-type="float" office:value="-0.66" calcext:value-type="float">
            <text:p>-0.66</text:p>
          </table:table-cell>
          <table:table-cell table:formula="of:=VLOOKUP([.E162];[.$A$2:.$C$60];3; )" office:value-type="float" office:value="0.32" calcext:value-type="float">
            <text:p>0.32</text:p>
          </table:table-cell>
          <table:table-cell office:value-type="float" office:value="160" calcext:value-type="float">
            <text:p>160</text:p>
          </table:table-cell>
          <table:table-cell table:style-name="ce1" table:formula="of:=[.F162]" office:value-type="float" office:value="-0.66" calcext:value-type="float">
            <text:p>-0.6600</text:p>
          </table:table-cell>
          <table:table-cell table:style-name="ce1" table:formula="of:=[.G162]" office:value-type="float" office:value="0.32" calcext:value-type="float">
            <text:p>0.3200</text:p>
          </table:table-cell>
          <table:table-cell table:formula="of:= &quot;wing_CD_lookup.append((&quot; &amp; [.H162]&amp; &quot;,&quot; &amp; [.I162]&amp; &quot;,&quot; &amp; [.J162]&amp; &quot;))&quot;" office:value-type="string" office:string-value="wing_CD_lookup.append((160,-0.66,0.32))" calcext:value-type="string">
            <text:p>wing_CD_lookup.append((160,-0.66,0.32))</text:p>
          </table:table-cell>
        </table:table-row>
        <table:table-row table:style-name="ro2">
          <table:table-cell table:number-columns-repeated="4"/>
          <table:table-cell table:formula="of:=[.E162]+1" office:value-type="float" office:value="161" calcext:value-type="float">
            <text:p>161</text:p>
          </table:table-cell>
          <table:table-cell table:formula="of:=VLOOKUP([.E163];[.$A$2:.$C$60];2; )" office:value-type="string" office:string-value="" calcext:value-type="error">
            <text:p>#N/A</text:p>
          </table:table-cell>
          <table:table-cell table:formula="of:=VLOOKUP([.E163];[.$A$2:.$C$60];3; )" office:value-type="string" office:string-value="" calcext:value-type="error">
            <text:p>#N/A</text:p>
          </table:table-cell>
          <table:table-cell office:value-type="float" office:value="161" calcext:value-type="float">
            <text:p>161</text:p>
          </table:table-cell>
          <table:table-cell table:style-name="ce1" table:formula="of:=([.F167]-[.F162])/6+[.I162]" office:value-type="float" office:value="-0.6625" calcext:value-type="float">
            <text:p>-0.6625</text:p>
          </table:table-cell>
          <table:table-cell table:style-name="ce1" table:formula="of:=([.G167]-[.G162])/6+[.J162]" office:value-type="float" office:value="0.305" calcext:value-type="float">
            <text:p>0.3050</text:p>
          </table:table-cell>
          <table:table-cell table:formula="of:= &quot;wing_CD_lookup.append((&quot; &amp; [.H163]&amp; &quot;,&quot; &amp; [.I163]&amp; &quot;,&quot; &amp; [.J163]&amp; &quot;))&quot;" office:value-type="string" office:string-value="wing_CD_lookup.append((161,-0.6625,0.305))" calcext:value-type="string">
            <text:p>wing_CD_lookup.append((161,-0.6625,0.305))</text:p>
          </table:table-cell>
        </table:table-row>
        <table:table-row table:style-name="ro2">
          <table:table-cell table:number-columns-repeated="4"/>
          <table:table-cell table:formula="of:=[.E163]+1" office:value-type="float" office:value="162" calcext:value-type="float">
            <text:p>162</text:p>
          </table:table-cell>
          <table:table-cell table:formula="of:=VLOOKUP([.E164];[.$A$2:.$C$60];2; )" office:value-type="string" office:string-value="" calcext:value-type="error">
            <text:p>#N/A</text:p>
          </table:table-cell>
          <table:table-cell table:formula="of:=VLOOKUP([.E164];[.$A$2:.$C$60];3; )" office:value-type="string" office:string-value="" calcext:value-type="error">
            <text:p>#N/A</text:p>
          </table:table-cell>
          <table:table-cell office:value-type="float" office:value="162" calcext:value-type="float">
            <text:p>162</text:p>
          </table:table-cell>
          <table:table-cell table:style-name="ce1" table:formula="of:=([.F167]-[.F162])/6+[.I163]" office:value-type="float" office:value="-0.665" calcext:value-type="float">
            <text:p>-0.6650</text:p>
          </table:table-cell>
          <table:table-cell table:style-name="ce1" table:formula="of:=([.G167]-[.G162])/6+[.J163]" office:value-type="float" office:value="0.29" calcext:value-type="float">
            <text:p>0.2900</text:p>
          </table:table-cell>
          <table:table-cell table:formula="of:= &quot;wing_CD_lookup.append((&quot; &amp; [.H164]&amp; &quot;,&quot; &amp; [.I164]&amp; &quot;,&quot; &amp; [.J164]&amp; &quot;))&quot;" office:value-type="string" office:string-value="wing_CD_lookup.append((162,-0.665,0.29))" calcext:value-type="string">
            <text:p>wing_CD_lookup.append((162,-0.665,0.29))</text:p>
          </table:table-cell>
        </table:table-row>
        <table:table-row table:style-name="ro2">
          <table:table-cell table:number-columns-repeated="4"/>
          <table:table-cell table:formula="of:=[.E164]+1" office:value-type="float" office:value="163" calcext:value-type="float">
            <text:p>163</text:p>
          </table:table-cell>
          <table:table-cell table:formula="of:=VLOOKUP([.E165];[.$A$2:.$C$60];2; )" office:value-type="string" office:string-value="" calcext:value-type="error">
            <text:p>#N/A</text:p>
          </table:table-cell>
          <table:table-cell table:formula="of:=VLOOKUP([.E165];[.$A$2:.$C$60];3; )" office:value-type="string" office:string-value="" calcext:value-type="error">
            <text:p>#N/A</text:p>
          </table:table-cell>
          <table:table-cell office:value-type="float" office:value="163" calcext:value-type="float">
            <text:p>163</text:p>
          </table:table-cell>
          <table:table-cell table:style-name="ce1" table:formula="of:=([.F167]-[.F162])/6+[.I164]" office:value-type="float" office:value="-0.6675" calcext:value-type="float">
            <text:p>-0.6675</text:p>
          </table:table-cell>
          <table:table-cell table:style-name="ce1" table:formula="of:=([.G167]-[.G162])/6+[.J164]" office:value-type="float" office:value="0.275" calcext:value-type="float">
            <text:p>0.2750</text:p>
          </table:table-cell>
          <table:table-cell table:formula="of:= &quot;wing_CD_lookup.append((&quot; &amp; [.H165]&amp; &quot;,&quot; &amp; [.I165]&amp; &quot;,&quot; &amp; [.J165]&amp; &quot;))&quot;" office:value-type="string" office:string-value="wing_CD_lookup.append((163,-0.6675,0.275))" calcext:value-type="string">
            <text:p>wing_CD_lookup.append((163,-0.6675,0.275))</text:p>
          </table:table-cell>
        </table:table-row>
        <table:table-row table:style-name="ro2">
          <table:table-cell table:number-columns-repeated="4"/>
          <table:table-cell table:formula="of:=[.E165]+1" office:value-type="float" office:value="164" calcext:value-type="float">
            <text:p>164</text:p>
          </table:table-cell>
          <table:table-cell table:formula="of:=VLOOKUP([.E166];[.$A$2:.$C$60];2; )" office:value-type="string" office:string-value="" calcext:value-type="error">
            <text:p>#N/A</text:p>
          </table:table-cell>
          <table:table-cell table:formula="of:=VLOOKUP([.E166];[.$A$2:.$C$60];3; )" office:value-type="string" office:string-value="" calcext:value-type="error">
            <text:p>#N/A</text:p>
          </table:table-cell>
          <table:table-cell office:value-type="float" office:value="164" calcext:value-type="float">
            <text:p>164</text:p>
          </table:table-cell>
          <table:table-cell table:style-name="ce1" table:formula="of:=([.F167]-[.F162])/6+[.I165]" office:value-type="float" office:value="-0.67" calcext:value-type="float">
            <text:p>-0.6700</text:p>
          </table:table-cell>
          <table:table-cell table:style-name="ce1" table:formula="of:=([.G167]-[.G162])/6+[.J165]" office:value-type="float" office:value="0.26" calcext:value-type="float">
            <text:p>0.2600</text:p>
          </table:table-cell>
          <table:table-cell table:formula="of:= &quot;wing_CD_lookup.append((&quot; &amp; [.H166]&amp; &quot;,&quot; &amp; [.I166]&amp; &quot;,&quot; &amp; [.J166]&amp; &quot;))&quot;" office:value-type="string" office:string-value="wing_CD_lookup.append((164,-0.67,0.26))" calcext:value-type="string">
            <text:p>wing_CD_lookup.append((164,-0.67,0.26))</text:p>
          </table:table-cell>
        </table:table-row>
        <table:table-row table:style-name="ro2">
          <table:table-cell table:number-columns-repeated="4"/>
          <table:table-cell table:formula="of:=[.E166]+1" office:value-type="float" office:value="165" calcext:value-type="float">
            <text:p>165</text:p>
          </table:table-cell>
          <table:table-cell table:formula="of:=VLOOKUP([.E167];[.$A$2:.$C$60];2; )" office:value-type="float" office:value="-0.675" calcext:value-type="float">
            <text:p>-0.675</text:p>
          </table:table-cell>
          <table:table-cell table:formula="of:=VLOOKUP([.E167];[.$A$2:.$C$60];3; )" office:value-type="float" office:value="0.23" calcext:value-type="float">
            <text:p>0.23</text:p>
          </table:table-cell>
          <table:table-cell office:value-type="float" office:value="165" calcext:value-type="float">
            <text:p>165</text:p>
          </table:table-cell>
          <table:table-cell table:style-name="ce1" table:formula="of:=[.F167]" office:value-type="float" office:value="-0.675" calcext:value-type="float">
            <text:p>-0.6750</text:p>
          </table:table-cell>
          <table:table-cell table:style-name="ce1" table:formula="of:=[.G167]" office:value-type="float" office:value="0.23" calcext:value-type="float">
            <text:p>0.2300</text:p>
          </table:table-cell>
          <table:table-cell table:formula="of:= &quot;wing_CD_lookup.append((&quot; &amp; [.H167]&amp; &quot;,&quot; &amp; [.I167]&amp; &quot;,&quot; &amp; [.J167]&amp; &quot;))&quot;" office:value-type="string" office:string-value="wing_CD_lookup.append((165,-0.675,0.23))" calcext:value-type="string">
            <text:p>wing_CD_lookup.append((165,-0.675,0.23))</text:p>
          </table:table-cell>
        </table:table-row>
        <table:table-row table:style-name="ro2">
          <table:table-cell table:number-columns-repeated="4"/>
          <table:table-cell table:formula="of:=[.E167]+1" office:value-type="float" office:value="166" calcext:value-type="float">
            <text:p>166</text:p>
          </table:table-cell>
          <table:table-cell table:formula="of:=VLOOKUP([.E168];[.$A$2:.$C$60];2; )" office:value-type="string" office:string-value="" calcext:value-type="error">
            <text:p>#N/A</text:p>
          </table:table-cell>
          <table:table-cell table:formula="of:=VLOOKUP([.E168];[.$A$2:.$C$60];3; )" office:value-type="string" office:string-value="" calcext:value-type="error">
            <text:p>#N/A</text:p>
          </table:table-cell>
          <table:table-cell office:value-type="float" office:value="166" calcext:value-type="float">
            <text:p>166</text:p>
          </table:table-cell>
          <table:table-cell table:style-name="ce1" table:formula="of:=([.F172]-[.F167])/6+[.I167]" office:value-type="float" office:value="-0.704166666666667" calcext:value-type="float">
            <text:p>-0.7042</text:p>
          </table:table-cell>
          <table:table-cell table:style-name="ce1" table:formula="of:=([.G172]-[.G167])/6+[.J167]" office:value-type="float" office:value="0.215" calcext:value-type="float">
            <text:p>0.2150</text:p>
          </table:table-cell>
          <table:table-cell table:formula="of:= &quot;wing_CD_lookup.append((&quot; &amp; [.H168]&amp; &quot;,&quot; &amp; [.I168]&amp; &quot;,&quot; &amp; [.J168]&amp; &quot;))&quot;" office:value-type="string" office:string-value="wing_CD_lookup.append((166,-0.704166666666667,0.215))" calcext:value-type="string">
            <text:p>wing_CD_lookup.append((166,-0.704166666666667,0.215))</text:p>
          </table:table-cell>
        </table:table-row>
        <table:table-row table:style-name="ro2">
          <table:table-cell table:number-columns-repeated="4"/>
          <table:table-cell table:formula="of:=[.E168]+1" office:value-type="float" office:value="167" calcext:value-type="float">
            <text:p>167</text:p>
          </table:table-cell>
          <table:table-cell table:formula="of:=VLOOKUP([.E169];[.$A$2:.$C$60];2; )" office:value-type="string" office:string-value="" calcext:value-type="error">
            <text:p>#N/A</text:p>
          </table:table-cell>
          <table:table-cell table:formula="of:=VLOOKUP([.E169];[.$A$2:.$C$60];3; )" office:value-type="string" office:string-value="" calcext:value-type="error">
            <text:p>#N/A</text:p>
          </table:table-cell>
          <table:table-cell office:value-type="float" office:value="167" calcext:value-type="float">
            <text:p>167</text:p>
          </table:table-cell>
          <table:table-cell table:style-name="ce1" table:formula="of:=([.F172]-[.F167])/6+[.I168]" office:value-type="float" office:value="-0.733333333333333" calcext:value-type="float">
            <text:p>-0.7333</text:p>
          </table:table-cell>
          <table:table-cell table:style-name="ce1" table:formula="of:=([.G172]-[.G167])/6+[.J168]" office:value-type="float" office:value="0.2" calcext:value-type="float">
            <text:p>0.2000</text:p>
          </table:table-cell>
          <table:table-cell table:formula="of:= &quot;wing_CD_lookup.append((&quot; &amp; [.H169]&amp; &quot;,&quot; &amp; [.I169]&amp; &quot;,&quot; &amp; [.J169]&amp; &quot;))&quot;" office:value-type="string" office:string-value="wing_CD_lookup.append((167,-0.733333333333333,0.2))" calcext:value-type="string">
            <text:p>wing_CD_lookup.append((167,-0.733333333333333,0.2))</text:p>
          </table:table-cell>
        </table:table-row>
        <table:table-row table:style-name="ro2">
          <table:table-cell table:number-columns-repeated="4"/>
          <table:table-cell table:formula="of:=[.E169]+1" office:value-type="float" office:value="168" calcext:value-type="float">
            <text:p>168</text:p>
          </table:table-cell>
          <table:table-cell table:formula="of:=VLOOKUP([.E170];[.$A$2:.$C$60];2; )" office:value-type="string" office:string-value="" calcext:value-type="error">
            <text:p>#N/A</text:p>
          </table:table-cell>
          <table:table-cell table:formula="of:=VLOOKUP([.E170];[.$A$2:.$C$60];3; )" office:value-type="string" office:string-value="" calcext:value-type="error">
            <text:p>#N/A</text:p>
          </table:table-cell>
          <table:table-cell office:value-type="float" office:value="168" calcext:value-type="float">
            <text:p>168</text:p>
          </table:table-cell>
          <table:table-cell table:style-name="ce1" table:formula="of:=([.F172]-[.F167])/6+[.I169]" office:value-type="float" office:value="-0.7625" calcext:value-type="float">
            <text:p>-0.7625</text:p>
          </table:table-cell>
          <table:table-cell table:style-name="ce1" table:formula="of:=([.G172]-[.G167])/6+[.J169]" office:value-type="float" office:value="0.185" calcext:value-type="float">
            <text:p>0.1850</text:p>
          </table:table-cell>
          <table:table-cell table:formula="of:= &quot;wing_CD_lookup.append((&quot; &amp; [.H170]&amp; &quot;,&quot; &amp; [.I170]&amp; &quot;,&quot; &amp; [.J170]&amp; &quot;))&quot;" office:value-type="string" office:string-value="wing_CD_lookup.append((168,-0.7625,0.185))" calcext:value-type="string">
            <text:p>wing_CD_lookup.append((168,-0.7625,0.185))</text:p>
          </table:table-cell>
        </table:table-row>
        <table:table-row table:style-name="ro2">
          <table:table-cell table:number-columns-repeated="4"/>
          <table:table-cell table:formula="of:=[.E170]+1" office:value-type="float" office:value="169" calcext:value-type="float">
            <text:p>169</text:p>
          </table:table-cell>
          <table:table-cell table:formula="of:=VLOOKUP([.E171];[.$A$2:.$C$60];2; )" office:value-type="string" office:string-value="" calcext:value-type="error">
            <text:p>#N/A</text:p>
          </table:table-cell>
          <table:table-cell table:formula="of:=VLOOKUP([.E171];[.$A$2:.$C$60];3; )" office:value-type="string" office:string-value="" calcext:value-type="error">
            <text:p>#N/A</text:p>
          </table:table-cell>
          <table:table-cell office:value-type="float" office:value="169" calcext:value-type="float">
            <text:p>169</text:p>
          </table:table-cell>
          <table:table-cell table:style-name="ce1" table:formula="of:=([.F172]-[.F167])/6+[.I170]" office:value-type="float" office:value="-0.791666666666667" calcext:value-type="float">
            <text:p>-0.7917</text:p>
          </table:table-cell>
          <table:table-cell table:style-name="ce1" table:formula="of:=([.G172]-[.G167])/6+[.J170]" office:value-type="float" office:value="0.17" calcext:value-type="float">
            <text:p>0.1700</text:p>
          </table:table-cell>
          <table:table-cell table:formula="of:= &quot;wing_CD_lookup.append((&quot; &amp; [.H171]&amp; &quot;,&quot; &amp; [.I171]&amp; &quot;,&quot; &amp; [.J171]&amp; &quot;))&quot;" office:value-type="string" office:string-value="wing_CD_lookup.append((169,-0.791666666666667,0.17))" calcext:value-type="string">
            <text:p>wing_CD_lookup.append((169,-0.791666666666667,0.17))</text:p>
          </table:table-cell>
        </table:table-row>
        <table:table-row table:style-name="ro2">
          <table:table-cell table:number-columns-repeated="4"/>
          <table:table-cell table:formula="of:=[.E171]+1" office:value-type="float" office:value="170" calcext:value-type="float">
            <text:p>170</text:p>
          </table:table-cell>
          <table:table-cell table:formula="of:=VLOOKUP([.E172];[.$A$2:.$C$60];2; )" office:value-type="float" office:value="-0.85" calcext:value-type="float">
            <text:p>-0.85</text:p>
          </table:table-cell>
          <table:table-cell table:formula="of:=VLOOKUP([.E172];[.$A$2:.$C$60];3; )" office:value-type="float" office:value="0.14" calcext:value-type="float">
            <text:p>0.14</text:p>
          </table:table-cell>
          <table:table-cell office:value-type="float" office:value="170" calcext:value-type="float">
            <text:p>170</text:p>
          </table:table-cell>
          <table:table-cell table:style-name="ce1" table:formula="of:=[.F172]" office:value-type="float" office:value="-0.85" calcext:value-type="float">
            <text:p>-0.8500</text:p>
          </table:table-cell>
          <table:table-cell table:style-name="ce1" table:formula="of:=[.G172]" office:value-type="float" office:value="0.14" calcext:value-type="float">
            <text:p>0.1400</text:p>
          </table:table-cell>
          <table:table-cell table:formula="of:= &quot;wing_CD_lookup.append((&quot; &amp; [.H172]&amp; &quot;,&quot; &amp; [.I172]&amp; &quot;,&quot; &amp; [.J172]&amp; &quot;))&quot;" office:value-type="string" office:string-value="wing_CD_lookup.append((170,-0.85,0.14))" calcext:value-type="string">
            <text:p>wing_CD_lookup.append((170,-0.85,0.14))</text:p>
          </table:table-cell>
        </table:table-row>
        <table:table-row table:style-name="ro2">
          <table:table-cell table:number-columns-repeated="4"/>
          <table:table-cell table:formula="of:=[.E172]+1" office:value-type="float" office:value="171" calcext:value-type="float">
            <text:p>171</text:p>
          </table:table-cell>
          <table:table-cell table:formula="of:=VLOOKUP([.E173];[.$A$2:.$C$60];2; )" office:value-type="string" office:string-value="" calcext:value-type="error">
            <text:p>#N/A</text:p>
          </table:table-cell>
          <table:table-cell table:formula="of:=VLOOKUP([.E173];[.$A$2:.$C$60];3; )" office:value-type="string" office:string-value="" calcext:value-type="error">
            <text:p>#N/A</text:p>
          </table:table-cell>
          <table:table-cell office:value-type="float" office:value="171" calcext:value-type="float">
            <text:p>171</text:p>
          </table:table-cell>
          <table:table-cell table:style-name="ce1" table:formula="of:=([.F177]-[.F172])/6+[.I172]" office:value-type="float" office:value="-0.823333333333333" calcext:value-type="float">
            <text:p>-0.8233</text:p>
          </table:table-cell>
          <table:table-cell table:style-name="ce1" table:formula="of:=([.G177]-[.G172])/6+[.J172]" office:value-type="float" office:value="0.125833333333333" calcext:value-type="float">
            <text:p>0.1258</text:p>
          </table:table-cell>
          <table:table-cell table:formula="of:= &quot;wing_CD_lookup.append((&quot; &amp; [.H173]&amp; &quot;,&quot; &amp; [.I173]&amp; &quot;,&quot; &amp; [.J173]&amp; &quot;))&quot;" office:value-type="string" office:string-value="wing_CD_lookup.append((171,-0.823333333333333,0.125833333333333))" calcext:value-type="string">
            <text:p>wing_CD_lookup.append((171,-0.823333333333333,0.125833333333333))</text:p>
          </table:table-cell>
        </table:table-row>
        <table:table-row table:style-name="ro2">
          <table:table-cell table:number-columns-repeated="4"/>
          <table:table-cell table:formula="of:=[.E173]+1" office:value-type="float" office:value="172" calcext:value-type="float">
            <text:p>172</text:p>
          </table:table-cell>
          <table:table-cell table:formula="of:=VLOOKUP([.E174];[.$A$2:.$C$60];2; )" office:value-type="string" office:string-value="" calcext:value-type="error">
            <text:p>#N/A</text:p>
          </table:table-cell>
          <table:table-cell table:formula="of:=VLOOKUP([.E174];[.$A$2:.$C$60];3; )" office:value-type="string" office:string-value="" calcext:value-type="error">
            <text:p>#N/A</text:p>
          </table:table-cell>
          <table:table-cell office:value-type="float" office:value="172" calcext:value-type="float">
            <text:p>172</text:p>
          </table:table-cell>
          <table:table-cell table:style-name="ce1" table:formula="of:=([.F177]-[.F172])/6+[.I173]" office:value-type="float" office:value="-0.796666666666667" calcext:value-type="float">
            <text:p>-0.7967</text:p>
          </table:table-cell>
          <table:table-cell table:style-name="ce1" table:formula="of:=([.G177]-[.G172])/6+[.J173]" office:value-type="float" office:value="0.111666666666667" calcext:value-type="float">
            <text:p>0.1117</text:p>
          </table:table-cell>
          <table:table-cell table:formula="of:= &quot;wing_CD_lookup.append((&quot; &amp; [.H174]&amp; &quot;,&quot; &amp; [.I174]&amp; &quot;,&quot; &amp; [.J174]&amp; &quot;))&quot;" office:value-type="string" office:string-value="wing_CD_lookup.append((172,-0.796666666666667,0.111666666666667))" calcext:value-type="string">
            <text:p>wing_CD_lookup.append((172,-0.796666666666667,0.111666666666667))</text:p>
          </table:table-cell>
        </table:table-row>
        <table:table-row table:style-name="ro2">
          <table:table-cell table:number-columns-repeated="4"/>
          <table:table-cell table:formula="of:=[.E174]+1" office:value-type="float" office:value="173" calcext:value-type="float">
            <text:p>173</text:p>
          </table:table-cell>
          <table:table-cell table:formula="of:=VLOOKUP([.E175];[.$A$2:.$C$60];2; )" office:value-type="string" office:string-value="" calcext:value-type="error">
            <text:p>#N/A</text:p>
          </table:table-cell>
          <table:table-cell table:formula="of:=VLOOKUP([.E175];[.$A$2:.$C$60];3; )" office:value-type="string" office:string-value="" calcext:value-type="error">
            <text:p>#N/A</text:p>
          </table:table-cell>
          <table:table-cell office:value-type="float" office:value="173" calcext:value-type="float">
            <text:p>173</text:p>
          </table:table-cell>
          <table:table-cell table:style-name="ce1" table:formula="of:=([.F177]-[.F172])/6+[.I174]" office:value-type="float" office:value="-0.77" calcext:value-type="float">
            <text:p>-0.7700</text:p>
          </table:table-cell>
          <table:table-cell table:style-name="ce1" table:formula="of:=([.G177]-[.G172])/6+[.J174]" office:value-type="float" office:value="0.0975" calcext:value-type="float">
            <text:p>0.0975</text:p>
          </table:table-cell>
          <table:table-cell table:formula="of:= &quot;wing_CD_lookup.append((&quot; &amp; [.H175]&amp; &quot;,&quot; &amp; [.I175]&amp; &quot;,&quot; &amp; [.J175]&amp; &quot;))&quot;" office:value-type="string" office:string-value="wing_CD_lookup.append((173,-0.77,0.0975))" calcext:value-type="string">
            <text:p>wing_CD_lookup.append((173,-0.77,0.0975))</text:p>
          </table:table-cell>
        </table:table-row>
        <table:table-row table:style-name="ro2">
          <table:table-cell table:number-columns-repeated="4"/>
          <table:table-cell table:formula="of:=[.E175]+1" office:value-type="float" office:value="174" calcext:value-type="float">
            <text:p>174</text:p>
          </table:table-cell>
          <table:table-cell table:formula="of:=VLOOKUP([.E176];[.$A$2:.$C$60];2; )" office:value-type="string" office:string-value="" calcext:value-type="error">
            <text:p>#N/A</text:p>
          </table:table-cell>
          <table:table-cell table:formula="of:=VLOOKUP([.E176];[.$A$2:.$C$60];3; )" office:value-type="string" office:string-value="" calcext:value-type="error">
            <text:p>#N/A</text:p>
          </table:table-cell>
          <table:table-cell office:value-type="float" office:value="174" calcext:value-type="float">
            <text:p>174</text:p>
          </table:table-cell>
          <table:table-cell table:style-name="ce1" table:formula="of:=([.F177]-[.F172])/6+[.I175]" office:value-type="float" office:value="-0.743333333333334" calcext:value-type="float">
            <text:p>-0.7433</text:p>
          </table:table-cell>
          <table:table-cell table:style-name="ce1" table:formula="of:=([.G177]-[.G172])/6+[.J175]" office:value-type="float" office:value="0.0833333333333333" calcext:value-type="float">
            <text:p>0.0833</text:p>
          </table:table-cell>
          <table:table-cell table:formula="of:= &quot;wing_CD_lookup.append((&quot; &amp; [.H176]&amp; &quot;,&quot; &amp; [.I176]&amp; &quot;,&quot; &amp; [.J176]&amp; &quot;))&quot;" office:value-type="string" office:string-value="wing_CD_lookup.append((174,-0.743333333333334,0.0833333333333333))" calcext:value-type="string">
            <text:p>wing_CD_lookup.append((174,-0.743333333333334,0.0833333333333333))</text:p>
          </table:table-cell>
        </table:table-row>
        <table:table-row table:style-name="ro2">
          <table:table-cell table:number-columns-repeated="4"/>
          <table:table-cell table:formula="of:=[.E176]+1" office:value-type="float" office:value="175" calcext:value-type="float">
            <text:p>175</text:p>
          </table:table-cell>
          <table:table-cell table:formula="of:=VLOOKUP([.E177];[.$A$2:.$C$60];2; )" office:value-type="float" office:value="-0.69" calcext:value-type="float">
            <text:p>-0.69</text:p>
          </table:table-cell>
          <table:table-cell table:formula="of:=VLOOKUP([.E177];[.$A$2:.$C$60];3; )" office:value-type="float" office:value="0.055" calcext:value-type="float">
            <text:p>0.055</text:p>
          </table:table-cell>
          <table:table-cell office:value-type="float" office:value="175" calcext:value-type="float">
            <text:p>175</text:p>
          </table:table-cell>
          <table:table-cell table:style-name="ce1" table:formula="of:=[.F177]" office:value-type="float" office:value="-0.69" calcext:value-type="float">
            <text:p>-0.6900</text:p>
          </table:table-cell>
          <table:table-cell table:style-name="ce1" table:formula="of:=[.G177]" office:value-type="float" office:value="0.055" calcext:value-type="float">
            <text:p>0.0550</text:p>
          </table:table-cell>
          <table:table-cell table:formula="of:= &quot;wing_CD_lookup.append((&quot; &amp; [.H177]&amp; &quot;,&quot; &amp; [.I177]&amp; &quot;,&quot; &amp; [.J177]&amp; &quot;))&quot;" office:value-type="string" office:string-value="wing_CD_lookup.append((175,-0.69,0.055))" calcext:value-type="string">
            <text:p>wing_CD_lookup.append((175,-0.69,0.055))</text:p>
          </table:table-cell>
        </table:table-row>
        <table:table-row table:style-name="ro2">
          <table:table-cell table:number-columns-repeated="4"/>
          <table:table-cell table:formula="of:=[.E177]+1" office:value-type="float" office:value="176" calcext:value-type="float">
            <text:p>176</text:p>
          </table:table-cell>
          <table:table-cell table:formula="of:=VLOOKUP([.E178];[.$A$2:.$C$60];2; )" office:value-type="string" office:string-value="" calcext:value-type="error">
            <text:p>#N/A</text:p>
          </table:table-cell>
          <table:table-cell table:formula="of:=VLOOKUP([.E178];[.$A$2:.$C$60];3; )" office:value-type="string" office:string-value="" calcext:value-type="error">
            <text:p>#N/A</text:p>
          </table:table-cell>
          <table:table-cell office:value-type="float" office:value="176" calcext:value-type="float">
            <text:p>176</text:p>
          </table:table-cell>
          <table:table-cell table:style-name="ce1" table:formula="of:=([.F182]-[.F177])/6+[.I177]" office:value-type="float" office:value="-0.575" calcext:value-type="float">
            <text:p>-0.5750</text:p>
          </table:table-cell>
          <table:table-cell table:style-name="ce1" table:formula="of:=([.G182]-[.G177])/6+[.J177]" office:value-type="float" office:value="0.05" calcext:value-type="float">
            <text:p>0.0500</text:p>
          </table:table-cell>
          <table:table-cell table:formula="of:= &quot;wing_CD_lookup.append((&quot; &amp; [.H178]&amp; &quot;,&quot; &amp; [.I178]&amp; &quot;,&quot; &amp; [.J178]&amp; &quot;))&quot;" office:value-type="string" office:string-value="wing_CD_lookup.append((176,-0.575,0.05))" calcext:value-type="string">
            <text:p>wing_CD_lookup.append((176,-0.575,0.05))</text:p>
          </table:table-cell>
        </table:table-row>
        <table:table-row table:style-name="ro2">
          <table:table-cell table:number-columns-repeated="4"/>
          <table:table-cell table:formula="of:=[.E178]+1" office:value-type="float" office:value="177" calcext:value-type="float">
            <text:p>177</text:p>
          </table:table-cell>
          <table:table-cell table:formula="of:=VLOOKUP([.E179];[.$A$2:.$C$60];2; )" office:value-type="string" office:string-value="" calcext:value-type="error">
            <text:p>#N/A</text:p>
          </table:table-cell>
          <table:table-cell table:formula="of:=VLOOKUP([.E179];[.$A$2:.$C$60];3; )" office:value-type="string" office:string-value="" calcext:value-type="error">
            <text:p>#N/A</text:p>
          </table:table-cell>
          <table:table-cell office:value-type="float" office:value="177" calcext:value-type="float">
            <text:p>177</text:p>
          </table:table-cell>
          <table:table-cell table:style-name="ce1" table:formula="of:=([.F182]-[.F177])/6+[.I178]" office:value-type="float" office:value="-0.46" calcext:value-type="float">
            <text:p>-0.4600</text:p>
          </table:table-cell>
          <table:table-cell table:style-name="ce1" table:formula="of:=([.G182]-[.G177])/6+[.J178]" office:value-type="float" office:value="0.045" calcext:value-type="float">
            <text:p>0.0450</text:p>
          </table:table-cell>
          <table:table-cell table:formula="of:= &quot;wing_CD_lookup.append((&quot; &amp; [.H179]&amp; &quot;,&quot; &amp; [.I179]&amp; &quot;,&quot; &amp; [.J179]&amp; &quot;))&quot;" office:value-type="string" office:string-value="wing_CD_lookup.append((177,-0.46,0.045))" calcext:value-type="string">
            <text:p>wing_CD_lookup.append((177,-0.46,0.045))</text:p>
          </table:table-cell>
        </table:table-row>
        <table:table-row table:style-name="ro2">
          <table:table-cell table:number-columns-repeated="4"/>
          <table:table-cell table:formula="of:=[.E179]+1" office:value-type="float" office:value="178" calcext:value-type="float">
            <text:p>178</text:p>
          </table:table-cell>
          <table:table-cell table:formula="of:=VLOOKUP([.E180];[.$A$2:.$C$60];2; )" office:value-type="string" office:string-value="" calcext:value-type="error">
            <text:p>#N/A</text:p>
          </table:table-cell>
          <table:table-cell table:formula="of:=VLOOKUP([.E180];[.$A$2:.$C$60];3; )" office:value-type="string" office:string-value="" calcext:value-type="error">
            <text:p>#N/A</text:p>
          </table:table-cell>
          <table:table-cell office:value-type="float" office:value="178" calcext:value-type="float">
            <text:p>178</text:p>
          </table:table-cell>
          <table:table-cell table:style-name="ce1" table:formula="of:=([.F182]-[.F177])/6+[.I179]" office:value-type="float" office:value="-0.345" calcext:value-type="float">
            <text:p>-0.3450</text:p>
          </table:table-cell>
          <table:table-cell table:style-name="ce1" table:formula="of:=([.G182]-[.G177])/6+[.J179]" office:value-type="float" office:value="0.04" calcext:value-type="float">
            <text:p>0.0400</text:p>
          </table:table-cell>
          <table:table-cell table:formula="of:= &quot;wing_CD_lookup.append((&quot; &amp; [.H180]&amp; &quot;,&quot; &amp; [.I180]&amp; &quot;,&quot; &amp; [.J180]&amp; &quot;))&quot;" office:value-type="string" office:string-value="wing_CD_lookup.append((178,-0.345,0.04))" calcext:value-type="string">
            <text:p>wing_CD_lookup.append((178,-0.345,0.04))</text:p>
          </table:table-cell>
        </table:table-row>
        <table:table-row table:style-name="ro2">
          <table:table-cell table:number-columns-repeated="4"/>
          <table:table-cell table:formula="of:=[.E180]+1" office:value-type="float" office:value="179" calcext:value-type="float">
            <text:p>179</text:p>
          </table:table-cell>
          <table:table-cell table:formula="of:=VLOOKUP([.E181];[.$A$2:.$C$60];2; )" office:value-type="string" office:string-value="" calcext:value-type="error">
            <text:p>#N/A</text:p>
          </table:table-cell>
          <table:table-cell table:formula="of:=VLOOKUP([.E181];[.$A$2:.$C$60];3; )" office:value-type="string" office:string-value="" calcext:value-type="error">
            <text:p>#N/A</text:p>
          </table:table-cell>
          <table:table-cell office:value-type="float" office:value="179" calcext:value-type="float">
            <text:p>179</text:p>
          </table:table-cell>
          <table:table-cell table:style-name="ce1" table:formula="of:=([.F182]-[.F177])/6+[.I180]" office:value-type="float" office:value="-0.23" calcext:value-type="float">
            <text:p>-0.2300</text:p>
          </table:table-cell>
          <table:table-cell table:style-name="ce1" table:formula="of:=([.G182]-[.G177])/6+[.J180]" office:value-type="float" office:value="0.035" calcext:value-type="float">
            <text:p>0.0350</text:p>
          </table:table-cell>
          <table:table-cell table:formula="of:= &quot;wing_CD_lookup.append((&quot; &amp; [.H181]&amp; &quot;,&quot; &amp; [.I181]&amp; &quot;,&quot; &amp; [.J181]&amp; &quot;))&quot;" office:value-type="string" office:string-value="wing_CD_lookup.append((179,-0.23,0.035))" calcext:value-type="string">
            <text:p>wing_CD_lookup.append((179,-0.23,0.035))</text:p>
          </table:table-cell>
        </table:table-row>
        <table:table-row table:style-name="ro2">
          <table:table-cell table:number-columns-repeated="4"/>
          <table:table-cell table:formula="of:=[.E181]+1" office:value-type="float" office:value="180" calcext:value-type="float">
            <text:p>180</text:p>
          </table:table-cell>
          <table:table-cell table:formula="of:=VLOOKUP([.E182];[.$A$2:.$C$60];2; )" office:value-type="float" office:value="0" calcext:value-type="float">
            <text:p>0</text:p>
          </table:table-cell>
          <table:table-cell table:formula="of:=VLOOKUP([.E182];[.$A$2:.$C$60];3; )" office:value-type="float" office:value="0.025" calcext:value-type="float">
            <text:p>0.025</text:p>
          </table:table-cell>
          <table:table-cell office:value-type="float" office:value="180" calcext:value-type="float">
            <text:p>180</text:p>
          </table:table-cell>
          <table:table-cell table:style-name="ce1" table:formula="of:=[.F182]" office:value-type="float" office:value="0" calcext:value-type="float">
            <text:p>0.0000</text:p>
          </table:table-cell>
          <table:table-cell table:style-name="ce1" table:formula="of:=[.G182]" office:value-type="float" office:value="0.025" calcext:value-type="float">
            <text:p>0.0250</text:p>
          </table:table-cell>
          <table:table-cell table:formula="of:= &quot;wing_CD_lookup.append((&quot; &amp; [.H182]&amp; &quot;,&quot; &amp; [.I182]&amp; &quot;,&quot; &amp; [.J182]&amp; &quot;))&quot;" office:value-type="string" office:string-value="wing_CD_lookup.append((180,0,0.025))" calcext:value-type="string">
            <text:p>wing_CD_lookup.append((180,0,0.025))</text:p>
          </table:table-cell>
        </table:table-row>
        <table:table-row table:style-name="ro3" table:number-rows-repeated="9">
          <table:table-cell table:number-columns-repeated="8"/>
          <table:table-cell table:style-name="ce1"/>
          <table:table-cell table:number-columns-repeated="2"/>
        </table:table-row>
        <table:table-row table:style-name="ro3" table:number-rows-repeated="104838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8:01:29.311121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2:36:21.84</meta:creation-date>
    <dc:date>2016-03-10T22:14:11.924069360</dc:date>
    <meta:editing-duration>PT27M30S</meta:editing-duration>
    <meta:editing-cycles>4</meta:editing-cycles>
    <meta:generator>LibreOffice/4.2.8.2$Linux_X86_64 LibreOffice_project/420m0$Build-2</meta:generator>
    <dc:creator>Jake Anderson</dc:creator>
    <meta:document-statistic meta:table-count="3" meta:cell-count="14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58cm" svg:height="18.721cm" xlink:href=".." xlink:type="simple" chart:class="chart:line" chart:style-name="ch1">
        <chart:legend chart:legend-position="end" svg:x="33.953cm" svg:y="8.812cm" style:legend-expansion="high" chart:style-name="ch2"/>
        <chart:plot-area chart:style-name="ch3" table:cell-range-address="Sheet1.A3:Sheet1.C60 Sheet1.B1:Sheet1.C1" chart:data-source-has-labels="both" svg:x="0.719cm" svg:y="0.374cm" svg:width="32.515cm" svg:height="17.973cm">
          <chartooo:coordinate-region svg:x="2.108cm" svg:y="0.573cm" svg:width="30.846cm" svg:height="17.575cm"/>
          <chart:axis chart:dimension="x" chart:name="primary-x" chart:style-name="ch4" chartooo:axis-type="auto">
            <chartooo:date-scale/>
            <chart:categories table:cell-range-address="Sheet1.A3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0" chart:label-cell-address="Sheet1.B1:Sheet1.B1" chart:class="chart:line">
            <chart:data-point chart:repeated="58"/>
          </chart:series>
          <chart:series chart:style-name="ch8" chart:values-cell-range-address="Sheet1.C3:Sheet1.C60" chart:label-cell-address="Sheet1.C1:Sheet1.C1" chart:class="chart:line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t</text:p>
                <draw:g>
                  <svg:desc>Sheet1.B1:Sheet1.B1</svg:desc>
                </draw:g>
              </table:table-cell>
              <table:table-cell office:value-type="string">
                <text:p>drag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60</svg:desc>
                </draw:g>
              </table:table-cell>
              <table:table-cell office:value-type="float" office:value="0.11">
                <text:p>0.11</text:p>
                <draw:g>
                  <svg:desc>Sheet1.B3:Sheet1.B60</svg:desc>
                </draw:g>
              </table:table-cell>
              <table:table-cell office:value-type="float" office:value="0.0068">
                <text:p>0.0068</text:p>
                <draw:g>
                  <svg:desc>Sheet1.C3:Sheet1.C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598">
                <text:p>0.95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43">
                <text:p>1.034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749">
                <text:p>1.074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39">
                <text:p>1.03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737">
                <text:p>0.873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84">
                <text:p>0.6284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07">
                <text:p>0.490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696">
                <text:p>0.469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95">
                <text:p>0.51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84">
                <text:p>0.558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032">
                <text:p>0.603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74">
                <text:p>0.647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949">
                <text:p>0.69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446">
                <text:p>0.744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948">
                <text:p>0.794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462">
                <text:p>0.846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984">
                <text:p>0.898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506">
                <text:p>0.950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0029">
                <text:p>1.002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5">
                <text:p>0.91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02">
                <text:p>1.0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5">
                <text:p>1.0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085">
                <text:p>1.008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">
                <text:p>1.04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65">
                <text:p>0.965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75">
                <text:p>0.87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765">
                <text:p>0.7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515">
                <text:p>0.51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">
                <text:p>0.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22">
                <text:p>0.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7">
                <text:p>-0.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22">
                <text:p>-0.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37">
                <text:p>-0.3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51">
                <text:p>-0.5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625">
                <text:p>-0.625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35">
                <text:p>-0.7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84">
                <text:p>-0.8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91">
                <text:p>-0.9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91">
                <text:p>-0.9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5">
                <text:p>-0.8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74">
                <text:p>-0.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6">
                <text:p>-0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675">
                <text:p>-0.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5">
                <text:p>-0.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69">
                <text:p>-0.6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062cm" svg:height="16.565cm" xlink:href=".." xlink:type="simple" chart:class="chart:line" chart:style-name="ch1">
        <chart:legend chart:legend-position="end" svg:x="46.646cm" svg:y="7.734cm" style:legend-expansion="high" chart:style-name="ch2"/>
        <chart:plot-area chart:style-name="ch3" table:cell-range-address="Sheet1.H1:Sheet1.J182" chart:data-source-has-labels="both" svg:x="0.961cm" svg:y="0.331cm" svg:width="44.724cm" svg:height="15.903cm">
          <chartooo:coordinate-region svg:x="1.794cm" svg:y="0.53cm" svg:width="43.75cm" svg:height="15.505cm"/>
          <chart:axis chart:dimension="x" chart:name="primary-x" chart:style-name="ch4" chartooo:axis-type="auto">
            <chartooo:date-scale/>
            <chart:categories table:cell-range-address="Sheet1.H2:Sheet1.H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182" chart:label-cell-address="Sheet1.I1:Sheet1.I1" chart:class="chart:line">
            <chart:data-point chart:repeated="181"/>
          </chart:series>
          <chart:series chart:style-name="ch7" chart:values-cell-range-address="Sheet1.J2:Sheet1.J182" chart:label-cell-address="Sheet1.J1:Sheet1.J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ft</text:p>
                <draw:g>
                  <svg:desc>Sheet1.I1:Sheet1.I1</svg:desc>
                </draw:g>
              </table:table-cell>
              <table:table-cell office:value-type="string">
                <text:p>drag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H2:Sheet1.H182</svg:desc>
                </draw:g>
              </table:table-cell>
              <table:table-cell office:value-type="float" office:value="0">
                <text:p>0</text:p>
                <draw:g>
                  <svg:desc>Sheet1.I2:Sheet1.I182</svg:desc>
                </draw:g>
              </table:table-cell>
              <table:table-cell office:value-type="float" office:value="0.0067">
                <text:p>0.0067</text:p>
                <draw:g>
                  <svg:desc>Sheet1.J2:Sheet1.J18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3">
                <text:p>0.3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">
                <text:p>0.66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7">
                <text:p>0.77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598">
                <text:p>0.9598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43">
                <text:p>1.0343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0749">
                <text:p>1.0749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39">
                <text:p>1.039</text:p>
              </table:table-cell>
              <table:table-cell office:value-type="float" office:value="0.0195">
                <text:p>0.01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737">
                <text:p>0.8737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84">
                <text:p>0.6284</text:p>
              </table:table-cell>
              <table:table-cell office:value-type="float" office:value="0.0236">
                <text:p>0.02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907">
                <text:p>0.490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696">
                <text:p>0.469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5195">
                <text:p>0.51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5584">
                <text:p>0.558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032">
                <text:p>0.603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474">
                <text:p>0.647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6949">
                <text:p>0.694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446">
                <text:p>0.7446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7948">
                <text:p>0.794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8462">
                <text:p>0.846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8984">
                <text:p>0.898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506">
                <text:p>0.9506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0029">
                <text:p>1.0029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98825">
                <text:p>0.98825</text:p>
              </table:table-cell>
              <table:table-cell office:value-type="float" office:value="0.489166666666667">
                <text:p>0.4891666666666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9736">
                <text:p>0.9736</text:p>
              </table:table-cell>
              <table:table-cell office:value-type="float" office:value="0.505333333333333">
                <text:p>0.5053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15">
                <text:p>0.91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9325">
                <text:p>0.9325</text:p>
              </table:table-cell>
              <table:table-cell office:value-type="float" office:value="0.599166666666667">
                <text:p>0.599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5">
                <text:p>0.95</text:p>
              </table:table-cell>
              <table:table-cell office:value-type="float" office:value="0.628333333333333">
                <text:p>0.6283333333333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9675">
                <text:p>0.9675</text:p>
              </table:table-cell>
              <table:table-cell office:value-type="float" office:value="0.6575">
                <text:p>0.65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985">
                <text:p>0.985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02">
                <text:p>1.0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02916666666667">
                <text:p>1.02916666666667</text:p>
              </table:table-cell>
              <table:table-cell office:value-type="float" office:value="0.774166666666667">
                <text:p>0.7741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03833333333333">
                <text:p>1.03833333333333</text:p>
              </table:table-cell>
              <table:table-cell office:value-type="float" office:value="0.803333333333333">
                <text:p>0.8033333333333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0475">
                <text:p>1.0475</text:p>
              </table:table-cell>
              <table:table-cell office:value-type="float" office:value="0.8325">
                <text:p>0.83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0.861666666666667">
                <text:p>0.861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5">
                <text:p>1.07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06391666666667">
                <text:p>1.06391666666667</text:p>
              </table:table-cell>
              <table:table-cell office:value-type="float" office:value="0.945833333333333">
                <text:p>0.94583333333333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05283333333333">
                <text:p>1.05283333333333</text:p>
              </table:table-cell>
              <table:table-cell office:value-type="float" office:value="0.971666666666667">
                <text:p>0.97166666666666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04175">
                <text:p>1.0417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03066666666667">
                <text:p>1.03066666666667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085">
                <text:p>1.008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01375">
                <text:p>1.01375</text:p>
              </table:table-cell>
              <table:table-cell office:value-type="float" office:value="1.09833333333333">
                <text:p>1.0983333333333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019">
                <text:p>1.019</text:p>
              </table:table-cell>
              <table:table-cell office:value-type="float" office:value="1.12166666666667">
                <text:p>1.12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02425">
                <text:p>1.02425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0295">
                <text:p>1.0295</text:p>
              </table:table-cell>
              <table:table-cell office:value-type="float" office:value="1.16833333333333">
                <text:p>1.168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">
                <text:p>1.04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275">
                <text:p>1.0275</text:p>
              </table:table-cell>
              <table:table-cell office:value-type="float" office:value="1.23666666666667">
                <text:p>1.236666666666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.015">
                <text:p>1.015</text:p>
              </table:table-cell>
              <table:table-cell office:value-type="float" office:value="1.25833333333333">
                <text:p>1.2583333333333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.0025">
                <text:p>1.00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9">
                <text:p>0.99</text:p>
              </table:table-cell>
              <table:table-cell office:value-type="float" office:value="1.30166666666667">
                <text:p>1.3016666666666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65">
                <text:p>0.965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5">
                <text:p>0.95</text:p>
              </table:table-cell>
              <table:table-cell office:value-type="float" office:value="1.36583333333333">
                <text:p>1.3658333333333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35">
                <text:p>0.935</text:p>
              </table:table-cell>
              <table:table-cell office:value-type="float" office:value="1.38666666666667">
                <text:p>1.386666666666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2">
                <text:p>0.92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905">
                <text:p>0.905</text:p>
              </table:table-cell>
              <table:table-cell office:value-type="float" office:value="1.42833333333333">
                <text:p>1.428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75">
                <text:p>0.87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1.4875">
                <text:p>1.48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838333333333333">
                <text:p>0.838333333333333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82">
                <text:p>0.82</text:p>
              </table:table-cell>
              <table:table-cell office:value-type="float" office:value="1.5225">
                <text:p>1.52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01666666666667">
                <text:p>0.80166666666666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765">
                <text:p>0.765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745833333333333">
                <text:p>0.74583333333333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1.605">
                <text:p>1.60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7075">
                <text:p>0.7075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688333333333333">
                <text:p>0.688333333333333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6275">
                <text:p>0.6275</text:p>
              </table:table-cell>
              <table:table-cell office:value-type="float" office:value="1.67666666666667">
                <text:p>1.6766666666666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605">
                <text:p>0.605</text:p>
              </table:table-cell>
              <table:table-cell office:value-type="float" office:value="1.68833333333333">
                <text:p>1.6883333333333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5825">
                <text:p>0.58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56">
                <text:p>0.56</text:p>
              </table:table-cell>
              <table:table-cell office:value-type="float" office:value="1.71166666666667">
                <text:p>1.7116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515">
                <text:p>0.515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490833333333333">
                <text:p>0.490833333333333</text:p>
              </table:table-cell>
              <table:table-cell office:value-type="float" office:value="1.7425">
                <text:p>1.742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4425">
                <text:p>0.4425</text:p>
              </table:table-cell>
              <table:table-cell office:value-type="float" office:value="1.7575">
                <text:p>1.757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">
                <text:p>0.3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345">
                <text:p>0.345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32">
                <text:p>0.32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295">
                <text:p>0.29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22">
                <text:p>0.2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195">
                <text:p>0.19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7">
                <text:p>0.1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145">
                <text:p>0.1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12">
                <text:p>0.1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">
                <text:p>0.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.79666666666667">
                <text:p>1.79666666666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1.79333333333333">
                <text:p>1.7933333333333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1.78666666666667">
                <text:p>1.7866666666666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-0.07">
                <text:p>-0.0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-0.095">
                <text:p>-0.095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-0.12">
                <text:p>-0.12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-0.145">
                <text:p>-0.145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-0.17">
                <text:p>-0.17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22">
                <text:p>-0.2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245">
                <text:p>-0.245</text:p>
              </table:table-cell>
              <table:table-cell office:value-type="float" office:value="1.74166666666667">
                <text:p>1.7416666666666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27">
                <text:p>-0.27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295">
                <text:p>-0.29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-0.32">
                <text:p>-0.32</text:p>
              </table:table-cell>
              <table:table-cell office:value-type="float" office:value="1.71666666666667">
                <text:p>1.7166666666666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37">
                <text:p>-0.3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393333333333333">
                <text:p>-0.393333333333333</text:p>
              </table:table-cell>
              <table:table-cell office:value-type="float" office:value="1.68916666666667">
                <text:p>1.689166666666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1.67833333333333">
                <text:p>1.6783333333333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44">
                <text:p>-0.44</text:p>
              </table:table-cell>
              <table:table-cell office:value-type="float" office:value="1.6675">
                <text:p>1.667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463333333333333">
                <text:p>-0.463333333333333</text:p>
              </table:table-cell>
              <table:table-cell office:value-type="float" office:value="1.65666666666667">
                <text:p>1.6566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51">
                <text:p>-0.5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529166666666667">
                <text:p>-0.529166666666667</text:p>
              </table:table-cell>
              <table:table-cell office:value-type="float" office:value="1.62166666666667">
                <text:p>1.6216666666666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-0.548333333333333">
                <text:p>-0.548333333333333</text:p>
              </table:table-cell>
              <table:table-cell office:value-type="float" office:value="1.60833333333333">
                <text:p>1.6083333333333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5675">
                <text:p>-0.5675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586666666666667">
                <text:p>-0.586666666666667</text:p>
              </table:table-cell>
              <table:table-cell office:value-type="float" office:value="1.58166666666667">
                <text:p>1.581666666666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-0.625">
                <text:p>-0.625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-0.643333333333333">
                <text:p>-0.643333333333333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-0.661666666666667">
                <text:p>-0.661666666666667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68">
                <text:p>-0.6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698333333333333">
                <text:p>-0.698333333333333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735">
                <text:p>-0.7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7525">
                <text:p>-0.7525</text:p>
              </table:table-cell>
              <table:table-cell office:value-type="float" office:value="1.44583333333333">
                <text:p>1.4458333333333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-0.77">
                <text:p>-0.77</text:p>
              </table:table-cell>
              <table:table-cell office:value-type="float" office:value="1.42666666666667">
                <text:p>1.4266666666666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7875">
                <text:p>-0.7875</text:p>
              </table:table-cell>
              <table:table-cell office:value-type="float" office:value="1.4075">
                <text:p>1.407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805">
                <text:p>-0.805</text:p>
              </table:table-cell>
              <table:table-cell office:value-type="float" office:value="1.38833333333333">
                <text:p>1.3883333333333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84">
                <text:p>-0.8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851666666666667">
                <text:p>-0.851666666666667</text:p>
              </table:table-cell>
              <table:table-cell office:value-type="float" office:value="1.32916666666667">
                <text:p>1.32916666666667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863333333333333">
                <text:p>-0.863333333333333</text:p>
              </table:table-cell>
              <table:table-cell office:value-type="float" office:value="1.30833333333333">
                <text:p>1.30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875">
                <text:p>-0.875</text:p>
              </table:table-cell>
              <table:table-cell office:value-type="float" office:value="1.2875">
                <text:p>1.287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886666666666667">
                <text:p>-0.886666666666667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91">
                <text:p>-0.91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915833333333333">
                <text:p>-0.915833333333333</text:p>
              </table:table-cell>
              <table:table-cell office:value-type="float" office:value="1.20166666666667">
                <text:p>1.2016666666666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-0.921666666666667">
                <text:p>-0.921666666666667</text:p>
              </table:table-cell>
              <table:table-cell office:value-type="float" office:value="1.17833333333333">
                <text:p>1.178333333333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-0.9275">
                <text:p>-0.9275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933333333333333">
                <text:p>-0.933333333333333</text:p>
              </table:table-cell>
              <table:table-cell office:value-type="float" office:value="1.13166666666667">
                <text:p>1.1316666666666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5833333333333">
                <text:p>1.0583333333333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3166666666667">
                <text:p>1.0316666666666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78333333333334">
                <text:p>0.97833333333333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945">
                <text:p>-0.94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-0.939166666666667">
                <text:p>-0.939166666666667</text:p>
              </table:table-cell>
              <table:table-cell office:value-type="float" office:value="0.896666666666667">
                <text:p>0.89666666666666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-0.933333333333333">
                <text:p>-0.933333333333333</text:p>
              </table:table-cell>
              <table:table-cell office:value-type="float" office:value="0.868333333333333">
                <text:p>0.86833333333333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-0.9275">
                <text:p>-0.927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-0.921666666666667">
                <text:p>-0.921666666666667</text:p>
              </table:table-cell>
              <table:table-cell office:value-type="float" office:value="0.811666666666667">
                <text:p>0.81166666666666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-0.91">
                <text:p>-0.9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-0.9">
                <text:p>-0.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-0.89">
                <text:p>-0.89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-0.88">
                <text:p>-0.88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-0.87">
                <text:p>-0.87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5">
                <text:p>-0.8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-0.831666666666667">
                <text:p>-0.831666666666667</text:p>
              </table:table-cell>
              <table:table-cell office:value-type="float" office:value="0.549166666666667">
                <text:p>0.54916666666666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813333333333333">
                <text:p>-0.813333333333333</text:p>
              </table:table-cell>
              <table:table-cell office:value-type="float" office:value="0.523333333333333">
                <text:p>0.52333333333333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-0.795">
                <text:p>-0.795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-0.776666666666667">
                <text:p>-0.776666666666667</text:p>
              </table:table-cell>
              <table:table-cell office:value-type="float" office:value="0.471666666666667">
                <text:p>0.47166666666666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-0.74">
                <text:p>-0.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-0.726666666666667">
                <text:p>-0.726666666666667</text:p>
              </table:table-cell>
              <table:table-cell office:value-type="float" office:value="0.403333333333333">
                <text:p>0.40333333333333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713333333333333">
                <text:p>-0.713333333333333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7">
                <text:p>-0.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686666666666667">
                <text:p>-0.686666666666667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66">
                <text:p>-0.6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6625">
                <text:p>-0.6625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665">
                <text:p>-0.6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6675">
                <text:p>-0.667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67">
                <text:p>-0.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675">
                <text:p>-0.67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704166666666667">
                <text:p>-0.70416666666666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-0.733333333333333">
                <text:p>-0.733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7625">
                <text:p>-0.762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791666666666667">
                <text:p>-0.79166666666666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5">
                <text:p>-0.8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823333333333333">
                <text:p>-0.823333333333333</text:p>
              </table:table-cell>
              <table:table-cell office:value-type="float" office:value="0.125833333333333">
                <text:p>0.1258333333333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0.111666666666667">
                <text:p>0.111666666666667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77">
                <text:p>-0.77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743333333333334">
                <text:p>-0.74333333333333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69">
                <text:p>-0.69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575">
                <text:p>-0.5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46">
                <text:p>-0.4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345">
                <text:p>-0.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23">
                <text:p>-0.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